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Medium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Mediu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Ubuntu Medium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LB_ON" table:style-name="ta1">
        <table:shapes>
          <draw:frame draw:z-index="0" draw:style-name="gr1" draw:text-style-name="P1" svg:width="6.2988in" svg:height="3.5429in" svg:x="4.4839in" svg:y="0.0394in">
            <draw:object draw:notify-on-update-of-ranges="LB_ON.A1:LB_ON.A1 LB_ON.A2:LB_ON.A119 LB_ON.B1:LB_ON.B1 LB_ON.B2:LB_ON.B119 LB_ON.C1:LB_ON.C1 LB_ON.C2:LB_ON.C119 LB_ON.D1:LB_ON.D1 LB_ON.D2:LB_ON.D119 LB_ON.E1:LB_ON.E1 LB_ON.E2:LB_ON.E11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GW1</text:p>
          </table:table-cell>
          <table:table-cell office:value-type="string" calcext:value-type="string">
            <text:p>GW2</text:p>
          </table:table-cell>
          <table:table-cell office:value-type="string" calcext:value-type="string">
            <text:p>GW3</text:p>
          </table:table-cell>
          <table:table-cell office:value-type="string" calcext:value-type="string">
            <text:p>GW4</text:p>
          </table:table-cell>
        </table:table-row>
        <table:table-row table:style-name="ro1">
          <table:table-cell office:value-type="time" office:time-value="PT22H32M29S" calcext:value-type="time">
            <text:p>10:32:2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30S" calcext:value-type="time">
            <text:p>10:32:3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31S" calcext:value-type="time">
            <text:p>10:32:3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32S" calcext:value-type="time">
            <text:p>10:32:3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33S" calcext:value-type="time">
            <text:p>10:32:3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34S" calcext:value-type="time">
            <text:p>10:32:3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35S" calcext:value-type="time">
            <text:p>10:32:3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36S" calcext:value-type="time">
            <text:p>10:32:3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37S" calcext:value-type="time">
            <text:p>10:32:3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38S" calcext:value-type="time">
            <text:p>10:32:3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39S" calcext:value-type="time">
            <text:p>10:32:3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40S" calcext:value-type="time">
            <text:p>10:32:4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41S" calcext:value-type="time">
            <text:p>10:32:4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42S" calcext:value-type="time">
            <text:p>10:32:4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43S" calcext:value-type="time">
            <text:p>10:32:4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44S" calcext:value-type="time">
            <text:p>10:32:4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45S" calcext:value-type="time">
            <text:p>10:32:4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46S" calcext:value-type="time">
            <text:p>10:32:4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47S" calcext:value-type="time">
            <text:p>10:32:4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48S" calcext:value-type="time">
            <text:p>10:32:4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49S" calcext:value-type="time">
            <text:p>10:32:4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50S" calcext:value-type="time">
            <text:p>10:32:5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51S" calcext:value-type="time">
            <text:p>10:32:5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52S" calcext:value-type="time">
            <text:p>10:32:5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53S" calcext:value-type="time">
            <text:p>10:32:5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54S" calcext:value-type="time">
            <text:p>10:32:5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55S" calcext:value-type="time">
            <text:p>10:32:5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56S" calcext:value-type="time">
            <text:p>10:32:5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57S" calcext:value-type="time">
            <text:p>10:32:5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58S" calcext:value-type="time">
            <text:p>10:32:5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2M59S" calcext:value-type="time">
            <text:p>10:32:5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3M00S" calcext:value-type="time">
            <text:p>10:33:0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3M01S" calcext:value-type="time">
            <text:p>10:33:0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3M02S" calcext:value-type="time">
            <text:p>10:33:0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3M03S" calcext:value-type="time">
            <text:p>10:33:0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3M04S" calcext:value-type="time">
            <text:p>10:33:0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3M05S" calcext:value-type="time">
            <text:p>10:33:0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3M06S" calcext:value-type="time">
            <text:p>10:33:0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3M07S" calcext:value-type="time">
            <text:p>10:33:0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3M08S" calcext:value-type="time">
            <text:p>10:33:0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3M09S" calcext:value-type="time">
            <text:p>10:33:0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3M10S" calcext:value-type="time">
            <text:p>10:33:10 PM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22H33M11S" calcext:value-type="time">
            <text:p>10:33:11 PM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3M12S" calcext:value-type="time">
            <text:p>10:33:12 PM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3M13S" calcext:value-type="time">
            <text:p>10:33:13 PM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3M14S" calcext:value-type="time">
            <text:p>10:33:14 PM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3M15S" calcext:value-type="time">
            <text:p>10:33:15 PM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22H33M16S" calcext:value-type="time">
            <text:p>10:33:16 PM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22H33M17S" calcext:value-type="time">
            <text:p>10:33:17 PM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22H33M18S" calcext:value-type="time">
            <text:p>10:33:18 PM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time" office:time-value="PT22H33M19S" calcext:value-type="time">
            <text:p>10:33:19 PM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22H33M20S" calcext:value-type="time">
            <text:p>10:33:20 PM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22H33M21S" calcext:value-type="time">
            <text:p>10:33:21 PM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22H33M22S" calcext:value-type="time">
            <text:p>10:33:22 PM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22H33M23S" calcext:value-type="time">
            <text:p>10:33:23 PM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22H33M24S" calcext:value-type="time">
            <text:p>10:33:24 PM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22H33M25S" calcext:value-type="time">
            <text:p>10:33:25 PM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22H33M26S" calcext:value-type="time">
            <text:p>10:33:26 PM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22H33M27S" calcext:value-type="time">
            <text:p>10:33:27 PM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22H33M28S" calcext:value-type="time">
            <text:p>10:33:28 PM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22H33M29S" calcext:value-type="time">
            <text:p>10:33:29 PM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22H33M30S" calcext:value-type="time">
            <text:p>10:33:30 PM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22H33M31S" calcext:value-type="time">
            <text:p>10:33:31 PM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22H33M32S" calcext:value-type="time">
            <text:p>10:33:32 PM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3M33S" calcext:value-type="time">
            <text:p>10:33:33 PM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3M34S" calcext:value-type="time">
            <text:p>10:33:34 PM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3M35S" calcext:value-type="time">
            <text:p>10:33:35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3M36S" calcext:value-type="time">
            <text:p>10:33:36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3M37S" calcext:value-type="time">
            <text:p>10:33:37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3M38S" calcext:value-type="time">
            <text:p>10:33:38 PM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3M39S" calcext:value-type="time">
            <text:p>10:33:39 PM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22H33M40S" calcext:value-type="time">
            <text:p>10:33:40 PM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22H33M41S" calcext:value-type="time">
            <text:p>10:33:41 PM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time" office:time-value="PT22H33M42S" calcext:value-type="time">
            <text:p>10:33:42 P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time" office:time-value="PT22H33M43S" calcext:value-type="time">
            <text:p>10:33:43 PM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22H33M44S" calcext:value-type="time">
            <text:p>10:33:44 PM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time" office:time-value="PT22H33M45S" calcext:value-type="time">
            <text:p>10:33:45 PM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22H33M46S" calcext:value-type="time">
            <text:p>10:33:46 PM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time" office:time-value="PT22H33M47S" calcext:value-type="time">
            <text:p>10:33:47 PM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time" office:time-value="PT22H33M48S" calcext:value-type="time">
            <text:p>10:33:48 PM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22H33M49S" calcext:value-type="time">
            <text:p>10:33:49 PM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time" office:time-value="PT22H33M50S" calcext:value-type="time">
            <text:p>10:33:50 PM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time" office:time-value="PT22H33M51S" calcext:value-type="time">
            <text:p>10:33:51 PM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time" office:time-value="PT22H33M52S" calcext:value-type="time">
            <text:p>10:33:52 PM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time" office:time-value="PT22H33M53S" calcext:value-type="time">
            <text:p>10:33:53 PM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time" office:time-value="PT22H33M54S" calcext:value-type="time">
            <text:p>10:33:54 PM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22H33M55S" calcext:value-type="time">
            <text:p>10:33:55 PM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time" office:time-value="PT22H33M56S" calcext:value-type="time">
            <text:p>10:33:56 PM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time" office:time-value="PT22H33M57S" calcext:value-type="time">
            <text:p>10:33:57 PM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22H33M58S" calcext:value-type="time">
            <text:p>10:33:58 PM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22H33M59S" calcext:value-type="time">
            <text:p>10:33:59 PM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22H34M00S" calcext:value-type="time">
            <text:p>10:34:00 PM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time" office:time-value="PT22H34M01S" calcext:value-type="time">
            <text:p>10:34:01 PM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22H34M02S" calcext:value-type="time">
            <text:p>10:34:02 PM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22H34M03S" calcext:value-type="time">
            <text:p>10:34:03 PM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22H34M04S" calcext:value-type="time">
            <text:p>10:34:04 PM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22H34M05S" calcext:value-type="time">
            <text:p>10:34:05 P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22H34M06S" calcext:value-type="time">
            <text:p>10:34:06 P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22H34M07S" calcext:value-type="time">
            <text:p>10:34:07 PM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22H34M08S" calcext:value-type="time">
            <text:p>10:34:08 PM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22H34M09S" calcext:value-type="time">
            <text:p>10:34:09 PM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4M10S" calcext:value-type="time">
            <text:p>10:34:10 PM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4M11S" calcext:value-type="time">
            <text:p>10:34:11 PM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4M12S" calcext:value-type="time">
            <text:p>10:34:12 PM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4M13S" calcext:value-type="time">
            <text:p>10:34:13 PM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4M14S" calcext:value-type="time">
            <text:p>10:34:14 PM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4M15S" calcext:value-type="time">
            <text:p>10:34:15 PM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4M16S" calcext:value-type="time">
            <text:p>10:34:16 PM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4M17S" calcext:value-type="time">
            <text:p>10:34:17 PM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4M18S" calcext:value-type="time">
            <text:p>10:34:18 PM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4M19S" calcext:value-type="time">
            <text:p>10:34:19 PM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4M20S" calcext:value-type="time">
            <text:p>10:34:20 PM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4M21S" calcext:value-type="time">
            <text:p>10:34:21 PM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4M22S" calcext:value-type="time">
            <text:p>10:34:22 PM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4M23S" calcext:value-type="time">
            <text:p>10:34:2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4M24S" calcext:value-type="time">
            <text:p>10:34:2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4M25S" calcext:value-type="time">
            <text:p>10:34:2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4M26S" calcext:value-type="time">
            <text:p>10:34:26 PM</text:p>
          </table:table-cell>
          <table:table-cell table:number-columns-repeated="4" office:value-type="float" office:value="25" calcext:value-type="float">
            <text:p>25</text:p>
          </table:table-cell>
        </table:table-row>
      </table:table>
      <table:table table:name="LB_ON_DETAILS" table:style-name="ta1">
        <table:table-column table:style-name="co1" table:default-cell-style-name="Default"/>
        <table:table-row table:style-name="ro2">
          <table:table-cell office:value-type="string" calcext:value-type="string">
            <text:p><text:span text:style-name="T1">Total 50000 INVITE calls sent in 124534 ms at rate of 401/sec</text:span></text:p>
            <text:p><text:span text:style-name="T1">Total 50000 responses received in 125178 ms at rate of 399/sec:</text:span></text:p>
            <text:p><text:span text:style-name="T1"/></text:p>
            <text:p><text:span text:style-name="T1">Detailed responses received:</text:span></text:p>
            <text:p><text:span text:style-name="T1"> - 200 responses:    50000     (OK)</text:span></text:p>
            <text:p><text:span text:style-name="T1">                    ------</text:span></text:p>
            <text:p><text:span text:style-name="T1"> TOTAL responses:    50000 (rate=399/sec)</text:span></text:p>
            <text:p><text:span text:style-name="T1"/></text:p>
            <text:p><text:span text:style-name="T1">Maximum outstanding job: 562</text:span></text:p>
            <text:p><text:span text:style-name="T1"/></text:p>
          </table:table-cell>
        </table:table-row>
      </table:table>
      <table:table table:name="Sheet6" table:style-name="ta1">
        <table:shapes>
          <draw:frame draw:z-index="0" draw:style-name="gr1" draw:text-style-name="P1" svg:width="6.2988in" svg:height="3.5429in" svg:x="1.0654in" svg:y="5.6134in">
            <draw:object draw:notify-on-update-of-ranges="Sheet6.A26:Sheet6.A152 Sheet6.D26:Sheet6.D26 Sheet6.D27:Sheet6.D152 Sheet6.H26:Sheet6.H26 Sheet6.H27:Sheet6.H152 Sheet6.L26:Sheet6.L26 Sheet6.L27:Sheet6.L1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5">
          <table:table-cell table:number-columns-repeated="14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100-CNT</text:p>
          </table:table-cell>
          <table:table-cell office:value-type="string" calcext:value-type="string">
            <text:p>100-AVG</text:p>
          </table:table-cell>
          <table:table-cell office:value-type="string" calcext:value-type="string">
            <text:p>100-STD</text:p>
          </table:table-cell>
          <table:table-cell office:value-type="string" calcext:value-type="string">
            <text:p>100-MAX</text:p>
          </table:table-cell>
          <table:table-cell office:value-type="string" calcext:value-type="string">
            <text:p>180-CNT</text:p>
          </table:table-cell>
          <table:table-cell office:value-type="string" calcext:value-type="string">
            <text:p>180-AVG</text:p>
          </table:table-cell>
          <table:table-cell office:value-type="string" calcext:value-type="string">
            <text:p>180-STD</text:p>
          </table:table-cell>
          <table:table-cell office:value-type="string" calcext:value-type="string">
            <text:p>180-MAX</text:p>
          </table:table-cell>
          <table:table-cell office:value-type="string" calcext:value-type="string">
            <text:p>200-CNT</text:p>
          </table:table-cell>
          <table:table-cell office:value-type="string" calcext:value-type="string">
            <text:p>200-AVG</text:p>
          </table:table-cell>
          <table:table-cell office:value-type="string" calcext:value-type="string">
            <text:p>200-STD</text:p>
          </table:table-cell>
          <table:table-cell office:value-type="string" calcext:value-type="string">
            <text:p>200-MAX</text:p>
          </table:table-cell>
        </table:table-row>
        <table:table-row table:style-name="ro1">
          <table:table-cell office:value-type="float" office:value="1526077974" calcext:value-type="float">
            <text:p>152607797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1" calcext:value-type="float">
            <text:p>0.51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07" calcext:value-type="float">
            <text:p>145.07</text:p>
          </table:table-cell>
          <table:table-cell office:value-type="float" office:value="0.39" calcext:value-type="float">
            <text:p>0.39</text:p>
          </table:table-cell>
          <table:table-cell office:value-type="float" office:value="147" calcext:value-type="float">
            <text:p>147</text:p>
          </table:table-cell>
          <table:table-cell office:value-type="float" office:value="118" calcext:value-type="float">
            <text:p>118</text:p>
          </table:table-cell>
          <table:table-cell office:value-type="float" office:value="645.5" calcext:value-type="float">
            <text:p>645.5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7975" calcext:value-type="float">
            <text:p>152607797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1" calcext:value-type="float">
            <text:p>72.51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1" calcext:value-type="float">
            <text:p>145.11</text:p>
          </table:table-cell>
          <table:table-cell office:value-type="float" office:value="0.43" calcext:value-type="float">
            <text:p>0.43</text:p>
          </table:table-cell>
          <table:table-cell office:value-type="float" office:value="146" calcext:value-type="float">
            <text:p>146</text:p>
          </table:table-cell>
          <table:table-cell office:value-type="float" office:value="484" calcext:value-type="float">
            <text:p>484</text:p>
          </table:table-cell>
          <table:table-cell office:value-type="float" office:value="645.49" calcext:value-type="float">
            <text:p>645.49</text:p>
          </table:table-cell>
          <table:table-cell office:value-type="float" office:value="0.64" calcext:value-type="float">
            <text:p>0.64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7976" calcext:value-type="float">
            <text:p>152607797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389" calcext:value-type="float">
            <text:p>389</text:p>
          </table:table-cell>
          <table:table-cell office:value-type="float" office:value="645.48" calcext:value-type="float">
            <text:p>645.48</text:p>
          </table:table-cell>
          <table:table-cell office:value-type="float" office:value="0.67" calcext:value-type="float">
            <text:p>0.67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7977" calcext:value-type="float">
            <text:p>152607797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10" calcext:value-type="float">
            <text:p>410</text:p>
          </table:table-cell>
          <table:table-cell office:value-type="float" office:value="645.49" calcext:value-type="float">
            <text:p>645.49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7978" calcext:value-type="float">
            <text:p>152607797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2" calcext:value-type="float">
            <text:p>0.6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7979" calcext:value-type="float">
            <text:p>152607797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9" calcext:value-type="float">
            <text:p>72.39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95" calcext:value-type="float">
            <text:p>395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57" calcext:value-type="float">
            <text:p>0.5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7980" calcext:value-type="float">
            <text:p>152607798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9" calcext:value-type="float">
            <text:p>72.39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405" calcext:value-type="float">
            <text:p>405</text:p>
          </table:table-cell>
          <table:table-cell office:value-type="float" office:value="645.49" calcext:value-type="float">
            <text:p>645.49</text:p>
          </table:table-cell>
          <table:table-cell office:value-type="float" office:value="0.65" calcext:value-type="float">
            <text:p>0.65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7981" calcext:value-type="float">
            <text:p>152607798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9" calcext:value-type="float">
            <text:p>72.39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2" calcext:value-type="float">
            <text:p>0.32</text:p>
          </table:table-cell>
          <table:table-cell office:value-type="float" office:value="146" calcext:value-type="float">
            <text:p>146</text:p>
          </table:table-cell>
          <table:table-cell office:value-type="float" office:value="396" calcext:value-type="float">
            <text:p>396</text:p>
          </table:table-cell>
          <table:table-cell office:value-type="float" office:value="645.44" calcext:value-type="float">
            <text:p>645.44</text:p>
          </table:table-cell>
          <table:table-cell office:value-type="float" office:value="0.64" calcext:value-type="float">
            <text:p>0.6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7982" calcext:value-type="float">
            <text:p>152607798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8" calcext:value-type="float">
            <text:p>72.38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397" calcext:value-type="float">
            <text:p>397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6" calcext:value-type="float">
            <text:p>0.6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7983" calcext:value-type="float">
            <text:p>152607798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5" calcext:value-type="float">
            <text:p>145.05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408" calcext:value-type="float">
            <text:p>408</text:p>
          </table:table-cell>
          <table:table-cell office:value-type="float" office:value="645.5" calcext:value-type="float">
            <text:p>645.5</text:p>
          </table:table-cell>
          <table:table-cell office:value-type="float" office:value="0.63" calcext:value-type="float">
            <text:p>0.6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7984" calcext:value-type="float">
            <text:p>152607798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" calcext:value-type="float">
            <text:p>72.4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2" calcext:value-type="float">
            <text:p>0.32</text:p>
          </table:table-cell>
          <table:table-cell office:value-type="float" office:value="146" calcext:value-type="float">
            <text:p>146</text:p>
          </table:table-cell>
          <table:table-cell office:value-type="float" office:value="399" calcext:value-type="float">
            <text:p>399</text:p>
          </table:table-cell>
          <table:table-cell office:value-type="float" office:value="645.49" calcext:value-type="float">
            <text:p>645.49</text:p>
          </table:table-cell>
          <table:table-cell office:value-type="float" office:value="0.61" calcext:value-type="float">
            <text:p>0.61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7985" calcext:value-type="float">
            <text:p>152607798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06" calcext:value-type="float">
            <text:p>145.06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404" calcext:value-type="float">
            <text:p>404</text:p>
          </table:table-cell>
          <table:table-cell office:value-type="float" office:value="645.55" calcext:value-type="float">
            <text:p>645.55</text:p>
          </table:table-cell>
          <table:table-cell office:value-type="float" office:value="0.7" calcext:value-type="float">
            <text:p>0.7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7986" calcext:value-type="float">
            <text:p>152607798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87" calcext:value-type="float">
            <text:p>387</text:p>
          </table:table-cell>
          <table:table-cell office:value-type="float" office:value="645.49" calcext:value-type="float">
            <text:p>645.49</text:p>
          </table:table-cell>
          <table:table-cell office:value-type="float" office:value="0.65" calcext:value-type="float">
            <text:p>0.6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7987" calcext:value-type="float">
            <text:p>152607798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4" calcext:value-type="float">
            <text:p>145.14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17" calcext:value-type="float">
            <text:p>417</text:p>
          </table:table-cell>
          <table:table-cell office:value-type="float" office:value="645.56" calcext:value-type="float">
            <text:p>645.56</text:p>
          </table:table-cell>
          <table:table-cell office:value-type="float" office:value="0.62" calcext:value-type="float">
            <text:p>0.6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7988" calcext:value-type="float">
            <text:p>152607798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50.3" calcext:value-type="float">
            <text:p>150.3</text:p>
          </table:table-cell>
          <table:table-cell office:value-type="float" office:value="16.63" calcext:value-type="float">
            <text:p>16.63</text:p>
          </table:table-cell>
          <table:table-cell office:value-type="float" office:value="241" calcext:value-type="float">
            <text:p>241</text:p>
          </table:table-cell>
          <table:table-cell office:value-type="float" office:value="379" calcext:value-type="float">
            <text:p>379</text:p>
          </table:table-cell>
          <table:table-cell office:value-type="float" office:value="666.69" calcext:value-type="float">
            <text:p>666.69</text:p>
          </table:table-cell>
          <table:table-cell office:value-type="float" office:value="55.5" calcext:value-type="float">
            <text:p>55.5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1526077989" calcext:value-type="float">
            <text:p>152607798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1" calcext:value-type="float">
            <text:p>0.51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60.26" calcext:value-type="float">
            <text:p>160.26</text:p>
          </table:table-cell>
          <table:table-cell office:value-type="float" office:value="34.72" calcext:value-type="float">
            <text:p>34.72</text:p>
          </table:table-cell>
          <table:table-cell office:value-type="float" office:value="273" calcext:value-type="float">
            <text:p>273</text:p>
          </table:table-cell>
          <table:table-cell office:value-type="float" office:value="389" calcext:value-type="float">
            <text:p>389</text:p>
          </table:table-cell>
          <table:table-cell office:value-type="float" office:value="655.69" calcext:value-type="float">
            <text:p>655.69</text:p>
          </table:table-cell>
          <table:table-cell office:value-type="float" office:value="35.34" calcext:value-type="float">
            <text:p>35.3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526077990" calcext:value-type="float">
            <text:p>152607799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9" calcext:value-type="float">
            <text:p>72.39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7.55" calcext:value-type="float">
            <text:p>147.55</text:p>
          </table:table-cell>
          <table:table-cell office:value-type="float" office:value="8.42" calcext:value-type="float">
            <text:p>8.42</text:p>
          </table:table-cell>
          <table:table-cell office:value-type="float" office:value="192" calcext:value-type="float">
            <text:p>192</text:p>
          </table:table-cell>
          <table:table-cell office:value-type="float" office:value="379" calcext:value-type="float">
            <text:p>379</text:p>
          </table:table-cell>
          <table:table-cell office:value-type="float" office:value="683.75" calcext:value-type="float">
            <text:p>683.75</text:p>
          </table:table-cell>
          <table:table-cell office:value-type="float" office:value="77.52" calcext:value-type="float">
            <text:p>77.52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1526077991" calcext:value-type="float">
            <text:p>152607799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6.2" calcext:value-type="float">
            <text:p>146.2</text:p>
          </table:table-cell>
          <table:table-cell office:value-type="float" office:value="3.94" calcext:value-type="float">
            <text:p>3.94</text:p>
          </table:table-cell>
          <table:table-cell office:value-type="float" office:value="171" calcext:value-type="float">
            <text:p>171</text:p>
          </table:table-cell>
          <table:table-cell office:value-type="float" office:value="445" calcext:value-type="float">
            <text:p>445</text:p>
          </table:table-cell>
          <table:table-cell office:value-type="float" office:value="698" calcext:value-type="float">
            <text:p>698</text:p>
          </table:table-cell>
          <table:table-cell office:value-type="float" office:value="106.29" calcext:value-type="float">
            <text:p>106.2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526077992" calcext:value-type="float">
            <text:p>152607799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6.15" calcext:value-type="float">
            <text:p>146.15</text:p>
          </table:table-cell>
          <table:table-cell office:value-type="float" office:value="4.03" calcext:value-type="float">
            <text:p>4.03</text:p>
          </table:table-cell>
          <table:table-cell office:value-type="float" office:value="172" calcext:value-type="float">
            <text:p>172</text:p>
          </table:table-cell>
          <table:table-cell office:value-type="float" office:value="354" calcext:value-type="float">
            <text:p>354</text:p>
          </table:table-cell>
          <table:table-cell office:value-type="float" office:value="646.21" calcext:value-type="float">
            <text:p>646.21</text:p>
          </table:table-cell>
          <table:table-cell office:value-type="float" office:value="3.24" calcext:value-type="float">
            <text:p>3.24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526077993" calcext:value-type="float">
            <text:p>152607799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51.25" calcext:value-type="float">
            <text:p>151.25</text:p>
          </table:table-cell>
          <table:table-cell office:value-type="float" office:value="14.11" calcext:value-type="float">
            <text:p>14.11</text:p>
          </table:table-cell>
          <table:table-cell office:value-type="float" office:value="205" calcext:value-type="float">
            <text:p>205</text:p>
          </table:table-cell>
          <table:table-cell office:value-type="float" office:value="423" calcext:value-type="float">
            <text:p>423</text:p>
          </table:table-cell>
          <table:table-cell office:value-type="float" office:value="791.65" calcext:value-type="float">
            <text:p>791.65</text:p>
          </table:table-cell>
          <table:table-cell office:value-type="float" office:value="276.13" calcext:value-type="float">
            <text:p>276.13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1526077994" calcext:value-type="float">
            <text:p>152607799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1" calcext:value-type="float">
            <text:p>0.51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65.02" calcext:value-type="float">
            <text:p>165.02</text:p>
          </table:table-cell>
          <table:table-cell office:value-type="float" office:value="44.53" calcext:value-type="float">
            <text:p>44.53</text:p>
          </table:table-cell>
          <table:table-cell office:value-type="float" office:value="313" calcext:value-type="float">
            <text:p>313</text:p>
          </table:table-cell>
          <table:table-cell office:value-type="float" office:value="398" calcext:value-type="float">
            <text:p>398</text:p>
          </table:table-cell>
          <table:table-cell office:value-type="float" office:value="698.92" calcext:value-type="float">
            <text:p>698.92</text:p>
          </table:table-cell>
          <table:table-cell office:value-type="float" office:value="146.92" calcext:value-type="float">
            <text:p>146.92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526077995" calcext:value-type="float">
            <text:p>152607799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2" calcext:value-type="float">
            <text:p>0.52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168.14" calcext:value-type="float">
            <text:p>168.14</text:p>
          </table:table-cell>
          <table:table-cell office:value-type="float" office:value="44.89" calcext:value-type="float">
            <text:p>44.89</text:p>
          </table:table-cell>
          <table:table-cell office:value-type="float" office:value="317" calcext:value-type="float">
            <text:p>317</text:p>
          </table:table-cell>
          <table:table-cell office:value-type="float" office:value="392" calcext:value-type="float">
            <text:p>392</text:p>
          </table:table-cell>
          <table:table-cell office:value-type="float" office:value="789.81" calcext:value-type="float">
            <text:p>789.81</text:p>
          </table:table-cell>
          <table:table-cell office:value-type="float" office:value="259.57" calcext:value-type="float">
            <text:p>259.57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1526077996" calcext:value-type="float">
            <text:p>152607799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7.47" calcext:value-type="float">
            <text:p>147.47</text:p>
          </table:table-cell>
          <table:table-cell office:value-type="float" office:value="6.89" calcext:value-type="float">
            <text:p>6.89</text:p>
          </table:table-cell>
          <table:table-cell office:value-type="float" office:value="187" calcext:value-type="float">
            <text:p>187</text:p>
          </table:table-cell>
          <table:table-cell office:value-type="float" office:value="407" calcext:value-type="float">
            <text:p>407</text:p>
          </table:table-cell>
          <table:table-cell office:value-type="float" office:value="687.5" calcext:value-type="float">
            <text:p>687.5</text:p>
          </table:table-cell>
          <table:table-cell office:value-type="float" office:value="108.28" calcext:value-type="float">
            <text:p>108.28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526077997" calcext:value-type="float">
            <text:p>152607799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2" calcext:value-type="float">
            <text:p>0.52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153.98" calcext:value-type="float">
            <text:p>153.98</text:p>
          </table:table-cell>
          <table:table-cell office:value-type="float" office:value="30.98" calcext:value-type="float">
            <text:p>30.98</text:p>
          </table:table-cell>
          <table:table-cell office:value-type="float" office:value="304" calcext:value-type="float">
            <text:p>304</text:p>
          </table:table-cell>
          <table:table-cell office:value-type="float" office:value="411" calcext:value-type="float">
            <text:p>411</text:p>
          </table:table-cell>
          <table:table-cell office:value-type="float" office:value="719.16" calcext:value-type="float">
            <text:p>719.16</text:p>
          </table:table-cell>
          <table:table-cell office:value-type="float" office:value="183.18" calcext:value-type="float">
            <text:p>183.18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1526077998" calcext:value-type="float">
            <text:p>152607799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19" calcext:value-type="float">
            <text:p>419</text:p>
          </table:table-cell>
          <table:table-cell office:value-type="float" office:value="649.16" calcext:value-type="float">
            <text:p>649.16</text:p>
          </table:table-cell>
          <table:table-cell office:value-type="float" office:value="18.11" calcext:value-type="float">
            <text:p>18.11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526077999" calcext:value-type="float">
            <text:p>152607799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52" calcext:value-type="float">
            <text:p>0.52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1" calcext:value-type="float">
            <text:p>145.1</text:p>
          </table:table-cell>
          <table:table-cell office:value-type="float" office:value="0.46" calcext:value-type="float">
            <text:p>0.46</text:p>
          </table:table-cell>
          <table:table-cell office:value-type="float" office:value="148" calcext:value-type="float">
            <text:p>148</text:p>
          </table:table-cell>
          <table:table-cell office:value-type="float" office:value="408" calcext:value-type="float">
            <text:p>408</text:p>
          </table:table-cell>
          <table:table-cell office:value-type="float" office:value="645.59" calcext:value-type="float">
            <text:p>645.59</text:p>
          </table:table-cell>
          <table:table-cell office:value-type="float" office:value="0.68" calcext:value-type="float">
            <text:p>0.68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00" calcext:value-type="float">
            <text:p>152607800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6" calcext:value-type="float">
            <text:p>72.36</text:p>
          </table:table-cell>
          <table:table-cell office:value-type="float" office:value="0.48" calcext:value-type="float">
            <text:p>0.48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381" calcext:value-type="float">
            <text:p>381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3" calcext:value-type="float">
            <text:p>0.6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01" calcext:value-type="float">
            <text:p>152607800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" calcext:value-type="float">
            <text:p>72.4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414" calcext:value-type="float">
            <text:p>414</text:p>
          </table:table-cell>
          <table:table-cell office:value-type="float" office:value="645.49" calcext:value-type="float">
            <text:p>645.49</text:p>
          </table:table-cell>
          <table:table-cell office:value-type="float" office:value="0.61" calcext:value-type="float">
            <text:p>0.61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02" calcext:value-type="float">
            <text:p>152607800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" calcext:value-type="float">
            <text:p>72.4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394" calcext:value-type="float">
            <text:p>394</text:p>
          </table:table-cell>
          <table:table-cell office:value-type="float" office:value="645.48" calcext:value-type="float">
            <text:p>645.48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03" calcext:value-type="float">
            <text:p>152607800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51" calcext:value-type="float">
            <text:p>645.51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04" calcext:value-type="float">
            <text:p>152607800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399" calcext:value-type="float">
            <text:p>399</text:p>
          </table:table-cell>
          <table:table-cell office:value-type="float" office:value="645.52" calcext:value-type="float">
            <text:p>645.52</text:p>
          </table:table-cell>
          <table:table-cell office:value-type="float" office:value="0.73" calcext:value-type="float">
            <text:p>0.73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526078005" calcext:value-type="float">
            <text:p>152607800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08" calcext:value-type="float">
            <text:p>408</text:p>
          </table:table-cell>
          <table:table-cell office:value-type="float" office:value="645.52" calcext:value-type="float">
            <text:p>645.52</text:p>
          </table:table-cell>
          <table:table-cell office:value-type="float" office:value="0.62" calcext:value-type="float">
            <text:p>0.6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06" calcext:value-type="float">
            <text:p>152607800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" calcext:value-type="float">
            <text:p>72.4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399" calcext:value-type="float">
            <text:p>399</text:p>
          </table:table-cell>
          <table:table-cell office:value-type="float" office:value="145.08" calcext:value-type="float">
            <text:p>145.08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2" calcext:value-type="float">
            <text:p>0.6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07" calcext:value-type="float">
            <text:p>152607800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84" calcext:value-type="float">
            <text:p>384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08" calcext:value-type="float">
            <text:p>152607800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3" calcext:value-type="float">
            <text:p>144.93</text:p>
          </table:table-cell>
          <table:table-cell office:value-type="float" office:value="0.41" calcext:value-type="float">
            <text:p>0.41</text:p>
          </table:table-cell>
          <table:table-cell office:value-type="float" office:value="146" calcext:value-type="float">
            <text:p>146</text:p>
          </table:table-cell>
          <table:table-cell office:value-type="float" office:value="416" calcext:value-type="float">
            <text:p>416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09" calcext:value-type="float">
            <text:p>152607800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4.95" calcext:value-type="float">
            <text:p>144.95</text:p>
          </table:table-cell>
          <table:table-cell office:value-type="float" office:value="0.41" calcext:value-type="float">
            <text:p>0.41</text:p>
          </table:table-cell>
          <table:table-cell office:value-type="float" office:value="147" calcext:value-type="float">
            <text:p>147</text:p>
          </table:table-cell>
          <table:table-cell office:value-type="float" office:value="388" calcext:value-type="float">
            <text:p>388</text:p>
          </table:table-cell>
          <table:table-cell office:value-type="float" office:value="645.38" calcext:value-type="float">
            <text:p>645.38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10" calcext:value-type="float">
            <text:p>152607801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8" calcext:value-type="float">
            <text:p>72.38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2" calcext:value-type="float">
            <text:p>144.92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09" calcext:value-type="float">
            <text:p>409</text:p>
          </table:table-cell>
          <table:table-cell office:value-type="float" office:value="645.31" calcext:value-type="float">
            <text:p>645.31</text:p>
          </table:table-cell>
          <table:table-cell office:value-type="float" office:value="0.59" calcext:value-type="float">
            <text:p>0.5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11" calcext:value-type="float">
            <text:p>152607801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6" calcext:value-type="float">
            <text:p>144.96</text:p>
          </table:table-cell>
          <table:table-cell office:value-type="float" office:value="0.42" calcext:value-type="float">
            <text:p>0.42</text:p>
          </table:table-cell>
          <table:table-cell office:value-type="float" office:value="146" calcext:value-type="float">
            <text:p>146</text:p>
          </table:table-cell>
          <table:table-cell office:value-type="float" office:value="394" calcext:value-type="float">
            <text:p>394</text:p>
          </table:table-cell>
          <table:table-cell office:value-type="float" office:value="645.38" calcext:value-type="float">
            <text:p>645.38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12" calcext:value-type="float">
            <text:p>152607801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8" calcext:value-type="float">
            <text:p>72.38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89" calcext:value-type="float">
            <text:p>144.89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03" calcext:value-type="float">
            <text:p>403</text:p>
          </table:table-cell>
          <table:table-cell office:value-type="float" office:value="645.34" calcext:value-type="float">
            <text:p>645.34</text:p>
          </table:table-cell>
          <table:table-cell office:value-type="float" office:value="0.57" calcext:value-type="float">
            <text:p>0.57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13" calcext:value-type="float">
            <text:p>152607801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" calcext:value-type="float">
            <text:p>72.4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4" calcext:value-type="float">
            <text:p>144.94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408" calcext:value-type="float">
            <text:p>408</text:p>
          </table:table-cell>
          <table:table-cell office:value-type="float" office:value="645.35" calcext:value-type="float">
            <text:p>645.35</text:p>
          </table:table-cell>
          <table:table-cell office:value-type="float" office:value="0.57" calcext:value-type="float">
            <text:p>0.5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14" calcext:value-type="float">
            <text:p>152607801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3" calcext:value-type="float">
            <text:p>0.53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4.96" calcext:value-type="float">
            <text:p>144.96</text:p>
          </table:table-cell>
          <table:table-cell office:value-type="float" office:value="0.46" calcext:value-type="float">
            <text:p>0.46</text:p>
          </table:table-cell>
          <table:table-cell office:value-type="float" office:value="147" calcext:value-type="float">
            <text:p>147</text:p>
          </table:table-cell>
          <table:table-cell office:value-type="float" office:value="386" calcext:value-type="float">
            <text:p>386</text:p>
          </table:table-cell>
          <table:table-cell office:value-type="float" office:value="645.37" calcext:value-type="float">
            <text:p>645.37</text:p>
          </table:table-cell>
          <table:table-cell office:value-type="float" office:value="0.62" calcext:value-type="float">
            <text:p>0.6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15" calcext:value-type="float">
            <text:p>152607801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5" calcext:value-type="float">
            <text:p>144.95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410" calcext:value-type="float">
            <text:p>410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5" calcext:value-type="float">
            <text:p>0.6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16" calcext:value-type="float">
            <text:p>152607801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399" calcext:value-type="float">
            <text:p>399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389" calcext:value-type="float">
            <text:p>389</text:p>
          </table:table-cell>
          <table:table-cell office:value-type="float" office:value="645.4" calcext:value-type="float">
            <text:p>645.4</text:p>
          </table:table-cell>
          <table:table-cell office:value-type="float" office:value="0.63" calcext:value-type="float">
            <text:p>0.6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17" calcext:value-type="float">
            <text:p>152607801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4" calcext:value-type="float">
            <text:p>144.94</text:p>
          </table:table-cell>
          <table:table-cell office:value-type="float" office:value="0.43" calcext:value-type="float">
            <text:p>0.43</text:p>
          </table:table-cell>
          <table:table-cell office:value-type="float" office:value="146" calcext:value-type="float">
            <text:p>146</text:p>
          </table:table-cell>
          <table:table-cell office:value-type="float" office:value="408" calcext:value-type="float">
            <text:p>408</text:p>
          </table:table-cell>
          <table:table-cell office:value-type="float" office:value="645.48" calcext:value-type="float">
            <text:p>645.48</text:p>
          </table:table-cell>
          <table:table-cell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526078018" calcext:value-type="float">
            <text:p>1526078018</text:p>
          </table:table-cell>
          <table:table-cell office:value-type="string" calcext:value-type="string">
            <text:p>INVITE</text:p>
          </table:table-cell>
          <table:table-cell office:value-type="float" office:value="399" calcext:value-type="float">
            <text:p>399</text:p>
          </table:table-cell>
          <table:table-cell office:value-type="float" office:value="72.4" calcext:value-type="float">
            <text:p>72.4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205.33" calcext:value-type="float">
            <text:p>205.33</text:p>
          </table:table-cell>
          <table:table-cell office:value-type="float" office:value="114.31" calcext:value-type="float">
            <text:p>114.31</text:p>
          </table:table-cell>
          <table:table-cell office:value-type="float" office:value="522" calcext:value-type="float">
            <text:p>522</text:p>
          </table:table-cell>
          <table:table-cell office:value-type="float" office:value="338" calcext:value-type="float">
            <text:p>338</text:p>
          </table:table-cell>
          <table:table-cell office:value-type="float" office:value="700.58" calcext:value-type="float">
            <text:p>700.58</text:p>
          </table:table-cell>
          <table:table-cell office:value-type="float" office:value="177.92" calcext:value-type="float">
            <text:p>177.92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1526078019" calcext:value-type="float">
            <text:p>152607801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399" calcext:value-type="float">
            <text:p>399</text:p>
          </table:table-cell>
          <table:table-cell office:value-type="float" office:value="168.2" calcext:value-type="float">
            <text:p>168.2</text:p>
          </table:table-cell>
          <table:table-cell office:value-type="float" office:value="45.56" calcext:value-type="float">
            <text:p>45.56</text:p>
          </table:table-cell>
          <table:table-cell office:value-type="float" office:value="302" calcext:value-type="float">
            <text:p>302</text:p>
          </table:table-cell>
          <table:table-cell office:value-type="float" office:value="318" calcext:value-type="float">
            <text:p>318</text:p>
          </table:table-cell>
          <table:table-cell office:value-type="float" office:value="673.13" calcext:value-type="float">
            <text:p>673.13</text:p>
          </table:table-cell>
          <table:table-cell office:value-type="float" office:value="178.95" calcext:value-type="float">
            <text:p>178.95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526078020" calcext:value-type="float">
            <text:p>152607802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59" calcext:value-type="float">
            <text:p>0.59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159.46" calcext:value-type="float">
            <text:p>159.46</text:p>
          </table:table-cell>
          <table:table-cell office:value-type="float" office:value="44.88" calcext:value-type="float">
            <text:p>44.88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1003.05" calcext:value-type="float">
            <text:p>1003.05</text:p>
          </table:table-cell>
          <table:table-cell office:value-type="float" office:value="707.79" calcext:value-type="float">
            <text:p>707.79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1526078021" calcext:value-type="float">
            <text:p>152607802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3.65" calcext:value-type="float">
            <text:p>73.65</text:p>
          </table:table-cell>
          <table:table-cell office:value-type="float" office:value="25.03" calcext:value-type="float">
            <text:p>25.03</text:p>
          </table:table-cell>
          <table:table-cell office:value-type="float" office:value="573" calcext:value-type="float">
            <text:p>573</text:p>
          </table:table-cell>
          <table:table-cell office:value-type="float" office:value="399" calcext:value-type="float">
            <text:p>399</text:p>
          </table:table-cell>
          <table:table-cell office:value-type="float" office:value="149.07" calcext:value-type="float">
            <text:p>149.07</text:p>
          </table:table-cell>
          <table:table-cell office:value-type="float" office:value="25.38" calcext:value-type="float">
            <text:p>25.38</text:p>
          </table:table-cell>
          <table:table-cell office:value-type="float" office:value="583" calcext:value-type="float">
            <text:p>583</text:p>
          </table:table-cell>
          <table:table-cell office:value-type="float" office:value="451" calcext:value-type="float">
            <text:p>451</text:p>
          </table:table-cell>
          <table:table-cell office:value-type="float" office:value="967.45" calcext:value-type="float">
            <text:p>967.45</text:p>
          </table:table-cell>
          <table:table-cell office:value-type="float" office:value="727.07" calcext:value-type="float">
            <text:p>727.07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1526078022" calcext:value-type="float">
            <text:p>152607802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8" calcext:value-type="float">
            <text:p>72.38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8.28" calcext:value-type="float">
            <text:p>148.28</text:p>
          </table:table-cell>
          <table:table-cell office:value-type="float" office:value="9.99" calcext:value-type="float">
            <text:p>9.99</text:p>
          </table:table-cell>
          <table:table-cell office:value-type="float" office:value="199" calcext:value-type="float">
            <text:p>199</text:p>
          </table:table-cell>
          <table:table-cell office:value-type="float" office:value="456" calcext:value-type="float">
            <text:p>456</text:p>
          </table:table-cell>
          <table:table-cell office:value-type="float" office:value="843.58" calcext:value-type="float">
            <text:p>843.58</text:p>
          </table:table-cell>
          <table:table-cell office:value-type="float" office:value="549.97" calcext:value-type="float">
            <text:p>549.97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1526078023" calcext:value-type="float">
            <text:p>152607802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3.68" calcext:value-type="float">
            <text:p>73.68</text:p>
          </table:table-cell>
          <table:table-cell office:value-type="float" office:value="24.98" calcext:value-type="float">
            <text:p>24.98</text:p>
          </table:table-cell>
          <table:table-cell office:value-type="float" office:value="572" calcext:value-type="float">
            <text:p>572</text:p>
          </table:table-cell>
          <table:table-cell office:value-type="float" office:value="400" calcext:value-type="float">
            <text:p>400</text:p>
          </table:table-cell>
          <table:table-cell office:value-type="float" office:value="147.34" calcext:value-type="float">
            <text:p>147.34</text:p>
          </table:table-cell>
          <table:table-cell office:value-type="float" office:value="25.51" calcext:value-type="float">
            <text:p>25.51</text:p>
          </table:table-cell>
          <table:table-cell office:value-type="float" office:value="644" calcext:value-type="float">
            <text:p>644</text:p>
          </table:table-cell>
          <table:table-cell office:value-type="float" office:value="388" calcext:value-type="float">
            <text:p>388</text:p>
          </table:table-cell>
          <table:table-cell office:value-type="float" office:value="712.86" calcext:value-type="float">
            <text:p>712.86</text:p>
          </table:table-cell>
          <table:table-cell office:value-type="float" office:value="302.03" calcext:value-type="float">
            <text:p>302.03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1526078024" calcext:value-type="float">
            <text:p>1526078024</text:p>
          </table:table-cell>
          <table:table-cell office:value-type="string" calcext:value-type="string">
            <text:p>INVITE</text:p>
          </table:table-cell>
          <table:table-cell office:value-type="float" office:value="399" calcext:value-type="float">
            <text:p>399</text:p>
          </table:table-cell>
          <table:table-cell office:value-type="float" office:value="73.69" calcext:value-type="float">
            <text:p>73.69</text:p>
          </table:table-cell>
          <table:table-cell office:value-type="float" office:value="25.06" calcext:value-type="float">
            <text:p>25.06</text:p>
          </table:table-cell>
          <table:table-cell office:value-type="float" office:value="573" calcext:value-type="float">
            <text:p>573</text:p>
          </table:table-cell>
          <table:table-cell office:value-type="float" office:value="399" calcext:value-type="float">
            <text:p>399</text:p>
          </table:table-cell>
          <table:table-cell office:value-type="float" office:value="157.49" calcext:value-type="float">
            <text:p>157.49</text:p>
          </table:table-cell>
          <table:table-cell office:value-type="float" office:value="32.72" calcext:value-type="float">
            <text:p>32.72</text:p>
          </table:table-cell>
          <table:table-cell office:value-type="float" office:value="604" calcext:value-type="float">
            <text:p>604</text:p>
          </table:table-cell>
          <table:table-cell office:value-type="float" office:value="396" calcext:value-type="float">
            <text:p>396</text:p>
          </table:table-cell>
          <table:table-cell office:value-type="float" office:value="687.31" calcext:value-type="float">
            <text:p>687.31</text:p>
          </table:table-cell>
          <table:table-cell office:value-type="float" office:value="195.72" calcext:value-type="float">
            <text:p>195.72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1526078025" calcext:value-type="float">
            <text:p>152607802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7.41" calcext:value-type="float">
            <text:p>147.41</text:p>
          </table:table-cell>
          <table:table-cell office:value-type="float" office:value="6.45" calcext:value-type="float">
            <text:p>6.45</text:p>
          </table:table-cell>
          <table:table-cell office:value-type="float" office:value="183" calcext:value-type="float">
            <text:p>183</text:p>
          </table:table-cell>
          <table:table-cell office:value-type="float" office:value="420" calcext:value-type="float">
            <text:p>420</text:p>
          </table:table-cell>
          <table:table-cell office:value-type="float" office:value="714.26" calcext:value-type="float">
            <text:p>714.26</text:p>
          </table:table-cell>
          <table:table-cell office:value-type="float" office:value="221.77" calcext:value-type="float">
            <text:p>221.7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1526078026" calcext:value-type="float">
            <text:p>1526078026</text:p>
          </table:table-cell>
          <table:table-cell office:value-type="string" calcext:value-type="string">
            <text:p>INVITE</text:p>
          </table:table-cell>
          <table:table-cell office:value-type="float" office:value="399" calcext:value-type="float">
            <text:p>399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381" calcext:value-type="float">
            <text:p>381</text:p>
          </table:table-cell>
          <table:table-cell office:value-type="float" office:value="180.78" calcext:value-type="float">
            <text:p>180.78</text:p>
          </table:table-cell>
          <table:table-cell office:value-type="float" office:value="68.83" calcext:value-type="float">
            <text:p>68.83</text:p>
          </table:table-cell>
          <table:table-cell office:value-type="float" office:value="455" calcext:value-type="float">
            <text:p>455</text:p>
          </table:table-cell>
          <table:table-cell office:value-type="float" office:value="326" calcext:value-type="float">
            <text:p>326</text:p>
          </table:table-cell>
          <table:table-cell office:value-type="float" office:value="662.23" calcext:value-type="float">
            <text:p>662.23</text:p>
          </table:table-cell>
          <table:table-cell office:value-type="float" office:value="59.12" calcext:value-type="float">
            <text:p>59.12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526078027" calcext:value-type="float">
            <text:p>152607802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3.71" calcext:value-type="float">
            <text:p>73.71</text:p>
          </table:table-cell>
          <table:table-cell office:value-type="float" office:value="25.03" calcext:value-type="float">
            <text:p>25.03</text:p>
          </table:table-cell>
          <table:table-cell office:value-type="float" office:value="573" calcext:value-type="float">
            <text:p>573</text:p>
          </table:table-cell>
          <table:table-cell office:value-type="float" office:value="419" calcext:value-type="float">
            <text:p>419</text:p>
          </table:table-cell>
          <table:table-cell office:value-type="float" office:value="234.6" calcext:value-type="float">
            <text:p>234.6</text:p>
          </table:table-cell>
          <table:table-cell office:value-type="float" office:value="133.16" calcext:value-type="float">
            <text:p>133.16</text:p>
          </table:table-cell>
          <table:table-cell office:value-type="float" office:value="611" calcext:value-type="float">
            <text:p>611</text:p>
          </table:table-cell>
          <table:table-cell office:value-type="float" office:value="441" calcext:value-type="float">
            <text:p>441</text:p>
          </table:table-cell>
          <table:table-cell office:value-type="float" office:value="911.44" calcext:value-type="float">
            <text:p>911.44</text:p>
          </table:table-cell>
          <table:table-cell office:value-type="float" office:value="351.84" calcext:value-type="float">
            <text:p>351.84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1526078028" calcext:value-type="float">
            <text:p>152607802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41" calcext:value-type="float">
            <text:p>0.41</text:p>
          </table:table-cell>
          <table:table-cell office:value-type="float" office:value="147" calcext:value-type="float">
            <text:p>147</text:p>
          </table:table-cell>
          <table:table-cell office:value-type="float" office:value="451" calcext:value-type="float">
            <text:p>451</text:p>
          </table:table-cell>
          <table:table-cell office:value-type="float" office:value="706.31" calcext:value-type="float">
            <text:p>706.31</text:p>
          </table:table-cell>
          <table:table-cell office:value-type="float" office:value="118.28" calcext:value-type="float">
            <text:p>118.28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526078029" calcext:value-type="float">
            <text:p>152607802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3.65" calcext:value-type="float">
            <text:p>73.65</text:p>
          </table:table-cell>
          <table:table-cell office:value-type="float" office:value="24.98" calcext:value-type="float">
            <text:p>24.98</text:p>
          </table:table-cell>
          <table:table-cell office:value-type="float" office:value="572" calcext:value-type="float">
            <text:p>572</text:p>
          </table:table-cell>
          <table:table-cell office:value-type="float" office:value="399" calcext:value-type="float">
            <text:p>399</text:p>
          </table:table-cell>
          <table:table-cell office:value-type="float" office:value="146.11" calcext:value-type="float">
            <text:p>146.11</text:p>
          </table:table-cell>
          <table:table-cell office:value-type="float" office:value="22.53" calcext:value-type="float">
            <text:p>22.53</text:p>
          </table:table-cell>
          <table:table-cell office:value-type="float" office:value="595" calcext:value-type="float">
            <text:p>595</text:p>
          </table:table-cell>
          <table:table-cell office:value-type="float" office:value="402" calcext:value-type="float">
            <text:p>402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30" calcext:value-type="float">
            <text:p>152607803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3" calcext:value-type="float">
            <text:p>72.33</text:p>
          </table:table-cell>
          <table:table-cell office:value-type="float" office:value="0.47" calcext:value-type="float">
            <text:p>0.47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87" calcext:value-type="float">
            <text:p>144.87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404" calcext:value-type="float">
            <text:p>404</text:p>
          </table:table-cell>
          <table:table-cell office:value-type="float" office:value="646.48" calcext:value-type="float">
            <text:p>646.48</text:p>
          </table:table-cell>
          <table:table-cell office:value-type="float" office:value="22.33" calcext:value-type="float">
            <text:p>22.33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526078031" calcext:value-type="float">
            <text:p>152607803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92" calcext:value-type="float">
            <text:p>392</text:p>
          </table:table-cell>
          <table:table-cell office:value-type="float" office:value="645.36" calcext:value-type="float">
            <text:p>645.36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32" calcext:value-type="float">
            <text:p>152607803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3" calcext:value-type="float">
            <text:p>144.93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04" calcext:value-type="float">
            <text:p>404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33" calcext:value-type="float">
            <text:p>152607803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00" calcext:value-type="float">
            <text:p>400</text:p>
          </table:table-cell>
          <table:table-cell office:value-type="float" office:value="645.44" calcext:value-type="float">
            <text:p>645.44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34" calcext:value-type="float">
            <text:p>152607803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7" calcext:value-type="float">
            <text:p>72.57</text:p>
          </table:table-cell>
          <table:table-cell office:value-type="float" office:value="0.58" calcext:value-type="float">
            <text:p>0.58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05" calcext:value-type="float">
            <text:p>145.05</text:p>
          </table:table-cell>
          <table:table-cell office:value-type="float" office:value="0.56" calcext:value-type="float">
            <text:p>0.56</text:p>
          </table:table-cell>
          <table:table-cell office:value-type="float" office:value="148" calcext:value-type="float">
            <text:p>148</text:p>
          </table:table-cell>
          <table:table-cell office:value-type="float" office:value="404" calcext:value-type="float">
            <text:p>404</text:p>
          </table:table-cell>
          <table:table-cell office:value-type="float" office:value="645.44" calcext:value-type="float">
            <text:p>645.44</text:p>
          </table:table-cell>
          <table:table-cell office:value-type="float" office:value="0.63" calcext:value-type="float">
            <text:p>0.6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35" calcext:value-type="float">
            <text:p>152607803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5" calcext:value-type="float">
            <text:p>144.95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645.44" calcext:value-type="float">
            <text:p>645.44</text:p>
          </table:table-cell>
          <table:table-cell office:value-type="float" office:value="0.64" calcext:value-type="float">
            <text:p>0.6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36" calcext:value-type="float">
            <text:p>152607803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06" calcext:value-type="float">
            <text:p>406</text:p>
          </table:table-cell>
          <table:table-cell office:value-type="float" office:value="645.47" calcext:value-type="float">
            <text:p>645.47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37" calcext:value-type="float">
            <text:p>152607803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396" calcext:value-type="float">
            <text:p>396</text:p>
          </table:table-cell>
          <table:table-cell office:value-type="float" office:value="645.47" calcext:value-type="float">
            <text:p>645.47</text:p>
          </table:table-cell>
          <table:table-cell office:value-type="float" office:value="0.59" calcext:value-type="float">
            <text:p>0.5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38" calcext:value-type="float">
            <text:p>152607803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404" calcext:value-type="float">
            <text:p>404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59" calcext:value-type="float">
            <text:p>0.5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39" calcext:value-type="float">
            <text:p>152607803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01" calcext:value-type="float">
            <text:p>401</text:p>
          </table:table-cell>
          <table:table-cell office:value-type="float" office:value="645.55" calcext:value-type="float">
            <text:p>645.55</text:p>
          </table:table-cell>
          <table:table-cell office:value-type="float" office:value="0.71" calcext:value-type="float">
            <text:p>0.71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8040" calcext:value-type="float">
            <text:p>152607804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1" calcext:value-type="float">
            <text:p>0.51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42" calcext:value-type="float">
            <text:p>0.42</text:p>
          </table:table-cell>
          <table:table-cell office:value-type="float" office:value="146" calcext:value-type="float">
            <text:p>146</text:p>
          </table:table-cell>
          <table:table-cell office:value-type="float" office:value="394" calcext:value-type="float">
            <text:p>394</text:p>
          </table:table-cell>
          <table:table-cell office:value-type="float" office:value="645.53" calcext:value-type="float">
            <text:p>645.53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41" calcext:value-type="float">
            <text:p>152607804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1" calcext:value-type="float">
            <text:p>144.91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05" calcext:value-type="float">
            <text:p>405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71" calcext:value-type="float">
            <text:p>0.71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8042" calcext:value-type="float">
            <text:p>152607804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00" calcext:value-type="float">
            <text:p>400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43" calcext:value-type="float">
            <text:p>152607804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5" calcext:value-type="float">
            <text:p>144.95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398" calcext:value-type="float">
            <text:p>398</text:p>
          </table:table-cell>
          <table:table-cell office:value-type="float" office:value="645.39" calcext:value-type="float">
            <text:p>645.39</text:p>
          </table:table-cell>
          <table:table-cell office:value-type="float" office:value="0.61" calcext:value-type="float">
            <text:p>0.61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44" calcext:value-type="float">
            <text:p>152607804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401" calcext:value-type="float">
            <text:p>401</text:p>
          </table:table-cell>
          <table:table-cell office:value-type="float" office:value="645.48" calcext:value-type="float">
            <text:p>645.48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45" calcext:value-type="float">
            <text:p>152607804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2" calcext:value-type="float">
            <text:p>0.52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41" calcext:value-type="float">
            <text:p>0.41</text:p>
          </table:table-cell>
          <table:table-cell office:value-type="float" office:value="146" calcext:value-type="float">
            <text:p>146</text:p>
          </table:table-cell>
          <table:table-cell office:value-type="float" office:value="398" calcext:value-type="float">
            <text:p>398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65" calcext:value-type="float">
            <text:p>0.6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46" calcext:value-type="float">
            <text:p>152607804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409" calcext:value-type="float">
            <text:p>409</text:p>
          </table:table-cell>
          <table:table-cell office:value-type="float" office:value="645.37" calcext:value-type="float">
            <text:p>645.37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47" calcext:value-type="float">
            <text:p>152607804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88" calcext:value-type="float">
            <text:p>388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63" calcext:value-type="float">
            <text:p>0.6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48" calcext:value-type="float">
            <text:p>152607804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6" calcext:value-type="float">
            <text:p>144.96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14" calcext:value-type="float">
            <text:p>414</text:p>
          </table:table-cell>
          <table:table-cell office:value-type="float" office:value="645.4" calcext:value-type="float">
            <text:p>645.4</text:p>
          </table:table-cell>
          <table:table-cell office:value-type="float" office:value="0.59" calcext:value-type="float">
            <text:p>0.5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49" calcext:value-type="float">
            <text:p>152607804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3" calcext:value-type="float">
            <text:p>144.93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390" calcext:value-type="float">
            <text:p>390</text:p>
          </table:table-cell>
          <table:table-cell office:value-type="float" office:value="645.44" calcext:value-type="float">
            <text:p>645.44</text:p>
          </table:table-cell>
          <table:table-cell office:value-type="float" office:value="0.62" calcext:value-type="float">
            <text:p>0.6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50" calcext:value-type="float">
            <text:p>152607805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7" calcext:value-type="float">
            <text:p>72.37</text:p>
          </table:table-cell>
          <table:table-cell office:value-type="float" office:value="0.48" calcext:value-type="float">
            <text:p>0.48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1" calcext:value-type="float">
            <text:p>144.91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04" calcext:value-type="float">
            <text:p>404</text:p>
          </table:table-cell>
          <table:table-cell office:value-type="float" office:value="645.37" calcext:value-type="float">
            <text:p>645.37</text:p>
          </table:table-cell>
          <table:table-cell office:value-type="float" office:value="0.58" calcext:value-type="float">
            <text:p>0.58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51" calcext:value-type="float">
            <text:p>152607805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4" calcext:value-type="float">
            <text:p>645.4</text:p>
          </table:table-cell>
          <table:table-cell office:value-type="float" office:value="0.57" calcext:value-type="float">
            <text:p>0.5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52" calcext:value-type="float">
            <text:p>152607805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7" calcext:value-type="float">
            <text:p>72.37</text:p>
          </table:table-cell>
          <table:table-cell office:value-type="float" office:value="0.48" calcext:value-type="float">
            <text:p>0.48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1" calcext:value-type="float">
            <text:p>144.91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07" calcext:value-type="float">
            <text:p>407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53" calcext:value-type="float">
            <text:p>152607805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" calcext:value-type="float">
            <text:p>72.4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4" calcext:value-type="float">
            <text:p>144.94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385" calcext:value-type="float">
            <text:p>385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5" calcext:value-type="float">
            <text:p>0.6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54" calcext:value-type="float">
            <text:p>152607805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3" calcext:value-type="float">
            <text:p>0.53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5" calcext:value-type="float">
            <text:p>0.5</text:p>
          </table:table-cell>
          <table:table-cell office:value-type="float" office:value="147" calcext:value-type="float">
            <text:p>147</text:p>
          </table:table-cell>
          <table:table-cell office:value-type="float" office:value="405" calcext:value-type="float">
            <text:p>405</text:p>
          </table:table-cell>
          <table:table-cell office:value-type="float" office:value="645.38" calcext:value-type="float">
            <text:p>645.38</text:p>
          </table:table-cell>
          <table:table-cell office:value-type="float" office:value="0.57" calcext:value-type="float">
            <text:p>0.5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55" calcext:value-type="float">
            <text:p>152607805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2" calcext:value-type="float">
            <text:p>0.52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44" calcext:value-type="float">
            <text:p>0.44</text:p>
          </table:table-cell>
          <table:table-cell office:value-type="float" office:value="148" calcext:value-type="float">
            <text:p>148</text:p>
          </table:table-cell>
          <table:table-cell office:value-type="float" office:value="399" calcext:value-type="float">
            <text:p>399</text:p>
          </table:table-cell>
          <table:table-cell office:value-type="float" office:value="645.51" calcext:value-type="float">
            <text:p>645.51</text:p>
          </table:table-cell>
          <table:table-cell office:value-type="float" office:value="0.65" calcext:value-type="float">
            <text:p>0.6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56" calcext:value-type="float">
            <text:p>1526078056</text:p>
          </table:table-cell>
          <table:table-cell office:value-type="string" calcext:value-type="string">
            <text:p>INVITE</text:p>
          </table:table-cell>
          <table:table-cell office:value-type="float" office:value="399" calcext:value-type="float">
            <text:p>399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3" calcext:value-type="float">
            <text:p>144.93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04" calcext:value-type="float">
            <text:p>404</text:p>
          </table:table-cell>
          <table:table-cell office:value-type="float" office:value="645.5" calcext:value-type="float">
            <text:p>645.5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57" calcext:value-type="float">
            <text:p>152607805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394" calcext:value-type="float">
            <text:p>394</text:p>
          </table:table-cell>
          <table:table-cell office:value-type="float" office:value="645.4" calcext:value-type="float">
            <text:p>645.4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58" calcext:value-type="float">
            <text:p>152607805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5" calcext:value-type="float">
            <text:p>144.95</text:p>
          </table:table-cell>
          <table:table-cell office:value-type="float" office:value="0.41" calcext:value-type="float">
            <text:p>0.41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63" calcext:value-type="float">
            <text:p>0.6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59" calcext:value-type="float">
            <text:p>152607805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403" calcext:value-type="float">
            <text:p>403</text:p>
          </table:table-cell>
          <table:table-cell office:value-type="float" office:value="645.47" calcext:value-type="float">
            <text:p>645.47</text:p>
          </table:table-cell>
          <table:table-cell office:value-type="float" office:value="0.64" calcext:value-type="float">
            <text:p>0.6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60" calcext:value-type="float">
            <text:p>152607806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2" calcext:value-type="float">
            <text:p>144.92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07" calcext:value-type="float">
            <text:p>407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59" calcext:value-type="float">
            <text:p>0.5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61" calcext:value-type="float">
            <text:p>152607806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" calcext:value-type="float">
            <text:p>72.4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2" calcext:value-type="float">
            <text:p>144.92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97" calcext:value-type="float">
            <text:p>397</text:p>
          </table:table-cell>
          <table:table-cell office:value-type="float" office:value="645.37" calcext:value-type="float">
            <text:p>645.37</text:p>
          </table:table-cell>
          <table:table-cell office:value-type="float" office:value="0.62" calcext:value-type="float">
            <text:p>0.6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62" calcext:value-type="float">
            <text:p>152607806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" calcext:value-type="float">
            <text:p>72.4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89" calcext:value-type="float">
            <text:p>144.89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396" calcext:value-type="float">
            <text:p>396</text:p>
          </table:table-cell>
          <table:table-cell office:value-type="float" office:value="645.39" calcext:value-type="float">
            <text:p>645.39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63" calcext:value-type="float">
            <text:p>152607806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7" calcext:value-type="float">
            <text:p>72.37</text:p>
          </table:table-cell>
          <table:table-cell office:value-type="float" office:value="0.48" calcext:value-type="float">
            <text:p>0.48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4" calcext:value-type="float">
            <text:p>144.94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399" calcext:value-type="float">
            <text:p>399</text:p>
          </table:table-cell>
          <table:table-cell office:value-type="float" office:value="645.33" calcext:value-type="float">
            <text:p>645.33</text:p>
          </table:table-cell>
          <table:table-cell office:value-type="float" office:value="0.62" calcext:value-type="float">
            <text:p>0.6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64" calcext:value-type="float">
            <text:p>152607806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6" calcext:value-type="float">
            <text:p>144.96</text:p>
          </table:table-cell>
          <table:table-cell office:value-type="float" office:value="0.41" calcext:value-type="float">
            <text:p>0.41</text:p>
          </table:table-cell>
          <table:table-cell office:value-type="float" office:value="146" calcext:value-type="float">
            <text:p>146</text:p>
          </table:table-cell>
          <table:table-cell office:value-type="float" office:value="408" calcext:value-type="float">
            <text:p>408</text:p>
          </table:table-cell>
          <table:table-cell office:value-type="float" office:value="645.37" calcext:value-type="float">
            <text:p>645.37</text:p>
          </table:table-cell>
          <table:table-cell office:value-type="float" office:value="0.58" calcext:value-type="float">
            <text:p>0.58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65" calcext:value-type="float">
            <text:p>152607806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00" calcext:value-type="float">
            <text:p>400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66" calcext:value-type="float">
            <text:p>152607806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9" calcext:value-type="float">
            <text:p>72.39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3" calcext:value-type="float">
            <text:p>144.93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00" calcext:value-type="float">
            <text:p>400</text:p>
          </table:table-cell>
          <table:table-cell office:value-type="float" office:value="645.4" calcext:value-type="float">
            <text:p>645.4</text:p>
          </table:table-cell>
          <table:table-cell office:value-type="float" office:value="0.57" calcext:value-type="float">
            <text:p>0.5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67" calcext:value-type="float">
            <text:p>152607806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396" calcext:value-type="float">
            <text:p>396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68" calcext:value-type="float">
            <text:p>152607806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05" calcext:value-type="float">
            <text:p>405</text:p>
          </table:table-cell>
          <table:table-cell office:value-type="float" office:value="645.44" calcext:value-type="float">
            <text:p>645.44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69" calcext:value-type="float">
            <text:p>152607806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388" calcext:value-type="float">
            <text:p>388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1" calcext:value-type="float">
            <text:p>0.61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70" calcext:value-type="float">
            <text:p>152607807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6" calcext:value-type="float">
            <text:p>144.96</text:p>
          </table:table-cell>
          <table:table-cell office:value-type="float" office:value="0.43" calcext:value-type="float">
            <text:p>0.43</text:p>
          </table:table-cell>
          <table:table-cell office:value-type="float" office:value="146" calcext:value-type="float">
            <text:p>146</text:p>
          </table:table-cell>
          <table:table-cell office:value-type="float" office:value="414" calcext:value-type="float">
            <text:p>414</text:p>
          </table:table-cell>
          <table:table-cell office:value-type="float" office:value="645.44" calcext:value-type="float">
            <text:p>645.44</text:p>
          </table:table-cell>
          <table:table-cell office:value-type="float" office:value="0.62" calcext:value-type="float">
            <text:p>0.6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71" calcext:value-type="float">
            <text:p>152607807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91" calcext:value-type="float">
            <text:p>391</text:p>
          </table:table-cell>
          <table:table-cell office:value-type="float" office:value="646.76" calcext:value-type="float">
            <text:p>646.76</text:p>
          </table:table-cell>
          <table:table-cell office:value-type="float" office:value="25.28" calcext:value-type="float">
            <text:p>25.28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526078072" calcext:value-type="float">
            <text:p>152607807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9" calcext:value-type="float">
            <text:p>72.39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" calcext:value-type="float">
            <text:p>144.9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97" calcext:value-type="float">
            <text:p>397</text:p>
          </table:table-cell>
          <table:table-cell office:value-type="float" office:value="645.33" calcext:value-type="float">
            <text:p>645.33</text:p>
          </table:table-cell>
          <table:table-cell office:value-type="float" office:value="0.65" calcext:value-type="float">
            <text:p>0.6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73" calcext:value-type="float">
            <text:p>152607807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" calcext:value-type="float">
            <text:p>72.4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85" calcext:value-type="float">
            <text:p>144.85</text:p>
          </table:table-cell>
          <table:table-cell office:value-type="float" office:value="0.43" calcext:value-type="float">
            <text:p>0.43</text:p>
          </table:table-cell>
          <table:table-cell office:value-type="float" office:value="146" calcext:value-type="float">
            <text:p>146</text:p>
          </table:table-cell>
          <table:table-cell office:value-type="float" office:value="420" calcext:value-type="float">
            <text:p>420</text:p>
          </table:table-cell>
          <table:table-cell office:value-type="float" office:value="645.32" calcext:value-type="float">
            <text:p>645.32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74" calcext:value-type="float">
            <text:p>152607807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5" calcext:value-type="float">
            <text:p>144.95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382" calcext:value-type="float">
            <text:p>382</text:p>
          </table:table-cell>
          <table:table-cell office:value-type="float" office:value="645.39" calcext:value-type="float">
            <text:p>645.39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75" calcext:value-type="float">
            <text:p>152607807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6" calcext:value-type="float">
            <text:p>144.96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19" calcext:value-type="float">
            <text:p>419</text:p>
          </table:table-cell>
          <table:table-cell office:value-type="float" office:value="645.37" calcext:value-type="float">
            <text:p>645.37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76" calcext:value-type="float">
            <text:p>152607807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385" calcext:value-type="float">
            <text:p>385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59" calcext:value-type="float">
            <text:p>0.5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77" calcext:value-type="float">
            <text:p>152607807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51" calcext:value-type="float">
            <text:p>645.51</text:p>
          </table:table-cell>
          <table:table-cell office:value-type="float" office:value="0.64" calcext:value-type="float">
            <text:p>0.6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78" calcext:value-type="float">
            <text:p>152607807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3" calcext:value-type="float">
            <text:p>144.93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400" calcext:value-type="float">
            <text:p>400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59" calcext:value-type="float">
            <text:p>0.5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79" calcext:value-type="float">
            <text:p>152607807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6" calcext:value-type="float">
            <text:p>145.06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80" calcext:value-type="float">
            <text:p>152607808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2" calcext:value-type="float">
            <text:p>72.52</text:p>
          </table:table-cell>
          <table:table-cell office:value-type="float" office:value="0.53" calcext:value-type="float">
            <text:p>0.53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11" calcext:value-type="float">
            <text:p>145.11</text:p>
          </table:table-cell>
          <table:table-cell office:value-type="float" office:value="0.44" calcext:value-type="float">
            <text:p>0.44</text:p>
          </table:table-cell>
          <table:table-cell office:value-type="float" office:value="147" calcext:value-type="float">
            <text:p>147</text:p>
          </table:table-cell>
          <table:table-cell office:value-type="float" office:value="397" calcext:value-type="float">
            <text:p>397</text:p>
          </table:table-cell>
          <table:table-cell office:value-type="float" office:value="645.52" calcext:value-type="float">
            <text:p>645.52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81" calcext:value-type="float">
            <text:p>152607808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646.74" calcext:value-type="float">
            <text:p>646.74</text:p>
          </table:table-cell>
          <table:table-cell office:value-type="float" office:value="25.26" calcext:value-type="float">
            <text:p>25.26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526078082" calcext:value-type="float">
            <text:p>152607808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9" calcext:value-type="float">
            <text:p>72.39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4" calcext:value-type="float">
            <text:p>144.94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06" calcext:value-type="float">
            <text:p>406</text:p>
          </table:table-cell>
          <table:table-cell office:value-type="float" office:value="645.39" calcext:value-type="float">
            <text:p>645.39</text:p>
          </table:table-cell>
          <table:table-cell office:value-type="float" office:value="0.6" calcext:value-type="float">
            <text:p>0.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83" calcext:value-type="float">
            <text:p>152607808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44" calcext:value-type="float">
            <text:p>645.44</text:p>
          </table:table-cell>
          <table:table-cell office:value-type="float" office:value="0.57" calcext:value-type="float">
            <text:p>0.5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84" calcext:value-type="float">
            <text:p>152607808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00" calcext:value-type="float">
            <text:p>400</text:p>
          </table:table-cell>
          <table:table-cell office:value-type="float" office:value="645.47" calcext:value-type="float">
            <text:p>645.47</text:p>
          </table:table-cell>
          <table:table-cell office:value-type="float" office:value="0.67" calcext:value-type="float">
            <text:p>0.67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85" calcext:value-type="float">
            <text:p>152607808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4" calcext:value-type="float">
            <text:p>72.54</text:p>
          </table:table-cell>
          <table:table-cell office:value-type="float" office:value="0.53" calcext:value-type="float">
            <text:p>0.53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08" calcext:value-type="float">
            <text:p>145.08</text:p>
          </table:table-cell>
          <table:table-cell office:value-type="float" office:value="0.42" calcext:value-type="float">
            <text:p>0.42</text:p>
          </table:table-cell>
          <table:table-cell office:value-type="float" office:value="147" calcext:value-type="float">
            <text:p>147</text:p>
          </table:table-cell>
          <table:table-cell office:value-type="float" office:value="403" calcext:value-type="float">
            <text:p>403</text:p>
          </table:table-cell>
          <table:table-cell office:value-type="float" office:value="645.5" calcext:value-type="float">
            <text:p>645.5</text:p>
          </table:table-cell>
          <table:table-cell office:value-type="float" office:value="0.64" calcext:value-type="float">
            <text:p>0.6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86" calcext:value-type="float">
            <text:p>152607808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2" calcext:value-type="float">
            <text:p>72.52</text:p>
          </table:table-cell>
          <table:table-cell office:value-type="float" office:value="0.52" calcext:value-type="float">
            <text:p>0.52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1" calcext:value-type="float">
            <text:p>145.1</text:p>
          </table:table-cell>
          <table:table-cell office:value-type="float" office:value="0.45" calcext:value-type="float">
            <text:p>0.45</text:p>
          </table:table-cell>
          <table:table-cell office:value-type="float" office:value="147" calcext:value-type="float">
            <text:p>147</text:p>
          </table:table-cell>
          <table:table-cell office:value-type="float" office:value="395" calcext:value-type="float">
            <text:p>395</text:p>
          </table:table-cell>
          <table:table-cell office:value-type="float" office:value="645.5" calcext:value-type="float">
            <text:p>645.5</text:p>
          </table:table-cell>
          <table:table-cell office:value-type="float" office:value="0.64" calcext:value-type="float">
            <text:p>0.6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87" calcext:value-type="float">
            <text:p>152607808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2" calcext:value-type="float">
            <text:p>72.52</text:p>
          </table:table-cell>
          <table:table-cell office:value-type="float" office:value="0.51" calcext:value-type="float">
            <text:p>0.51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06" calcext:value-type="float">
            <text:p>145.06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07" calcext:value-type="float">
            <text:p>407</text:p>
          </table:table-cell>
          <table:table-cell office:value-type="float" office:value="645.48" calcext:value-type="float">
            <text:p>645.48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88" calcext:value-type="float">
            <text:p>152607808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" calcext:value-type="float">
            <text:p>72.4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399" calcext:value-type="float">
            <text:p>399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396" calcext:value-type="float">
            <text:p>396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6" calcext:value-type="float">
            <text:p>0.6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89" calcext:value-type="float">
            <text:p>152607808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2" calcext:value-type="float">
            <text:p>0.32</text:p>
          </table:table-cell>
          <table:table-cell office:value-type="float" office:value="146" calcext:value-type="float">
            <text:p>146</text:p>
          </table:table-cell>
          <table:table-cell office:value-type="float" office:value="406" calcext:value-type="float">
            <text:p>406</text:p>
          </table:table-cell>
          <table:table-cell office:value-type="float" office:value="645.44" calcext:value-type="float">
            <text:p>645.44</text:p>
          </table:table-cell>
          <table:table-cell office:value-type="float" office:value="0.57" calcext:value-type="float">
            <text:p>0.5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90" calcext:value-type="float">
            <text:p>152607809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2" calcext:value-type="float">
            <text:p>0.32</text:p>
          </table:table-cell>
          <table:table-cell office:value-type="float" office:value="146" calcext:value-type="float">
            <text:p>146</text:p>
          </table:table-cell>
          <table:table-cell office:value-type="float" office:value="389" calcext:value-type="float">
            <text:p>389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91" calcext:value-type="float">
            <text:p>152607809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11" calcext:value-type="float">
            <text:p>411</text:p>
          </table:table-cell>
          <table:table-cell office:value-type="float" office:value="645.5" calcext:value-type="float">
            <text:p>645.5</text:p>
          </table:table-cell>
          <table:table-cell office:value-type="float" office:value="0.64" calcext:value-type="float">
            <text:p>0.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92" calcext:value-type="float">
            <text:p>152607809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43" calcext:value-type="float">
            <text:p>0.43</text:p>
          </table:table-cell>
          <table:table-cell office:value-type="float" office:value="146" calcext:value-type="float">
            <text:p>146</text:p>
          </table:table-cell>
          <table:table-cell office:value-type="float" office:value="391" calcext:value-type="float">
            <text:p>391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63" calcext:value-type="float">
            <text:p>0.6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93" calcext:value-type="float">
            <text:p>152607809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6" calcext:value-type="float">
            <text:p>144.96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06" calcext:value-type="float">
            <text:p>406</text:p>
          </table:table-cell>
          <table:table-cell office:value-type="float" office:value="645.47" calcext:value-type="float">
            <text:p>645.47</text:p>
          </table:table-cell>
          <table:table-cell office:value-type="float" office:value="0.62" calcext:value-type="float">
            <text:p>0.6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094" calcext:value-type="float">
            <text:p>152607809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44" calcext:value-type="float">
            <text:p>645.44</text:p>
          </table:table-cell>
          <table:table-cell office:value-type="float" office:value="0.57" calcext:value-type="float">
            <text:p>0.5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95" calcext:value-type="float">
            <text:p>152607809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396" calcext:value-type="float">
            <text:p>396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5" calcext:value-type="float">
            <text:p>0.6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96" calcext:value-type="float">
            <text:p>152607809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39" calcext:value-type="float">
            <text:p>645.39</text:p>
          </table:table-cell>
          <table:table-cell office:value-type="float" office:value="0.59" calcext:value-type="float">
            <text:p>0.5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97" calcext:value-type="float">
            <text:p>152607809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395" calcext:value-type="float">
            <text:p>395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098" calcext:value-type="float">
            <text:p>152607809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10" calcext:value-type="float">
            <text:p>410</text:p>
          </table:table-cell>
          <table:table-cell office:value-type="float" office:value="645.52" calcext:value-type="float">
            <text:p>645.52</text:p>
          </table:table-cell>
          <table:table-cell office:value-type="float" office:value="0.61" calcext:value-type="float">
            <text:p>0.61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table:number-columns-repeated="7"/>
          <table:table-cell table:formula="of:=AVERAGE([.H27:.H151])" office:value-type="float" office:value="147.67208" calcext:value-type="float">
            <text:p>147.67208</text:p>
          </table:table-cell>
          <table:table-cell table:number-columns-repeated="3"/>
          <table:table-cell table:formula="of:=AVERAGE([.L27:.L151])" office:value-type="float" office:value="662.024080000001" calcext:value-type="float">
            <text:p>662.02408</text:p>
          </table:table-cell>
          <table:table-cell table:number-columns-repeated="2"/>
        </table:table-row>
      </table:table>
      <table:table table:name="LB_OFF" table:style-name="ta1">
        <table:shapes>
          <draw:frame draw:z-index="0" draw:style-name="gr1" draw:text-style-name="P1" svg:width="6.2988in" svg:height="3.5429in" svg:x="4.4839in" svg:y="0.0394in">
            <draw:object draw:notify-on-update-of-ranges="LB_OFF.A1:LB_OFF.A1 LB_OFF.A2:LB_OFF.A161 LB_OFF.B1:LB_OFF.B1 LB_OFF.B2:LB_OFF.B161 LB_OFF.C1:LB_OFF.C1 LB_OFF.C2:LB_OFF.C161 LB_OFF.D1:LB_OFF.D1 LB_OFF.D2:LB_OFF.D161 LB_OFF.E1:LB_OFF.E1 LB_OFF.E2:LB_OFF.E16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GW1</text:p>
          </table:table-cell>
          <table:table-cell office:value-type="string" calcext:value-type="string">
            <text:p>GW2</text:p>
          </table:table-cell>
          <table:table-cell office:value-type="string" calcext:value-type="string">
            <text:p>GW3</text:p>
          </table:table-cell>
          <table:table-cell office:value-type="string" calcext:value-type="string">
            <text:p>GW4</text:p>
          </table:table-cell>
        </table:table-row>
        <table:table-row table:style-name="ro1">
          <table:table-cell office:value-type="time" office:time-value="PT22H37M39S" calcext:value-type="time">
            <text:p>10:37:3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7M40S" calcext:value-type="time">
            <text:p>10:37:4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7M41S" calcext:value-type="time">
            <text:p>10:37:4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7M42S" calcext:value-type="time">
            <text:p>10:37:4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7M43S" calcext:value-type="time">
            <text:p>10:37:4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7M44S" calcext:value-type="time">
            <text:p>10:37:4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7M45S" calcext:value-type="time">
            <text:p>10:37:4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7M46S" calcext:value-type="time">
            <text:p>10:37:4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7M47S" calcext:value-type="time">
            <text:p>10:37:4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7M48S" calcext:value-type="time">
            <text:p>10:37:4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7M49S" calcext:value-type="time">
            <text:p>10:37:4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7M50S" calcext:value-type="time">
            <text:p>10:37:5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7M51S" calcext:value-type="time">
            <text:p>10:37:5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7M52S" calcext:value-type="time">
            <text:p>10:37:5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7M53S" calcext:value-type="time">
            <text:p>10:37:5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7M54S" calcext:value-type="time">
            <text:p>10:37:5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7M55S" calcext:value-type="time">
            <text:p>10:37:5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7M56S" calcext:value-type="time">
            <text:p>10:37:5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7M57S" calcext:value-type="time">
            <text:p>10:37:5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7M58S" calcext:value-type="time">
            <text:p>10:37:5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7M59S" calcext:value-type="time">
            <text:p>10:37:5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00S" calcext:value-type="time">
            <text:p>10:38:0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01S" calcext:value-type="time">
            <text:p>10:38:0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02S" calcext:value-type="time">
            <text:p>10:38:0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03S" calcext:value-type="time">
            <text:p>10:38:0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04S" calcext:value-type="time">
            <text:p>10:38:0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05S" calcext:value-type="time">
            <text:p>10:38:0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06S" calcext:value-type="time">
            <text:p>10:38:0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07S" calcext:value-type="time">
            <text:p>10:38:0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08S" calcext:value-type="time">
            <text:p>10:38:0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09S" calcext:value-type="time">
            <text:p>10:38:0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10S" calcext:value-type="time">
            <text:p>10:38:1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11S" calcext:value-type="time">
            <text:p>10:38:1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12S" calcext:value-type="time">
            <text:p>10:38:1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13S" calcext:value-type="time">
            <text:p>10:38:1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14S" calcext:value-type="time">
            <text:p>10:38:1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15S" calcext:value-type="time">
            <text:p>10:38:1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16S" calcext:value-type="time">
            <text:p>10:38:1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17S" calcext:value-type="time">
            <text:p>10:38:1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18S" calcext:value-type="time">
            <text:p>10:38:1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19S" calcext:value-type="time">
            <text:p>10:38:1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20S" calcext:value-type="time">
            <text:p>10:38:2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21S" calcext:value-type="time">
            <text:p>10:38:2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22S" calcext:value-type="time">
            <text:p>10:38:2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23S" calcext:value-type="time">
            <text:p>10:38:2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24S" calcext:value-type="time">
            <text:p>10:38:2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25S" calcext:value-type="time">
            <text:p>10:38:2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26S" calcext:value-type="time">
            <text:p>10:38:2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27S" calcext:value-type="time">
            <text:p>10:38:2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28S" calcext:value-type="time">
            <text:p>10:38:2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29S" calcext:value-type="time">
            <text:p>10:38:2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30S" calcext:value-type="time">
            <text:p>10:38:3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31S" calcext:value-type="time">
            <text:p>10:38:3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32S" calcext:value-type="time">
            <text:p>10:38:3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33S" calcext:value-type="time">
            <text:p>10:38:3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34S" calcext:value-type="time">
            <text:p>10:38:3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35S" calcext:value-type="time">
            <text:p>10:38:3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36S" calcext:value-type="time">
            <text:p>10:38:3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37S" calcext:value-type="time">
            <text:p>10:38:3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38S" calcext:value-type="time">
            <text:p>10:38:3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39S" calcext:value-type="time">
            <text:p>10:38:3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40S" calcext:value-type="time">
            <text:p>10:38:4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41S" calcext:value-type="time">
            <text:p>10:38:4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42S" calcext:value-type="time">
            <text:p>10:38:4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43S" calcext:value-type="time">
            <text:p>10:38:4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44S" calcext:value-type="time">
            <text:p>10:38:4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45S" calcext:value-type="time">
            <text:p>10:38:4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46S" calcext:value-type="time">
            <text:p>10:38:4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47S" calcext:value-type="time">
            <text:p>10:38:4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48S" calcext:value-type="time">
            <text:p>10:38:4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49S" calcext:value-type="time">
            <text:p>10:38:4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50S" calcext:value-type="time">
            <text:p>10:38:5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51S" calcext:value-type="time">
            <text:p>10:38:5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52S" calcext:value-type="time">
            <text:p>10:38:5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53S" calcext:value-type="time">
            <text:p>10:38:5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54S" calcext:value-type="time">
            <text:p>10:38:5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55S" calcext:value-type="time">
            <text:p>10:38:5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56S" calcext:value-type="time">
            <text:p>10:38:5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57S" calcext:value-type="time">
            <text:p>10:38:5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58S" calcext:value-type="time">
            <text:p>10:38:5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8M59S" calcext:value-type="time">
            <text:p>10:38:5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00S" calcext:value-type="time">
            <text:p>10:39:0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01S" calcext:value-type="time">
            <text:p>10:39:0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02S" calcext:value-type="time">
            <text:p>10:39:0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03S" calcext:value-type="time">
            <text:p>10:39:0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04S" calcext:value-type="time">
            <text:p>10:39:0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05S" calcext:value-type="time">
            <text:p>10:39:0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06S" calcext:value-type="time">
            <text:p>10:39:0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07S" calcext:value-type="time">
            <text:p>10:39:0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08S" calcext:value-type="time">
            <text:p>10:39:0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09S" calcext:value-type="time">
            <text:p>10:39:0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10S" calcext:value-type="time">
            <text:p>10:39:1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11S" calcext:value-type="time">
            <text:p>10:39:1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12S" calcext:value-type="time">
            <text:p>10:39:1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13S" calcext:value-type="time">
            <text:p>10:39:1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14S" calcext:value-type="time">
            <text:p>10:39:1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15S" calcext:value-type="time">
            <text:p>10:39:1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16S" calcext:value-type="time">
            <text:p>10:39:1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17S" calcext:value-type="time">
            <text:p>10:39:1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18S" calcext:value-type="time">
            <text:p>10:39:1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19S" calcext:value-type="time">
            <text:p>10:39:1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20S" calcext:value-type="time">
            <text:p>10:39:2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21S" calcext:value-type="time">
            <text:p>10:39:2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22S" calcext:value-type="time">
            <text:p>10:39:2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23S" calcext:value-type="time">
            <text:p>10:39:2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24S" calcext:value-type="time">
            <text:p>10:39:2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25S" calcext:value-type="time">
            <text:p>10:39:2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26S" calcext:value-type="time">
            <text:p>10:39:2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27S" calcext:value-type="time">
            <text:p>10:39:2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28S" calcext:value-type="time">
            <text:p>10:39:2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29S" calcext:value-type="time">
            <text:p>10:39:2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30S" calcext:value-type="time">
            <text:p>10:39:3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31S" calcext:value-type="time">
            <text:p>10:39:3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32S" calcext:value-type="time">
            <text:p>10:39:3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33S" calcext:value-type="time">
            <text:p>10:39:3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34S" calcext:value-type="time">
            <text:p>10:39:3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35S" calcext:value-type="time">
            <text:p>10:39:3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36S" calcext:value-type="time">
            <text:p>10:39:3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37S" calcext:value-type="time">
            <text:p>10:39:3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38S" calcext:value-type="time">
            <text:p>10:39:3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39S" calcext:value-type="time">
            <text:p>10:39:3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40S" calcext:value-type="time">
            <text:p>10:39:4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41S" calcext:value-type="time">
            <text:p>10:39:4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42S" calcext:value-type="time">
            <text:p>10:39:4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43S" calcext:value-type="time">
            <text:p>10:39:4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44S" calcext:value-type="time">
            <text:p>10:39:4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45S" calcext:value-type="time">
            <text:p>10:39:4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46S" calcext:value-type="time">
            <text:p>10:39:4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47S" calcext:value-type="time">
            <text:p>10:39:4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48S" calcext:value-type="time">
            <text:p>10:39:4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49S" calcext:value-type="time">
            <text:p>10:39:4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50S" calcext:value-type="time">
            <text:p>10:39:5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51S" calcext:value-type="time">
            <text:p>10:39:5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52S" calcext:value-type="time">
            <text:p>10:39:5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53S" calcext:value-type="time">
            <text:p>10:39:5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54S" calcext:value-type="time">
            <text:p>10:39:5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55S" calcext:value-type="time">
            <text:p>10:39:5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56S" calcext:value-type="time">
            <text:p>10:39:5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57S" calcext:value-type="time">
            <text:p>10:39:5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58S" calcext:value-type="time">
            <text:p>10:39:5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39M59S" calcext:value-type="time">
            <text:p>10:39:5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40M00S" calcext:value-type="time">
            <text:p>10:40:0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40M01S" calcext:value-type="time">
            <text:p>10:40:0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40M02S" calcext:value-type="time">
            <text:p>10:40:0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40M03S" calcext:value-type="time">
            <text:p>10:40:0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40M04S" calcext:value-type="time">
            <text:p>10:40:0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40M05S" calcext:value-type="time">
            <text:p>10:40:0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40M06S" calcext:value-type="time">
            <text:p>10:40:0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40M07S" calcext:value-type="time">
            <text:p>10:40:0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40M08S" calcext:value-type="time">
            <text:p>10:40:08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40M09S" calcext:value-type="time">
            <text:p>10:40:09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40M10S" calcext:value-type="time">
            <text:p>10:40:10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40M11S" calcext:value-type="time">
            <text:p>10:40:11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40M12S" calcext:value-type="time">
            <text:p>10:40:12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40M13S" calcext:value-type="time">
            <text:p>10:40:13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40M14S" calcext:value-type="time">
            <text:p>10:40:14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40M15S" calcext:value-type="time">
            <text:p>10:40:15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40M16S" calcext:value-type="time">
            <text:p>10:40:16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40M17S" calcext:value-type="time">
            <text:p>10:40:17 PM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time" office:time-value="PT22H40M18S" calcext:value-type="time">
            <text:p>10:40:18 PM</text:p>
          </table:table-cell>
          <table:table-cell table:number-columns-repeated="4" office:value-type="float" office:value="25" calcext:value-type="float">
            <text:p>25</text:p>
          </table:table-cell>
        </table:table-row>
      </table:table>
      <table:table table:name="LB_OFF_DETAILS" table:style-name="ta1">
        <table:table-column table:style-name="co1" table:default-cell-style-name="Default"/>
        <table:table-row table:style-name="ro3">
          <table:table-cell office:value-type="string" calcext:value-type="string">
            <text:p>Total 50000 INVITE calls sent in 124566 ms at rate of 401/sec</text:p>
            <text:p>Total 50000 responses received in 125210 ms at rate of 399/sec:</text:p>
            <text:p/>
            <text:p>Detailed responses received:</text:p>
            <text:p> - 200 responses:    50000     (OK)</text:p>
            <text:p>                    ------</text:p>
            <text:p> TOTAL responses:    50000 (rate=399/sec)</text:p>
            <text:p/>
          </table:table-cell>
        </table:table-row>
      </table:table>
      <table:table table:name="Sheet5" table:style-name="ta1">
        <table:shapes>
          <draw:frame draw:z-index="0" draw:style-name="gr1" draw:text-style-name="P1" svg:width="6.2988in" svg:height="3.5429in" svg:x="5.8898in" svg:y="1.2736in">
            <draw:object draw:notify-on-update-of-ranges="Sheet5.A1:Sheet5.A127 Sheet5.D1:Sheet5.D1 Sheet5.D2:Sheet5.D127 Sheet5.H1:Sheet5.H1 Sheet5.H2:Sheet5.H127 Sheet5.L1:Sheet5.L1 Sheet5.L2:Sheet5.L1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100-CNT</text:p>
          </table:table-cell>
          <table:table-cell office:value-type="string" calcext:value-type="string">
            <text:p>100-AVG</text:p>
          </table:table-cell>
          <table:table-cell office:value-type="string" calcext:value-type="string">
            <text:p>100-STD</text:p>
          </table:table-cell>
          <table:table-cell office:value-type="string" calcext:value-type="string">
            <text:p>100-MAX</text:p>
          </table:table-cell>
          <table:table-cell office:value-type="string" calcext:value-type="string">
            <text:p>180-CNT</text:p>
          </table:table-cell>
          <table:table-cell office:value-type="string" calcext:value-type="string">
            <text:p>180-AVG</text:p>
          </table:table-cell>
          <table:table-cell office:value-type="string" calcext:value-type="string">
            <text:p>180-STD</text:p>
          </table:table-cell>
          <table:table-cell office:value-type="string" calcext:value-type="string">
            <text:p>180-MAX</text:p>
          </table:table-cell>
          <table:table-cell office:value-type="string" calcext:value-type="string">
            <text:p>200-CNT</text:p>
          </table:table-cell>
          <table:table-cell office:value-type="string" calcext:value-type="string">
            <text:p>200-AVG</text:p>
          </table:table-cell>
          <table:table-cell office:value-type="string" calcext:value-type="string">
            <text:p>200-STD</text:p>
          </table:table-cell>
          <table:table-cell office:value-type="string" calcext:value-type="string">
            <text:p>200-MAX</text:p>
          </table:table-cell>
        </table:table-row>
        <table:table-row table:style-name="ro1">
          <table:table-cell office:value-type="float" office:value="1526078275" calcext:value-type="float">
            <text:p>152607827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6" calcext:value-type="float">
            <text:p>72.56</text:p>
          </table:table-cell>
          <table:table-cell office:value-type="float" office:value="0.51" calcext:value-type="float">
            <text:p>0.51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21" calcext:value-type="float">
            <text:p>145.21</text:p>
          </table:table-cell>
          <table:table-cell office:value-type="float" office:value="0.46" calcext:value-type="float">
            <text:p>0.46</text:p>
          </table:table-cell>
          <table:table-cell office:value-type="float" office:value="147" calcext:value-type="float">
            <text:p>147</text:p>
          </table:table-cell>
          <table:table-cell office:value-type="float" office:value="126" calcext:value-type="float">
            <text:p>126</text:p>
          </table:table-cell>
          <table:table-cell office:value-type="float" office:value="645.71" calcext:value-type="float">
            <text:p>645.71</text:p>
          </table:table-cell>
          <table:table-cell office:value-type="float" office:value="0.65" calcext:value-type="float">
            <text:p>0.6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276" calcext:value-type="float">
            <text:p>152607827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4" calcext:value-type="float">
            <text:p>72.5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4" calcext:value-type="float">
            <text:p>145.14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76" calcext:value-type="float">
            <text:p>476</text:p>
          </table:table-cell>
          <table:table-cell office:value-type="float" office:value="645.63" calcext:value-type="float">
            <text:p>645.63</text:p>
          </table:table-cell>
          <table:table-cell office:value-type="float" office:value="0.7" calcext:value-type="float">
            <text:p>0.7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8277" calcext:value-type="float">
            <text:p>152607827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5" calcext:value-type="float">
            <text:p>72.5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3" calcext:value-type="float">
            <text:p>145.13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390" calcext:value-type="float">
            <text:p>390</text:p>
          </table:table-cell>
          <table:table-cell office:value-type="float" office:value="645.62" calcext:value-type="float">
            <text:p>645.62</text:p>
          </table:table-cell>
          <table:table-cell office:value-type="float" office:value="0.58" calcext:value-type="float">
            <text:p>0.58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278" calcext:value-type="float">
            <text:p>152607827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3" calcext:value-type="float">
            <text:p>72.5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7" calcext:value-type="float">
            <text:p>145.17</text:p>
          </table:table-cell>
          <table:table-cell office:value-type="float" office:value="0.43" calcext:value-type="float">
            <text:p>0.43</text:p>
          </table:table-cell>
          <table:table-cell office:value-type="float" office:value="146" calcext:value-type="float">
            <text:p>146</text:p>
          </table:table-cell>
          <table:table-cell office:value-type="float" office:value="407" calcext:value-type="float">
            <text:p>407</text:p>
          </table:table-cell>
          <table:table-cell office:value-type="float" office:value="645.61" calcext:value-type="float">
            <text:p>645.61</text:p>
          </table:table-cell>
          <table:table-cell office:value-type="float" office:value="0.61" calcext:value-type="float">
            <text:p>0.61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279" calcext:value-type="float">
            <text:p>152607827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9" calcext:value-type="float">
            <text:p>72.59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18" calcext:value-type="float">
            <text:p>145.18</text:p>
          </table:table-cell>
          <table:table-cell office:value-type="float" office:value="0.41" calcext:value-type="float">
            <text:p>0.41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62" calcext:value-type="float">
            <text:p>645.62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280" calcext:value-type="float">
            <text:p>152607828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1" calcext:value-type="float">
            <text:p>72.51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8" calcext:value-type="float">
            <text:p>145.18</text:p>
          </table:table-cell>
          <table:table-cell office:value-type="float" office:value="0.65" calcext:value-type="float">
            <text:p>0.65</text:p>
          </table:table-cell>
          <table:table-cell office:value-type="float" office:value="154" calcext:value-type="float">
            <text:p>154</text:p>
          </table:table-cell>
          <table:table-cell office:value-type="float" office:value="385" calcext:value-type="float">
            <text:p>385</text:p>
          </table:table-cell>
          <table:table-cell office:value-type="float" office:value="645.65" calcext:value-type="float">
            <text:p>645.65</text:p>
          </table:table-cell>
          <table:table-cell office:value-type="float" office:value="0.83" calcext:value-type="float">
            <text:p>0.83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526078281" calcext:value-type="float">
            <text:p>152607828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7" calcext:value-type="float">
            <text:p>145.07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10" calcext:value-type="float">
            <text:p>410</text:p>
          </table:table-cell>
          <table:table-cell office:value-type="float" office:value="645.62" calcext:value-type="float">
            <text:p>645.62</text:p>
          </table:table-cell>
          <table:table-cell office:value-type="float" office:value="0.85" calcext:value-type="float">
            <text:p>0.85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526078282" calcext:value-type="float">
            <text:p>152607828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5" calcext:value-type="float">
            <text:p>0.5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08" calcext:value-type="float">
            <text:p>145.08</text:p>
          </table:table-cell>
          <table:table-cell office:value-type="float" office:value="0.48" calcext:value-type="float">
            <text:p>0.48</text:p>
          </table:table-cell>
          <table:table-cell office:value-type="float" office:value="147" calcext:value-type="float">
            <text:p>147</text:p>
          </table:table-cell>
          <table:table-cell office:value-type="float" office:value="400" calcext:value-type="float">
            <text:p>400</text:p>
          </table:table-cell>
          <table:table-cell office:value-type="float" office:value="645.52" calcext:value-type="float">
            <text:p>645.52</text:p>
          </table:table-cell>
          <table:table-cell office:value-type="float" office:value="0.66" calcext:value-type="float">
            <text:p>0.6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283" calcext:value-type="float">
            <text:p>152607828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2" calcext:value-type="float">
            <text:p>0.32</text:p>
          </table:table-cell>
          <table:table-cell office:value-type="float" office:value="146" calcext:value-type="float">
            <text:p>146</text:p>
          </table:table-cell>
          <table:table-cell office:value-type="float" office:value="401" calcext:value-type="float">
            <text:p>401</text:p>
          </table:table-cell>
          <table:table-cell office:value-type="float" office:value="645.52" calcext:value-type="float">
            <text:p>645.52</text:p>
          </table:table-cell>
          <table:table-cell office:value-type="float" office:value="0.66" calcext:value-type="float">
            <text:p>0.6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284" calcext:value-type="float">
            <text:p>152607828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408" calcext:value-type="float">
            <text:p>408</text:p>
          </table:table-cell>
          <table:table-cell office:value-type="float" office:value="645.48" calcext:value-type="float">
            <text:p>645.48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285" calcext:value-type="float">
            <text:p>152607828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" calcext:value-type="float">
            <text:p>72.4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5" calcext:value-type="float">
            <text:p>145.05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86" calcext:value-type="float">
            <text:p>386</text:p>
          </table:table-cell>
          <table:table-cell office:value-type="float" office:value="645.5" calcext:value-type="float">
            <text:p>645.5</text:p>
          </table:table-cell>
          <table:table-cell office:value-type="float" office:value="0.65" calcext:value-type="float">
            <text:p>0.65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8286" calcext:value-type="float">
            <text:p>152607828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6" calcext:value-type="float">
            <text:p>0.56</text:p>
          </table:table-cell>
          <table:table-cell office:value-type="float" office:value="76" calcext:value-type="float">
            <text:p>76</text:p>
          </table:table-cell>
          <table:table-cell office:value-type="float" office:value="400" calcext:value-type="float">
            <text:p>400</text:p>
          </table:table-cell>
          <table:table-cell office:value-type="float" office:value="145.07" calcext:value-type="float">
            <text:p>145.07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03" calcext:value-type="float">
            <text:p>403</text:p>
          </table:table-cell>
          <table:table-cell office:value-type="float" office:value="645.57" calcext:value-type="float">
            <text:p>645.57</text:p>
          </table:table-cell>
          <table:table-cell office:value-type="float" office:value="0.74" calcext:value-type="float">
            <text:p>0.7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287" calcext:value-type="float">
            <text:p>152607828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7" calcext:value-type="float">
            <text:p>145.07</text:p>
          </table:table-cell>
          <table:table-cell office:value-type="float" office:value="0.43" calcext:value-type="float">
            <text:p>0.43</text:p>
          </table:table-cell>
          <table:table-cell office:value-type="float" office:value="146" calcext:value-type="float">
            <text:p>146</text:p>
          </table:table-cell>
          <table:table-cell office:value-type="float" office:value="406" calcext:value-type="float">
            <text:p>406</text:p>
          </table:table-cell>
          <table:table-cell office:value-type="float" office:value="645.58" calcext:value-type="float">
            <text:p>645.58</text:p>
          </table:table-cell>
          <table:table-cell office:value-type="float" office:value="0.69" calcext:value-type="float">
            <text:p>0.69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8288" calcext:value-type="float">
            <text:p>152607828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8.5" calcext:value-type="float">
            <text:p>148.5</text:p>
          </table:table-cell>
          <table:table-cell office:value-type="float" office:value="9.93" calcext:value-type="float">
            <text:p>9.93</text:p>
          </table:table-cell>
          <table:table-cell office:value-type="float" office:value="200" calcext:value-type="float">
            <text:p>200</text:p>
          </table:table-cell>
          <table:table-cell office:value-type="float" office:value="383" calcext:value-type="float">
            <text:p>383</text:p>
          </table:table-cell>
          <table:table-cell office:value-type="float" office:value="660.3" calcext:value-type="float">
            <text:p>660.3</text:p>
          </table:table-cell>
          <table:table-cell office:value-type="float" office:value="36.89" calcext:value-type="float">
            <text:p>36.89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526078289" calcext:value-type="float">
            <text:p>152607828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32" calcext:value-type="float">
            <text:p>145.32</text:p>
          </table:table-cell>
          <table:table-cell office:value-type="float" office:value="0.9" calcext:value-type="float">
            <text:p>0.9</text:p>
          </table:table-cell>
          <table:table-cell office:value-type="float" office:value="151" calcext:value-type="float">
            <text:p>151</text:p>
          </table:table-cell>
          <table:table-cell office:value-type="float" office:value="405" calcext:value-type="float">
            <text:p>405</text:p>
          </table:table-cell>
          <table:table-cell office:value-type="float" office:value="651.68" calcext:value-type="float">
            <text:p>651.68</text:p>
          </table:table-cell>
          <table:table-cell office:value-type="float" office:value="17.96" calcext:value-type="float">
            <text:p>17.96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526078290" calcext:value-type="float">
            <text:p>152607829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52.15" calcext:value-type="float">
            <text:p>152.15</text:p>
          </table:table-cell>
          <table:table-cell office:value-type="float" office:value="19.42" calcext:value-type="float">
            <text:p>19.42</text:p>
          </table:table-cell>
          <table:table-cell office:value-type="float" office:value="255" calcext:value-type="float">
            <text:p>255</text:p>
          </table:table-cell>
          <table:table-cell office:value-type="float" office:value="394" calcext:value-type="float">
            <text:p>394</text:p>
          </table:table-cell>
          <table:table-cell office:value-type="float" office:value="663.19" calcext:value-type="float">
            <text:p>663.19</text:p>
          </table:table-cell>
          <table:table-cell office:value-type="float" office:value="42.59" calcext:value-type="float">
            <text:p>42.59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1526078291" calcext:value-type="float">
            <text:p>152607829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68.06" calcext:value-type="float">
            <text:p>168.06</text:p>
          </table:table-cell>
          <table:table-cell office:value-type="float" office:value="48.95" calcext:value-type="float">
            <text:p>48.95</text:p>
          </table:table-cell>
          <table:table-cell office:value-type="float" office:value="315" calcext:value-type="float">
            <text:p>315</text:p>
          </table:table-cell>
          <table:table-cell office:value-type="float" office:value="379" calcext:value-type="float">
            <text:p>379</text:p>
          </table:table-cell>
          <table:table-cell office:value-type="float" office:value="674.42" calcext:value-type="float">
            <text:p>674.42</text:p>
          </table:table-cell>
          <table:table-cell office:value-type="float" office:value="75.99" calcext:value-type="float">
            <text:p>75.99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526078292" calcext:value-type="float">
            <text:p>152607829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69" calcext:value-type="float">
            <text:p>145.69</text:p>
          </table:table-cell>
          <table:table-cell office:value-type="float" office:value="2.87" calcext:value-type="float">
            <text:p>2.87</text:p>
          </table:table-cell>
          <table:table-cell office:value-type="float" office:value="168" calcext:value-type="float">
            <text:p>168</text:p>
          </table:table-cell>
          <table:table-cell office:value-type="float" office:value="431" calcext:value-type="float">
            <text:p>431</text:p>
          </table:table-cell>
          <table:table-cell office:value-type="float" office:value="663.33" calcext:value-type="float">
            <text:p>663.33</text:p>
          </table:table-cell>
          <table:table-cell office:value-type="float" office:value="41.99" calcext:value-type="float">
            <text:p>41.99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1526078293" calcext:value-type="float">
            <text:p>152607829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8" calcext:value-type="float">
            <text:p>72.38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354" calcext:value-type="float">
            <text:p>354</text:p>
          </table:table-cell>
          <table:table-cell office:value-type="float" office:value="199.31" calcext:value-type="float">
            <text:p>199.31</text:p>
          </table:table-cell>
          <table:table-cell office:value-type="float" office:value="135.97" calcext:value-type="float">
            <text:p>135.97</text:p>
          </table:table-cell>
          <table:table-cell office:value-type="float" office:value="648" calcext:value-type="float">
            <text:p>648</text:p>
          </table:table-cell>
          <table:table-cell office:value-type="float" office:value="342" calcext:value-type="float">
            <text:p>342</text:p>
          </table:table-cell>
          <table:table-cell office:value-type="float" office:value="677.96" calcext:value-type="float">
            <text:p>677.96</text:p>
          </table:table-cell>
          <table:table-cell office:value-type="float" office:value="123.8" calcext:value-type="float">
            <text:p>123.8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1526078294" calcext:value-type="float">
            <text:p>152607829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" calcext:value-type="float">
            <text:p>72.4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87" calcext:value-type="float">
            <text:p>487</text:p>
          </table:table-cell>
          <table:table-cell office:value-type="float" office:value="268.63" calcext:value-type="float">
            <text:p>268.63</text:p>
          </table:table-cell>
          <table:table-cell office:value-type="float" office:value="185.49" calcext:value-type="float">
            <text:p>185.49</text:p>
          </table:table-cell>
          <table:table-cell office:value-type="float" office:value="814" calcext:value-type="float">
            <text:p>814</text:p>
          </table:table-cell>
          <table:table-cell office:value-type="float" office:value="327" calcext:value-type="float">
            <text:p>327</text:p>
          </table:table-cell>
          <table:table-cell office:value-type="float" office:value="710.39" calcext:value-type="float">
            <text:p>710.39</text:p>
          </table:table-cell>
          <table:table-cell office:value-type="float" office:value="253.88" calcext:value-type="float">
            <text:p>253.88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1526078295" calcext:value-type="float">
            <text:p>152607829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356" calcext:value-type="float">
            <text:p>356</text:p>
          </table:table-cell>
          <table:table-cell office:value-type="float" office:value="205.14" calcext:value-type="float">
            <text:p>205.14</text:p>
          </table:table-cell>
          <table:table-cell office:value-type="float" office:value="141.97" calcext:value-type="float">
            <text:p>141.97</text:p>
          </table:table-cell>
          <table:table-cell office:value-type="float" office:value="596" calcext:value-type="float">
            <text:p>596</text:p>
          </table:table-cell>
          <table:table-cell office:value-type="float" office:value="350" calcext:value-type="float">
            <text:p>350</text:p>
          </table:table-cell>
          <table:table-cell office:value-type="float" office:value="890.22" calcext:value-type="float">
            <text:p>890.22</text:p>
          </table:table-cell>
          <table:table-cell office:value-type="float" office:value="536.12" calcext:value-type="float">
            <text:p>536.12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office:value-type="float" office:value="1526078296" calcext:value-type="float">
            <text:p>152607829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44" calcext:value-type="float">
            <text:p>444</text:p>
          </table:table-cell>
          <table:table-cell office:value-type="float" office:value="428.42" calcext:value-type="float">
            <text:p>428.42</text:p>
          </table:table-cell>
          <table:table-cell office:value-type="float" office:value="393.49" calcext:value-type="float">
            <text:p>393.49</text:p>
          </table:table-cell>
          <table:table-cell office:value-type="float" office:value="1306" calcext:value-type="float">
            <text:p>1306</text:p>
          </table:table-cell>
          <table:table-cell office:value-type="float" office:value="330" calcext:value-type="float">
            <text:p>330</text:p>
          </table:table-cell>
          <table:table-cell office:value-type="float" office:value="761.61" calcext:value-type="float">
            <text:p>761.61</text:p>
          </table:table-cell>
          <table:table-cell office:value-type="float" office:value="457.01" calcext:value-type="float">
            <text:p>457.01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1526078297" calcext:value-type="float">
            <text:p>152607829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537" calcext:value-type="float">
            <text:p>537</text:p>
          </table:table-cell>
          <table:table-cell office:value-type="float" office:value="454.2" calcext:value-type="float">
            <text:p>454.2</text:p>
          </table:table-cell>
          <table:table-cell office:value-type="float" office:value="350.37" calcext:value-type="float">
            <text:p>350.37</text:p>
          </table:table-cell>
          <table:table-cell office:value-type="float" office:value="1155" calcext:value-type="float">
            <text:p>1155</text:p>
          </table:table-cell>
          <table:table-cell office:value-type="float" office:value="312" calcext:value-type="float">
            <text:p>312</text:p>
          </table:table-cell>
          <table:table-cell office:value-type="float" office:value="866.66" calcext:value-type="float">
            <text:p>866.66</text:p>
          </table:table-cell>
          <table:table-cell office:value-type="float" office:value="712.03" calcext:value-type="float">
            <text:p>712.03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1526078298" calcext:value-type="float">
            <text:p>152607829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2" calcext:value-type="float">
            <text:p>72.52</text:p>
          </table:table-cell>
          <table:table-cell office:value-type="float" office:value="0.65" calcext:value-type="float">
            <text:p>0.65</text:p>
          </table:table-cell>
          <table:table-cell office:value-type="float" office:value="76" calcext:value-type="float">
            <text:p>76</text:p>
          </table:table-cell>
          <table:table-cell office:value-type="float" office:value="507" calcext:value-type="float">
            <text:p>507</text:p>
          </table:table-cell>
          <table:table-cell office:value-type="float" office:value="253.26" calcext:value-type="float">
            <text:p>253.26</text:p>
          </table:table-cell>
          <table:table-cell office:value-type="float" office:value="221.18" calcext:value-type="float">
            <text:p>221.18</text:p>
          </table:table-cell>
          <table:table-cell office:value-type="float" office:value="906" calcext:value-type="float">
            <text:p>906</text:p>
          </table:table-cell>
          <table:table-cell office:value-type="float" office:value="719" calcext:value-type="float">
            <text:p>719</text:p>
          </table:table-cell>
          <table:table-cell office:value-type="float" office:value="1503.41" calcext:value-type="float">
            <text:p>1503.41</text:p>
          </table:table-cell>
          <table:table-cell office:value-type="float" office:value="1050.16" calcext:value-type="float">
            <text:p>1050.16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1526078299" calcext:value-type="float">
            <text:p>152607829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" calcext:value-type="float">
            <text:p>72.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3" calcext:value-type="float">
            <text:p>145.13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34" calcext:value-type="float">
            <text:p>434</text:p>
          </table:table-cell>
          <table:table-cell office:value-type="float" office:value="645.5" calcext:value-type="float">
            <text:p>645.5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00" calcext:value-type="float">
            <text:p>152607830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9" calcext:value-type="float">
            <text:p>145.09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92" calcext:value-type="float">
            <text:p>392</text:p>
          </table:table-cell>
          <table:table-cell office:value-type="float" office:value="645.57" calcext:value-type="float">
            <text:p>645.57</text:p>
          </table:table-cell>
          <table:table-cell office:value-type="float" office:value="0.65" calcext:value-type="float">
            <text:p>0.6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01" calcext:value-type="float">
            <text:p>152607830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1" calcext:value-type="float">
            <text:p>72.51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5" calcext:value-type="float">
            <text:p>145.15</text:p>
          </table:table-cell>
          <table:table-cell office:value-type="float" office:value="0.43" calcext:value-type="float">
            <text:p>0.43</text:p>
          </table:table-cell>
          <table:table-cell office:value-type="float" office:value="146" calcext:value-type="float">
            <text:p>146</text:p>
          </table:table-cell>
          <table:table-cell office:value-type="float" office:value="396" calcext:value-type="float">
            <text:p>396</text:p>
          </table:table-cell>
          <table:table-cell office:value-type="float" office:value="645.54" calcext:value-type="float">
            <text:p>645.54</text:p>
          </table:table-cell>
          <table:table-cell office:value-type="float" office:value="0.66" calcext:value-type="float">
            <text:p>0.6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02" calcext:value-type="float">
            <text:p>152607830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7" calcext:value-type="float">
            <text:p>72.57</text:p>
          </table:table-cell>
          <table:table-cell office:value-type="float" office:value="0.58" calcext:value-type="float">
            <text:p>0.58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21" calcext:value-type="float">
            <text:p>145.21</text:p>
          </table:table-cell>
          <table:table-cell office:value-type="float" office:value="0.52" calcext:value-type="float">
            <text:p>0.52</text:p>
          </table:table-cell>
          <table:table-cell office:value-type="float" office:value="148" calcext:value-type="float">
            <text:p>148</text:p>
          </table:table-cell>
          <table:table-cell office:value-type="float" office:value="408" calcext:value-type="float">
            <text:p>408</text:p>
          </table:table-cell>
          <table:table-cell office:value-type="float" office:value="645.54" calcext:value-type="float">
            <text:p>645.54</text:p>
          </table:table-cell>
          <table:table-cell office:value-type="float" office:value="0.65" calcext:value-type="float">
            <text:p>0.6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03" calcext:value-type="float">
            <text:p>152607830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7" calcext:value-type="float">
            <text:p>145.07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03" calcext:value-type="float">
            <text:p>403</text:p>
          </table:table-cell>
          <table:table-cell office:value-type="float" office:value="645.51" calcext:value-type="float">
            <text:p>645.51</text:p>
          </table:table-cell>
          <table:table-cell office:value-type="float" office:value="0.6" calcext:value-type="float">
            <text:p>0.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04" calcext:value-type="float">
            <text:p>152607830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2" calcext:value-type="float">
            <text:p>145.12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399" calcext:value-type="float">
            <text:p>399</text:p>
          </table:table-cell>
          <table:table-cell office:value-type="float" office:value="645.57" calcext:value-type="float">
            <text:p>645.57</text:p>
          </table:table-cell>
          <table:table-cell office:value-type="float" office:value="0.61" calcext:value-type="float">
            <text:p>0.61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05" calcext:value-type="float">
            <text:p>152607830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13" calcext:value-type="float">
            <text:p>145.13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86" calcext:value-type="float">
            <text:p>386</text:p>
          </table:table-cell>
          <table:table-cell office:value-type="float" office:value="645.63" calcext:value-type="float">
            <text:p>645.63</text:p>
          </table:table-cell>
          <table:table-cell office:value-type="float" office:value="0.74" calcext:value-type="float">
            <text:p>0.74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8306" calcext:value-type="float">
            <text:p>152607830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8" calcext:value-type="float">
            <text:p>145.08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20" calcext:value-type="float">
            <text:p>420</text:p>
          </table:table-cell>
          <table:table-cell office:value-type="float" office:value="645.62" calcext:value-type="float">
            <text:p>645.62</text:p>
          </table:table-cell>
          <table:table-cell office:value-type="float" office:value="0.75" calcext:value-type="float">
            <text:p>0.7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526078307" calcext:value-type="float">
            <text:p>152607830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2" calcext:value-type="float">
            <text:p>72.52</text:p>
          </table:table-cell>
          <table:table-cell office:value-type="float" office:value="0.55" calcext:value-type="float">
            <text:p>0.55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145.16" calcext:value-type="float">
            <text:p>145.16</text:p>
          </table:table-cell>
          <table:table-cell office:value-type="float" office:value="0.48" calcext:value-type="float">
            <text:p>0.48</text:p>
          </table:table-cell>
          <table:table-cell office:value-type="float" office:value="147" calcext:value-type="float">
            <text:p>147</text:p>
          </table:table-cell>
          <table:table-cell office:value-type="float" office:value="393" calcext:value-type="float">
            <text:p>393</text:p>
          </table:table-cell>
          <table:table-cell office:value-type="float" office:value="645.52" calcext:value-type="float">
            <text:p>645.52</text:p>
          </table:table-cell>
          <table:table-cell office:value-type="float" office:value="0.63" calcext:value-type="float">
            <text:p>0.6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08" calcext:value-type="float">
            <text:p>152607830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6" calcext:value-type="float">
            <text:p>145.06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10" calcext:value-type="float">
            <text:p>410</text:p>
          </table:table-cell>
          <table:table-cell office:value-type="float" office:value="645.53" calcext:value-type="float">
            <text:p>645.53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09" calcext:value-type="float">
            <text:p>152607830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" calcext:value-type="float">
            <text:p>72.4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83" calcext:value-type="float">
            <text:p>383</text:p>
          </table:table-cell>
          <table:table-cell office:value-type="float" office:value="645.48" calcext:value-type="float">
            <text:p>645.48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10" calcext:value-type="float">
            <text:p>152607831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09" calcext:value-type="float">
            <text:p>409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11" calcext:value-type="float">
            <text:p>152607831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6" calcext:value-type="float">
            <text:p>144.96</text:p>
          </table:table-cell>
          <table:table-cell office:value-type="float" office:value="0.33" calcext:value-type="float">
            <text:p>0.33</text:p>
          </table:table-cell>
          <table:table-cell office:value-type="float" office:value="146" calcext:value-type="float">
            <text:p>146</text:p>
          </table:table-cell>
          <table:table-cell office:value-type="float" office:value="400" calcext:value-type="float">
            <text:p>400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61" calcext:value-type="float">
            <text:p>0.61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12" calcext:value-type="float">
            <text:p>152607831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39" calcext:value-type="float">
            <text:p>645.39</text:p>
          </table:table-cell>
          <table:table-cell office:value-type="float" office:value="0.58" calcext:value-type="float">
            <text:p>0.58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13" calcext:value-type="float">
            <text:p>152607831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9" calcext:value-type="float">
            <text:p>72.39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4" calcext:value-type="float">
            <text:p>144.94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390" calcext:value-type="float">
            <text:p>390</text:p>
          </table:table-cell>
          <table:table-cell office:value-type="float" office:value="645.47" calcext:value-type="float">
            <text:p>645.47</text:p>
          </table:table-cell>
          <table:table-cell office:value-type="float" office:value="0.72" calcext:value-type="float">
            <text:p>0.72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8314" calcext:value-type="float">
            <text:p>152607831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11" calcext:value-type="float">
            <text:p>411</text:p>
          </table:table-cell>
          <table:table-cell office:value-type="float" office:value="645.44" calcext:value-type="float">
            <text:p>645.44</text:p>
          </table:table-cell>
          <table:table-cell office:value-type="float" office:value="0.57" calcext:value-type="float">
            <text:p>0.5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15" calcext:value-type="float">
            <text:p>152607831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84" calcext:value-type="float">
            <text:p>384</text:p>
          </table:table-cell>
          <table:table-cell office:value-type="float" office:value="645.56" calcext:value-type="float">
            <text:p>645.56</text:p>
          </table:table-cell>
          <table:table-cell office:value-type="float" office:value="0.92" calcext:value-type="float">
            <text:p>0.92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526078316" calcext:value-type="float">
            <text:p>152607831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21" calcext:value-type="float">
            <text:p>421</text:p>
          </table:table-cell>
          <table:table-cell office:value-type="float" office:value="645.5" calcext:value-type="float">
            <text:p>645.5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17" calcext:value-type="float">
            <text:p>152607831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394" calcext:value-type="float">
            <text:p>394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59" calcext:value-type="float">
            <text:p>0.5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18" calcext:value-type="float">
            <text:p>152607831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367" calcext:value-type="float">
            <text:p>367</text:p>
          </table:table-cell>
          <table:table-cell office:value-type="float" office:value="202.4" calcext:value-type="float">
            <text:p>202.4</text:p>
          </table:table-cell>
          <table:table-cell office:value-type="float" office:value="123.55" calcext:value-type="float">
            <text:p>123.55</text:p>
          </table:table-cell>
          <table:table-cell office:value-type="float" office:value="548" calcext:value-type="float">
            <text:p>548</text:p>
          </table:table-cell>
          <table:table-cell office:value-type="float" office:value="330" calcext:value-type="float">
            <text:p>330</text:p>
          </table:table-cell>
          <table:table-cell office:value-type="float" office:value="673.51" calcext:value-type="float">
            <text:p>673.51</text:p>
          </table:table-cell>
          <table:table-cell office:value-type="float" office:value="120.58" calcext:value-type="float">
            <text:p>120.58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1526078319" calcext:value-type="float">
            <text:p>152607831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382" calcext:value-type="float">
            <text:p>382</text:p>
          </table:table-cell>
          <table:table-cell office:value-type="float" office:value="295.44" calcext:value-type="float">
            <text:p>295.44</text:p>
          </table:table-cell>
          <table:table-cell office:value-type="float" office:value="305.25" calcext:value-type="float">
            <text:p>305.25</text:p>
          </table:table-cell>
          <table:table-cell office:value-type="float" office:value="1322" calcext:value-type="float">
            <text:p>1322</text:p>
          </table:table-cell>
          <table:table-cell office:value-type="float" office:value="309" calcext:value-type="float">
            <text:p>309</text:p>
          </table:table-cell>
          <table:table-cell office:value-type="float" office:value="665.16" calcext:value-type="float">
            <text:p>665.16</text:p>
          </table:table-cell>
          <table:table-cell office:value-type="float" office:value="143.35" calcext:value-type="float">
            <text:p>143.35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1526078320" calcext:value-type="float">
            <text:p>152607832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545" calcext:value-type="float">
            <text:p>545</text:p>
          </table:table-cell>
          <table:table-cell office:value-type="float" office:value="483.46" calcext:value-type="float">
            <text:p>483.46</text:p>
          </table:table-cell>
          <table:table-cell office:value-type="float" office:value="398.47" calcext:value-type="float">
            <text:p>398.47</text:p>
          </table:table-cell>
          <table:table-cell office:value-type="float" office:value="1264" calcext:value-type="float">
            <text:p>1264</text:p>
          </table:table-cell>
          <table:table-cell office:value-type="float" office:value="307" calcext:value-type="float">
            <text:p>307</text:p>
          </table:table-cell>
          <table:table-cell office:value-type="float" office:value="645.83" calcext:value-type="float">
            <text:p>645.83</text:p>
          </table:table-cell>
          <table:table-cell office:value-type="float" office:value="2" calcext:value-type="float">
            <text:p>2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1526078321" calcext:value-type="float">
            <text:p>152607832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514" calcext:value-type="float">
            <text:p>514</text:p>
          </table:table-cell>
          <table:table-cell office:value-type="float" office:value="325.47" calcext:value-type="float">
            <text:p>325.47</text:p>
          </table:table-cell>
          <table:table-cell office:value-type="float" office:value="253.62" calcext:value-type="float">
            <text:p>253.62</text:p>
          </table:table-cell>
          <table:table-cell office:value-type="float" office:value="961" calcext:value-type="float">
            <text:p>961</text:p>
          </table:table-cell>
          <table:table-cell office:value-type="float" office:value="306" calcext:value-type="float">
            <text:p>306</text:p>
          </table:table-cell>
          <table:table-cell office:value-type="float" office:value="729.98" calcext:value-type="float">
            <text:p>729.98</text:p>
          </table:table-cell>
          <table:table-cell office:value-type="float" office:value="515.98" calcext:value-type="float">
            <text:p>515.98</text:p>
          </table:table-cell>
          <table:table-cell office:value-type="float" office:value="3884" calcext:value-type="float">
            <text:p>3884</text:p>
          </table:table-cell>
        </table:table-row>
        <table:table-row table:style-name="ro1">
          <table:table-cell office:value-type="float" office:value="1526078322" calcext:value-type="float">
            <text:p>152607832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65.47" calcext:value-type="float">
            <text:p>165.47</text:p>
          </table:table-cell>
          <table:table-cell office:value-type="float" office:value="44.18" calcext:value-type="float">
            <text:p>44.18</text:p>
          </table:table-cell>
          <table:table-cell office:value-type="float" office:value="321" calcext:value-type="float">
            <text:p>321</text:p>
          </table:table-cell>
          <table:table-cell office:value-type="float" office:value="382" calcext:value-type="float">
            <text:p>382</text:p>
          </table:table-cell>
          <table:table-cell office:value-type="float" office:value="1537.83" calcext:value-type="float">
            <text:p>1537.83</text:p>
          </table:table-cell>
          <table:table-cell office:value-type="float" office:value="1588" calcext:value-type="float">
            <text:p>1588</text:p>
          </table:table-cell>
          <table:table-cell office:value-type="float" office:value="4476" calcext:value-type="float">
            <text:p>4476</text:p>
          </table:table-cell>
        </table:table-row>
        <table:table-row table:style-name="ro1">
          <table:table-cell office:value-type="float" office:value="1526078323" calcext:value-type="float">
            <text:p>152607832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2" calcext:value-type="float">
            <text:p>72.52</text:p>
          </table:table-cell>
          <table:table-cell office:value-type="float" office:value="0.57" calcext:value-type="float">
            <text:p>0.57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155.41" calcext:value-type="float">
            <text:p>155.41</text:p>
          </table:table-cell>
          <table:table-cell office:value-type="float" office:value="25.11" calcext:value-type="float">
            <text:p>25.11</text:p>
          </table:table-cell>
          <table:table-cell office:value-type="float" office:value="254" calcext:value-type="float">
            <text:p>254</text:p>
          </table:table-cell>
          <table:table-cell office:value-type="float" office:value="407" calcext:value-type="float">
            <text:p>407</text:p>
          </table:table-cell>
          <table:table-cell office:value-type="float" office:value="1571.79" calcext:value-type="float">
            <text:p>1571.79</text:p>
          </table:table-cell>
          <table:table-cell office:value-type="float" office:value="1625.17" calcext:value-type="float">
            <text:p>1625.17</text:p>
          </table:table-cell>
          <table:table-cell office:value-type="float" office:value="4493" calcext:value-type="float">
            <text:p>4493</text:p>
          </table:table-cell>
        </table:table-row>
        <table:table-row table:style-name="ro1">
          <table:table-cell office:value-type="float" office:value="1526078324" calcext:value-type="float">
            <text:p>152607832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61" calcext:value-type="float">
            <text:p>72.61</text:p>
          </table:table-cell>
          <table:table-cell office:value-type="float" office:value="0.66" calcext:value-type="float">
            <text:p>0.66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153.17" calcext:value-type="float">
            <text:p>153.17</text:p>
          </table:table-cell>
          <table:table-cell office:value-type="float" office:value="19.77" calcext:value-type="float">
            <text:p>19.77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586.3" calcext:value-type="float">
            <text:p>1586.3</text:p>
          </table:table-cell>
          <table:table-cell office:value-type="float" office:value="1631.94" calcext:value-type="float">
            <text:p>1631.94</text:p>
          </table:table-cell>
          <table:table-cell office:value-type="float" office:value="4542" calcext:value-type="float">
            <text:p>4542</text:p>
          </table:table-cell>
        </table:table-row>
        <table:table-row table:style-name="ro1">
          <table:table-cell office:value-type="float" office:value="1526078325" calcext:value-type="float">
            <text:p>152607832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1" calcext:value-type="float">
            <text:p>72.51</text:p>
          </table:table-cell>
          <table:table-cell office:value-type="float" office:value="0.55" calcext:value-type="float">
            <text:p>0.55</text:p>
          </table:table-cell>
          <table:table-cell office:value-type="float" office:value="76" calcext:value-type="float">
            <text:p>76</text:p>
          </table:table-cell>
          <table:table-cell office:value-type="float" office:value="400" calcext:value-type="float">
            <text:p>400</text:p>
          </table:table-cell>
          <table:table-cell office:value-type="float" office:value="150.4" calcext:value-type="float">
            <text:p>150.4</text:p>
          </table:table-cell>
          <table:table-cell office:value-type="float" office:value="14.83" calcext:value-type="float">
            <text:p>14.83</text:p>
          </table:table-cell>
          <table:table-cell office:value-type="float" office:value="217" calcext:value-type="float">
            <text:p>217</text:p>
          </table:table-cell>
          <table:table-cell office:value-type="float" office:value="445" calcext:value-type="float">
            <text:p>445</text:p>
          </table:table-cell>
          <table:table-cell office:value-type="float" office:value="1803.8" calcext:value-type="float">
            <text:p>1803.8</text:p>
          </table:table-cell>
          <table:table-cell office:value-type="float" office:value="1616.9" calcext:value-type="float">
            <text:p>1616.9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float" office:value="1526078326" calcext:value-type="float">
            <text:p>152607832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53.66" calcext:value-type="float">
            <text:p>153.66</text:p>
          </table:table-cell>
          <table:table-cell office:value-type="float" office:value="22.09" calcext:value-type="float">
            <text:p>22.09</text:p>
          </table:table-cell>
          <table:table-cell office:value-type="float" office:value="236" calcext:value-type="float">
            <text:p>236</text:p>
          </table:table-cell>
          <table:table-cell office:value-type="float" office:value="370" calcext:value-type="float">
            <text:p>370</text:p>
          </table:table-cell>
          <table:table-cell office:value-type="float" office:value="1184.08" calcext:value-type="float">
            <text:p>1184.08</text:p>
          </table:table-cell>
          <table:table-cell office:value-type="float" office:value="1137.58" calcext:value-type="float">
            <text:p>1137.58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1526078327" calcext:value-type="float">
            <text:p>152607832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4" calcext:value-type="float">
            <text:p>72.54</text:p>
          </table:table-cell>
          <table:table-cell office:value-type="float" office:value="0.54" calcext:value-type="float">
            <text:p>0.54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162.34" calcext:value-type="float">
            <text:p>162.34</text:p>
          </table:table-cell>
          <table:table-cell office:value-type="float" office:value="25.56" calcext:value-type="float">
            <text:p>25.56</text:p>
          </table:table-cell>
          <table:table-cell office:value-type="float" office:value="227" calcext:value-type="float">
            <text:p>227</text:p>
          </table:table-cell>
          <table:table-cell office:value-type="float" office:value="421" calcext:value-type="float">
            <text:p>421</text:p>
          </table:table-cell>
          <table:table-cell office:value-type="float" office:value="1627.7" calcext:value-type="float">
            <text:p>1627.7</text:p>
          </table:table-cell>
          <table:table-cell office:value-type="float" office:value="1482.28" calcext:value-type="float">
            <text:p>1482.28</text:p>
          </table:table-cell>
          <table:table-cell office:value-type="float" office:value="4199" calcext:value-type="float">
            <text:p>4199</text:p>
          </table:table-cell>
        </table:table-row>
        <table:table-row table:style-name="ro1">
          <table:table-cell office:value-type="float" office:value="1526078328" calcext:value-type="float">
            <text:p>152607832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2" calcext:value-type="float">
            <text:p>72.52</text:p>
          </table:table-cell>
          <table:table-cell office:value-type="float" office:value="0.69" calcext:value-type="float">
            <text:p>0.69</text:p>
          </table:table-cell>
          <table:table-cell office:value-type="float" office:value="79" calcext:value-type="float">
            <text:p>79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694" calcext:value-type="float">
            <text:p>694</text:p>
          </table:table-cell>
          <table:table-cell office:value-type="float" office:value="1362.69" calcext:value-type="float">
            <text:p>1362.69</text:p>
          </table:table-cell>
          <table:table-cell office:value-type="float" office:value="967.07" calcext:value-type="float">
            <text:p>967.07</text:p>
          </table:table-cell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1526078329" calcext:value-type="float">
            <text:p>152607832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31" calcext:value-type="float">
            <text:p>431</text:p>
          </table:table-cell>
          <table:table-cell office:value-type="float" office:value="645.47" calcext:value-type="float">
            <text:p>645.47</text:p>
          </table:table-cell>
          <table:table-cell office:value-type="float" office:value="0.58" calcext:value-type="float">
            <text:p>0.58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30" calcext:value-type="float">
            <text:p>152607833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2" calcext:value-type="float">
            <text:p>72.52</text:p>
          </table:table-cell>
          <table:table-cell office:value-type="float" office:value="0.61" calcext:value-type="float">
            <text:p>0.61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145.09" calcext:value-type="float">
            <text:p>145.09</text:p>
          </table:table-cell>
          <table:table-cell office:value-type="float" office:value="0.5" calcext:value-type="float">
            <text:p>0.5</text:p>
          </table:table-cell>
          <table:table-cell office:value-type="float" office:value="148" calcext:value-type="float">
            <text:p>148</text:p>
          </table:table-cell>
          <table:table-cell office:value-type="float" office:value="396" calcext:value-type="float">
            <text:p>396</text:p>
          </table:table-cell>
          <table:table-cell office:value-type="float" office:value="645.5" calcext:value-type="float">
            <text:p>645.5</text:p>
          </table:table-cell>
          <table:table-cell office:value-type="float" office:value="0.65" calcext:value-type="float">
            <text:p>0.6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31" calcext:value-type="float">
            <text:p>152607833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404" calcext:value-type="float">
            <text:p>404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59" calcext:value-type="float">
            <text:p>0.59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32" calcext:value-type="float">
            <text:p>152607833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04" calcext:value-type="float">
            <text:p>404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56" calcext:value-type="float">
            <text:p>0.5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33" calcext:value-type="float">
            <text:p>152607833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6" calcext:value-type="float">
            <text:p>144.96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396" calcext:value-type="float">
            <text:p>396</text:p>
          </table:table-cell>
          <table:table-cell office:value-type="float" office:value="645.39" calcext:value-type="float">
            <text:p>645.39</text:p>
          </table:table-cell>
          <table:table-cell office:value-type="float" office:value="0.57" calcext:value-type="float">
            <text:p>0.5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34" calcext:value-type="float">
            <text:p>152607833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405" calcext:value-type="float">
            <text:p>405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62" calcext:value-type="float">
            <text:p>0.6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35" calcext:value-type="float">
            <text:p>152607833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5" calcext:value-type="float">
            <text:p>145.05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390" calcext:value-type="float">
            <text:p>390</text:p>
          </table:table-cell>
          <table:table-cell office:value-type="float" office:value="645.44" calcext:value-type="float">
            <text:p>645.44</text:p>
          </table:table-cell>
          <table:table-cell office:value-type="float" office:value="0.63" calcext:value-type="float">
            <text:p>0.6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36" calcext:value-type="float">
            <text:p>152607833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01" calcext:value-type="float">
            <text:p>401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1" calcext:value-type="float">
            <text:p>0.61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37" calcext:value-type="float">
            <text:p>152607833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9" calcext:value-type="float">
            <text:p>0.39</text:p>
          </table:table-cell>
          <table:table-cell office:value-type="float" office:value="149" calcext:value-type="float">
            <text:p>149</text:p>
          </table:table-cell>
          <table:table-cell office:value-type="float" office:value="399" calcext:value-type="float">
            <text:p>399</text:p>
          </table:table-cell>
          <table:table-cell office:value-type="float" office:value="645.47" calcext:value-type="float">
            <text:p>645.47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38" calcext:value-type="float">
            <text:p>152607833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1" calcext:value-type="float">
            <text:p>0.51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9" calcext:value-type="float">
            <text:p>0.39</text:p>
          </table:table-cell>
          <table:table-cell office:value-type="float" office:value="147" calcext:value-type="float">
            <text:p>147</text:p>
          </table:table-cell>
          <table:table-cell office:value-type="float" office:value="411" calcext:value-type="float">
            <text:p>411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4" calcext:value-type="float">
            <text:p>0.64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526078339" calcext:value-type="float">
            <text:p>152607833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6" calcext:value-type="float">
            <text:p>145.06</text:p>
          </table:table-cell>
          <table:table-cell office:value-type="float" office:value="0.41" calcext:value-type="float">
            <text:p>0.41</text:p>
          </table:table-cell>
          <table:table-cell office:value-type="float" office:value="146" calcext:value-type="float">
            <text:p>146</text:p>
          </table:table-cell>
          <table:table-cell office:value-type="float" office:value="386" calcext:value-type="float">
            <text:p>386</text:p>
          </table:table-cell>
          <table:table-cell office:value-type="float" office:value="645.48" calcext:value-type="float">
            <text:p>645.48</text:p>
          </table:table-cell>
          <table:table-cell office:value-type="float" office:value="0.57" calcext:value-type="float">
            <text:p>0.5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40" calcext:value-type="float">
            <text:p>152607834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41" calcext:value-type="float">
            <text:p>152607834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08" calcext:value-type="float">
            <text:p>408</text:p>
          </table:table-cell>
          <table:table-cell office:value-type="float" office:value="645.52" calcext:value-type="float">
            <text:p>645.52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42" calcext:value-type="float">
            <text:p>152607834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6" calcext:value-type="float">
            <text:p>0.36</text:p>
          </table:table-cell>
          <table:table-cell office:value-type="float" office:value="147" calcext:value-type="float">
            <text:p>147</text:p>
          </table:table-cell>
          <table:table-cell office:value-type="float" office:value="399" calcext:value-type="float">
            <text:p>399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59" calcext:value-type="float">
            <text:p>0.5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43" calcext:value-type="float">
            <text:p>152607834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9" calcext:value-type="float">
            <text:p>72.49</text:p>
          </table:table-cell>
          <table:table-cell office:value-type="float" office:value="0.52" calcext:value-type="float">
            <text:p>0.52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42" calcext:value-type="float">
            <text:p>0.42</text:p>
          </table:table-cell>
          <table:table-cell office:value-type="float" office:value="147" calcext:value-type="float">
            <text:p>147</text:p>
          </table:table-cell>
          <table:table-cell office:value-type="float" office:value="402" calcext:value-type="float">
            <text:p>402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44" calcext:value-type="float">
            <text:p>152607834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54" calcext:value-type="float">
            <text:p>645.54</text:p>
          </table:table-cell>
          <table:table-cell office:value-type="float" office:value="0.64" calcext:value-type="float">
            <text:p>0.6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45" calcext:value-type="float">
            <text:p>152607834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42" calcext:value-type="float">
            <text:p>0.42</text:p>
          </table:table-cell>
          <table:table-cell office:value-type="float" office:value="147" calcext:value-type="float">
            <text:p>147</text:p>
          </table:table-cell>
          <table:table-cell office:value-type="float" office:value="391" calcext:value-type="float">
            <text:p>391</text:p>
          </table:table-cell>
          <table:table-cell office:value-type="float" office:value="645.48" calcext:value-type="float">
            <text:p>645.48</text:p>
          </table:table-cell>
          <table:table-cell office:value-type="float" office:value="0.58" calcext:value-type="float">
            <text:p>0.58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46" calcext:value-type="float">
            <text:p>152607834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5" calcext:value-type="float">
            <text:p>72.55</text:p>
          </table:table-cell>
          <table:table-cell office:value-type="float" office:value="0.51" calcext:value-type="float">
            <text:p>0.51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5.15" calcext:value-type="float">
            <text:p>145.15</text:p>
          </table:table-cell>
          <table:table-cell office:value-type="float" office:value="0.41" calcext:value-type="float">
            <text:p>0.41</text:p>
          </table:table-cell>
          <table:table-cell office:value-type="float" office:value="147" calcext:value-type="float">
            <text:p>147</text:p>
          </table:table-cell>
          <table:table-cell office:value-type="float" office:value="401" calcext:value-type="float">
            <text:p>401</text:p>
          </table:table-cell>
          <table:table-cell office:value-type="float" office:value="645.59" calcext:value-type="float">
            <text:p>645.59</text:p>
          </table:table-cell>
          <table:table-cell office:value-type="float" office:value="0.65" calcext:value-type="float">
            <text:p>0.6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47" calcext:value-type="float">
            <text:p>152607834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" calcext:value-type="float">
            <text:p>72.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5" calcext:value-type="float">
            <text:p>145.05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07" calcext:value-type="float">
            <text:p>407</text:p>
          </table:table-cell>
          <table:table-cell office:value-type="float" office:value="645.49" calcext:value-type="float">
            <text:p>645.49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48" calcext:value-type="float">
            <text:p>1526078348</text:p>
          </table:table-cell>
          <table:table-cell office:value-type="string" calcext:value-type="string">
            <text:p>INVITE</text:p>
          </table:table-cell>
          <table:table-cell office:value-type="float" office:value="399" calcext:value-type="float">
            <text:p>399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94" calcext:value-type="float">
            <text:p>394</text:p>
          </table:table-cell>
          <table:table-cell office:value-type="float" office:value="645.54" calcext:value-type="float">
            <text:p>645.54</text:p>
          </table:table-cell>
          <table:table-cell office:value-type="float" office:value="0.63" calcext:value-type="float">
            <text:p>0.6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49" calcext:value-type="float">
            <text:p>152607834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13" calcext:value-type="float">
            <text:p>413</text:p>
          </table:table-cell>
          <table:table-cell office:value-type="float" office:value="645.5" calcext:value-type="float">
            <text:p>645.5</text:p>
          </table:table-cell>
          <table:table-cell office:value-type="float" office:value="0.62" calcext:value-type="float">
            <text:p>0.6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50" calcext:value-type="float">
            <text:p>152607835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4" calcext:value-type="float">
            <text:p>144.94</text:p>
          </table:table-cell>
          <table:table-cell office:value-type="float" office:value="0.41" calcext:value-type="float">
            <text:p>0.41</text:p>
          </table:table-cell>
          <table:table-cell office:value-type="float" office:value="146" calcext:value-type="float">
            <text:p>146</text:p>
          </table:table-cell>
          <table:table-cell office:value-type="float" office:value="395" calcext:value-type="float">
            <text:p>395</text:p>
          </table:table-cell>
          <table:table-cell office:value-type="float" office:value="645.38" calcext:value-type="float">
            <text:p>645.38</text:p>
          </table:table-cell>
          <table:table-cell office:value-type="float" office:value="0.55" calcext:value-type="float">
            <text:p>0.5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51" calcext:value-type="float">
            <text:p>152607835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90" calcext:value-type="float">
            <text:p>390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59" calcext:value-type="float">
            <text:p>0.5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52" calcext:value-type="float">
            <text:p>152607835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4" calcext:value-type="float">
            <text:p>144.94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408" calcext:value-type="float">
            <text:p>408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63" calcext:value-type="float">
            <text:p>0.6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53" calcext:value-type="float">
            <text:p>152607835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" calcext:value-type="float">
            <text:p>72.4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3" calcext:value-type="float">
            <text:p>144.93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401" calcext:value-type="float">
            <text:p>401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57" calcext:value-type="float">
            <text:p>0.5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54" calcext:value-type="float">
            <text:p>152607835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8" calcext:value-type="float">
            <text:p>72.38</text:p>
          </table:table-cell>
          <table:table-cell office:value-type="float" office:value="0.49" calcext:value-type="float">
            <text:p>0.49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401" calcext:value-type="float">
            <text:p>401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62" calcext:value-type="float">
            <text:p>0.6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55" calcext:value-type="float">
            <text:p>152607835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" calcext:value-type="float">
            <text:p>72.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397" calcext:value-type="float">
            <text:p>397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57" calcext:value-type="float">
            <text:p>0.57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56" calcext:value-type="float">
            <text:p>152607835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05" calcext:value-type="float">
            <text:p>405</text:p>
          </table:table-cell>
          <table:table-cell office:value-type="float" office:value="645.59" calcext:value-type="float">
            <text:p>645.59</text:p>
          </table:table-cell>
          <table:table-cell office:value-type="float" office:value="0.63" calcext:value-type="float">
            <text:p>0.6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57" calcext:value-type="float">
            <text:p>1526078357</text:p>
          </table:table-cell>
          <table:table-cell office:value-type="string" calcext:value-type="string">
            <text:p>INVITE</text:p>
          </table:table-cell>
          <table:table-cell office:value-type="float" office:value="399" calcext:value-type="float">
            <text:p>399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58" calcext:value-type="float">
            <text:p>0.58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58" calcext:value-type="float">
            <text:p>152607835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395" calcext:value-type="float">
            <text:p>395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6" calcext:value-type="float">
            <text:p>0.6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8359" calcext:value-type="float">
            <text:p>152607835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94" calcext:value-type="float">
            <text:p>394</text:p>
          </table:table-cell>
          <table:table-cell office:value-type="float" office:value="645.4" calcext:value-type="float">
            <text:p>645.4</text:p>
          </table:table-cell>
          <table:table-cell office:value-type="float" office:value="0.59" calcext:value-type="float">
            <text:p>0.59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60" calcext:value-type="float">
            <text:p>152607836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38" calcext:value-type="float">
            <text:p>72.38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4" calcext:value-type="float">
            <text:p>144.94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11" calcext:value-type="float">
            <text:p>411</text:p>
          </table:table-cell>
          <table:table-cell office:value-type="float" office:value="645.39" calcext:value-type="float">
            <text:p>645.39</text:p>
          </table:table-cell>
          <table:table-cell office:value-type="float" office:value="0.57" calcext:value-type="float">
            <text:p>0.5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61" calcext:value-type="float">
            <text:p>152607836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3" calcext:value-type="float">
            <text:p>144.93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87" calcext:value-type="float">
            <text:p>387</text:p>
          </table:table-cell>
          <table:table-cell office:value-type="float" office:value="645.37" calcext:value-type="float">
            <text:p>645.37</text:p>
          </table:table-cell>
          <table:table-cell office:value-type="float" office:value="0.58" calcext:value-type="float">
            <text:p>0.58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62" calcext:value-type="float">
            <text:p>152607836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12" calcext:value-type="float">
            <text:p>412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63" calcext:value-type="float">
            <text:p>152607836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4" calcext:value-type="float">
            <text:p>144.94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397" calcext:value-type="float">
            <text:p>397</text:p>
          </table:table-cell>
          <table:table-cell office:value-type="float" office:value="645.4" calcext:value-type="float">
            <text:p>645.4</text:p>
          </table:table-cell>
          <table:table-cell office:value-type="float" office:value="0.58" calcext:value-type="float">
            <text:p>0.58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64" calcext:value-type="float">
            <text:p>152607836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394" calcext:value-type="float">
            <text:p>394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59" calcext:value-type="float">
            <text:p>0.59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65" calcext:value-type="float">
            <text:p>152607836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7" calcext:value-type="float">
            <text:p>0.57</text:p>
          </table:table-cell>
          <table:table-cell office:value-type="float" office:value="77" calcext:value-type="float">
            <text:p>77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410" calcext:value-type="float">
            <text:p>410</text:p>
          </table:table-cell>
          <table:table-cell office:value-type="float" office:value="645.48" calcext:value-type="float">
            <text:p>645.48</text:p>
          </table:table-cell>
          <table:table-cell office:value-type="float" office:value="0.64" calcext:value-type="float">
            <text:p>0.64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8366" calcext:value-type="float">
            <text:p>152607836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03" calcext:value-type="float">
            <text:p>403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59" calcext:value-type="float">
            <text:p>0.59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67" calcext:value-type="float">
            <text:p>152607836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6" calcext:value-type="float">
            <text:p>144.96</text:p>
          </table:table-cell>
          <table:table-cell office:value-type="float" office:value="0.41" calcext:value-type="float">
            <text:p>0.41</text:p>
          </table:table-cell>
          <table:table-cell office:value-type="float" office:value="146" calcext:value-type="float">
            <text:p>146</text:p>
          </table:table-cell>
          <table:table-cell office:value-type="float" office:value="398" calcext:value-type="float">
            <text:p>398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59" calcext:value-type="float">
            <text:p>0.5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68" calcext:value-type="float">
            <text:p>152607836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392" calcext:value-type="float">
            <text:p>392</text:p>
          </table:table-cell>
          <table:table-cell office:value-type="float" office:value="645.39" calcext:value-type="float">
            <text:p>645.39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69" calcext:value-type="float">
            <text:p>152607836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6" calcext:value-type="float">
            <text:p>144.96</text:p>
          </table:table-cell>
          <table:table-cell office:value-type="float" office:value="0.38" calcext:value-type="float">
            <text:p>0.38</text:p>
          </table:table-cell>
          <table:table-cell office:value-type="float" office:value="146" calcext:value-type="float">
            <text:p>146</text:p>
          </table:table-cell>
          <table:table-cell office:value-type="float" office:value="401" calcext:value-type="float">
            <text:p>401</text:p>
          </table:table-cell>
          <table:table-cell office:value-type="float" office:value="645.44" calcext:value-type="float">
            <text:p>645.44</text:p>
          </table:table-cell>
          <table:table-cell office:value-type="float" office:value="0.58" calcext:value-type="float">
            <text:p>0.58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70" calcext:value-type="float">
            <text:p>152607837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2" calcext:value-type="float">
            <text:p>144.92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407" calcext:value-type="float">
            <text:p>407</text:p>
          </table:table-cell>
          <table:table-cell office:value-type="float" office:value="645.4" calcext:value-type="float">
            <text:p>645.4</text:p>
          </table:table-cell>
          <table:table-cell office:value-type="float" office:value="0.57" calcext:value-type="float">
            <text:p>0.57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71" calcext:value-type="float">
            <text:p>152607837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59" calcext:value-type="float">
            <text:p>0.59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72" calcext:value-type="float">
            <text:p>152607837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403" calcext:value-type="float">
            <text:p>403</text:p>
          </table:table-cell>
          <table:table-cell office:value-type="float" office:value="645.5" calcext:value-type="float">
            <text:p>645.5</text:p>
          </table:table-cell>
          <table:table-cell office:value-type="float" office:value="0.65" calcext:value-type="float">
            <text:p>0.65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8373" calcext:value-type="float">
            <text:p>152607837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4" calcext:value-type="float">
            <text:p>72.54</text:p>
          </table:table-cell>
          <table:table-cell office:value-type="float" office:value="0.6" calcext:value-type="float">
            <text:p>0.6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145.05" calcext:value-type="float">
            <text:p>145.05</text:p>
          </table:table-cell>
          <table:table-cell office:value-type="float" office:value="0.57" calcext:value-type="float">
            <text:p>0.57</text:p>
          </table:table-cell>
          <table:table-cell office:value-type="float" office:value="148" calcext:value-type="float">
            <text:p>148</text:p>
          </table:table-cell>
          <table:table-cell office:value-type="float" office:value="402" calcext:value-type="float">
            <text:p>402</text:p>
          </table:table-cell>
          <table:table-cell office:value-type="float" office:value="645.58" calcext:value-type="float">
            <text:p>645.58</text:p>
          </table:table-cell>
          <table:table-cell office:value-type="float" office:value="0.68" calcext:value-type="float">
            <text:p>0.68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74" calcext:value-type="float">
            <text:p>152607837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396" calcext:value-type="float">
            <text:p>396</text:p>
          </table:table-cell>
          <table:table-cell office:value-type="float" office:value="645.4" calcext:value-type="float">
            <text:p>645.4</text:p>
          </table:table-cell>
          <table:table-cell office:value-type="float" office:value="0.61" calcext:value-type="float">
            <text:p>0.61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75" calcext:value-type="float">
            <text:p>152607837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1" calcext:value-type="float">
            <text:p>72.41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2" calcext:value-type="float">
            <text:p>144.92</text:p>
          </table:table-cell>
          <table:table-cell office:value-type="float" office:value="0.42" calcext:value-type="float">
            <text:p>0.42</text:p>
          </table:table-cell>
          <table:table-cell office:value-type="float" office:value="147" calcext:value-type="float">
            <text:p>147</text:p>
          </table:table-cell>
          <table:table-cell office:value-type="float" office:value="406" calcext:value-type="float">
            <text:p>406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5" calcext:value-type="float">
            <text:p>0.6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76" calcext:value-type="float">
            <text:p>152607837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394" calcext:value-type="float">
            <text:p>394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1" calcext:value-type="float">
            <text:p>0.61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77" calcext:value-type="float">
            <text:p>152607837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401" calcext:value-type="float">
            <text:p>401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6" calcext:value-type="float">
            <text:p>0.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78" calcext:value-type="float">
            <text:p>152607837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51" calcext:value-type="float">
            <text:p>0.51</text:p>
          </table:table-cell>
          <table:table-cell office:value-type="float" office:value="149" calcext:value-type="float">
            <text:p>149</text:p>
          </table:table-cell>
          <table:table-cell office:value-type="float" office:value="403" calcext:value-type="float">
            <text:p>403</text:p>
          </table:table-cell>
          <table:table-cell office:value-type="float" office:value="645.48" calcext:value-type="float">
            <text:p>645.48</text:p>
          </table:table-cell>
          <table:table-cell office:value-type="float" office:value="0.66" calcext:value-type="float">
            <text:p>0.6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79" calcext:value-type="float">
            <text:p>152607837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41" calcext:value-type="float">
            <text:p>0.41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9" calcext:value-type="float">
            <text:p>0.69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526078380" calcext:value-type="float">
            <text:p>152607838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81" calcext:value-type="float">
            <text:p>152607838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6" calcext:value-type="float">
            <text:p>144.96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407" calcext:value-type="float">
            <text:p>407</text:p>
          </table:table-cell>
          <table:table-cell office:value-type="float" office:value="645.4" calcext:value-type="float">
            <text:p>645.4</text:p>
          </table:table-cell>
          <table:table-cell office:value-type="float" office:value="0.61" calcext:value-type="float">
            <text:p>0.6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82" calcext:value-type="float">
            <text:p>152607838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398" calcext:value-type="float">
            <text:p>398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58" calcext:value-type="float">
            <text:p>0.58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83" calcext:value-type="float">
            <text:p>152607838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399" calcext:value-type="float">
            <text:p>399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84" calcext:value-type="float">
            <text:p>152607838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4" calcext:value-type="float">
            <text:p>145.04</text:p>
          </table:table-cell>
          <table:table-cell office:value-type="float" office:value="0.4" calcext:value-type="float">
            <text:p>0.4</text:p>
          </table:table-cell>
          <table:table-cell office:value-type="float" office:value="146" calcext:value-type="float">
            <text:p>146</text:p>
          </table:table-cell>
          <table:table-cell office:value-type="float" office:value="399" calcext:value-type="float">
            <text:p>399</text:p>
          </table:table-cell>
          <table:table-cell office:value-type="float" office:value="645.41" calcext:value-type="float">
            <text:p>645.41</text:p>
          </table:table-cell>
          <table:table-cell office:value-type="float" office:value="0.6" calcext:value-type="float">
            <text:p>0.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85" calcext:value-type="float">
            <text:p>152607838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8" calcext:value-type="float">
            <text:p>72.4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01" calcext:value-type="float">
            <text:p>401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58" calcext:value-type="float">
            <text:p>0.58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86" calcext:value-type="float">
            <text:p>152607838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51" calcext:value-type="float">
            <text:p>72.51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6" calcext:value-type="float">
            <text:p>145.06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01" calcext:value-type="float">
            <text:p>401</text:p>
          </table:table-cell>
          <table:table-cell office:value-type="float" office:value="645.49" calcext:value-type="float">
            <text:p>645.49</text:p>
          </table:table-cell>
          <table:table-cell office:value-type="float" office:value="0.58" calcext:value-type="float">
            <text:p>0.58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87" calcext:value-type="float">
            <text:p>152607838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0.35" calcext:value-type="float">
            <text:p>0.35</text:p>
          </table:table-cell>
          <table:table-cell office:value-type="float" office:value="146" calcext:value-type="float">
            <text:p>146</text:p>
          </table:table-cell>
          <table:table-cell office:value-type="float" office:value="405" calcext:value-type="float">
            <text:p>405</text:p>
          </table:table-cell>
          <table:table-cell office:value-type="float" office:value="645.5" calcext:value-type="float">
            <text:p>645.5</text:p>
          </table:table-cell>
          <table:table-cell office:value-type="float" office:value="0.64" calcext:value-type="float">
            <text:p>0.6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88" calcext:value-type="float">
            <text:p>152607838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645.49" calcext:value-type="float">
            <text:p>645.49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89" calcext:value-type="float">
            <text:p>152607838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3" calcext:value-type="float">
            <text:p>72.4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408" calcext:value-type="float">
            <text:p>408</text:p>
          </table:table-cell>
          <table:table-cell office:value-type="float" office:value="645.45" calcext:value-type="float">
            <text:p>645.45</text:p>
          </table:table-cell>
          <table:table-cell office:value-type="float" office:value="0.62" calcext:value-type="float">
            <text:p>0.6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90" calcext:value-type="float">
            <text:p>1526078390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9" calcext:value-type="float">
            <text:p>144.99</text:p>
          </table:table-cell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395" calcext:value-type="float">
            <text:p>395</text:p>
          </table:table-cell>
          <table:table-cell office:value-type="float" office:value="645.42" calcext:value-type="float">
            <text:p>645.42</text:p>
          </table:table-cell>
          <table:table-cell office:value-type="float" office:value="0.62" calcext:value-type="float">
            <text:p>0.6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91" calcext:value-type="float">
            <text:p>1526078391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6" calcext:value-type="float">
            <text:p>144.96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05" calcext:value-type="float">
            <text:p>405</text:p>
          </table:table-cell>
          <table:table-cell office:value-type="float" office:value="645.4" calcext:value-type="float">
            <text:p>645.4</text:p>
          </table:table-cell>
          <table:table-cell office:value-type="float" office:value="0.57" calcext:value-type="float">
            <text:p>0.5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92" calcext:value-type="float">
            <text:p>1526078392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398" calcext:value-type="float">
            <text:p>398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397" calcext:value-type="float">
            <text:p>397</text:p>
          </table:table-cell>
          <table:table-cell office:value-type="float" office:value="645.47" calcext:value-type="float">
            <text:p>645.47</text:p>
          </table:table-cell>
          <table:table-cell office:value-type="float" office:value="0.62" calcext:value-type="float">
            <text:p>0.6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93" calcext:value-type="float">
            <text:p>1526078393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4" calcext:value-type="float">
            <text:p>72.44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1" calcext:value-type="float">
            <text:p>401</text:p>
          </table:table-cell>
          <table:table-cell office:value-type="float" office:value="146.14" calcext:value-type="float">
            <text:p>146.14</text:p>
          </table:table-cell>
          <table:table-cell office:value-type="float" office:value="23.17" calcext:value-type="float">
            <text:p>23.17</text:p>
          </table:table-cell>
          <table:table-cell office:value-type="float" office:value="609" calcext:value-type="float">
            <text:p>609</text:p>
          </table:table-cell>
          <table:table-cell office:value-type="float" office:value="402" calcext:value-type="float">
            <text:p>402</text:p>
          </table:table-cell>
          <table:table-cell office:value-type="float" office:value="646.59" calcext:value-type="float">
            <text:p>646.59</text:p>
          </table:table-cell>
          <table:table-cell office:value-type="float" office:value="23.18" calcext:value-type="float">
            <text:p>23.18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526078394" calcext:value-type="float">
            <text:p>1526078394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95" calcext:value-type="float">
            <text:p>395</text:p>
          </table:table-cell>
          <table:table-cell office:value-type="float" office:value="645.49" calcext:value-type="float">
            <text:p>645.49</text:p>
          </table:table-cell>
          <table:table-cell office:value-type="float" office:value="0.6" calcext:value-type="float">
            <text:p>0.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95" calcext:value-type="float">
            <text:p>1526078395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7" calcext:value-type="float">
            <text:p>72.47</text:p>
          </table:table-cell>
          <table:table-cell office:value-type="float" office:value="0.5" calcext:value-type="float">
            <text:p>0.5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144.98" calcext:value-type="float">
            <text:p>144.98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float" office:value="645.43" calcext:value-type="float">
            <text:p>645.43</text:p>
          </table:table-cell>
          <table:table-cell office:value-type="float" office:value="0.63" calcext:value-type="float">
            <text:p>0.6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96" calcext:value-type="float">
            <text:p>1526078396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2" calcext:value-type="float">
            <text:p>72.42</text:p>
          </table:table-cell>
          <table:table-cell office:value-type="float" office:value="0.49" calcext:value-type="float">
            <text:p>0.49</text:p>
          </table:table-cell>
          <table:table-cell office:value-type="float" office:value="73" calcext:value-type="float">
            <text:p>73</text:p>
          </table:table-cell>
          <table:table-cell office:value-type="float" office:value="399" calcext:value-type="float">
            <text:p>399</text:p>
          </table:table-cell>
          <table:table-cell office:value-type="float" office:value="145.01" calcext:value-type="float">
            <text:p>145.01</text:p>
          </table:table-cell>
          <table:table-cell office:value-type="float" office:value="0.41" calcext:value-type="float">
            <text:p>0.41</text:p>
          </table:table-cell>
          <table:table-cell office:value-type="float" office:value="146" calcext:value-type="float">
            <text:p>146</text:p>
          </table:table-cell>
          <table:table-cell office:value-type="float" office:value="398" calcext:value-type="float">
            <text:p>398</text:p>
          </table:table-cell>
          <table:table-cell office:value-type="float" office:value="645.46" calcext:value-type="float">
            <text:p>645.46</text:p>
          </table:table-cell>
          <table:table-cell office:value-type="float" office:value="0.62" calcext:value-type="float">
            <text:p>0.62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26078397" calcext:value-type="float">
            <text:p>1526078397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5" calcext:value-type="float">
            <text:p>144.95</text:p>
          </table:table-cell>
          <table:table-cell office:value-type="float" office:value="0.39" calcext:value-type="float">
            <text:p>0.39</text:p>
          </table:table-cell>
          <table:table-cell office:value-type="float" office:value="146" calcext:value-type="float">
            <text:p>146</text:p>
          </table:table-cell>
          <table:table-cell office:value-type="float" office:value="401" calcext:value-type="float">
            <text:p>401</text:p>
          </table:table-cell>
          <table:table-cell office:value-type="float" office:value="645.48" calcext:value-type="float">
            <text:p>645.48</text:p>
          </table:table-cell>
          <table:table-cell office:value-type="float" office:value="0.62" calcext:value-type="float">
            <text:p>0.6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526078398" calcext:value-type="float">
            <text:p>1526078398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5" calcext:value-type="float">
            <text:p>72.45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4.97" calcext:value-type="float">
            <text:p>144.97</text:p>
          </table:table-cell>
          <table:table-cell office:value-type="float" office:value="0.36" calcext:value-type="float">
            <text:p>0.36</text:p>
          </table:table-cell>
          <table:table-cell office:value-type="float" office:value="146" calcext:value-type="float">
            <text:p>146</text:p>
          </table:table-cell>
          <table:table-cell office:value-type="float" office:value="399" calcext:value-type="float">
            <text:p>399</text:p>
          </table:table-cell>
          <table:table-cell office:value-type="float" office:value="645.44" calcext:value-type="float">
            <text:p>645.44</text:p>
          </table:table-cell>
          <table:table-cell office:value-type="float" office:value="0.55" calcext:value-type="float">
            <text:p>0.5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26078399" calcext:value-type="float">
            <text:p>1526078399</text:p>
          </table:table-cell>
          <table:table-cell office:value-type="string" calcext:value-type="string">
            <text:p>INVITE</text:p>
          </table:table-cell>
          <table:table-cell office:value-type="float" office:value="400" calcext:value-type="float">
            <text:p>400</text:p>
          </table:table-cell>
          <table:table-cell office:value-type="float" office:value="72.46" calcext:value-type="float">
            <text:p>72.46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45.02" calcext:value-type="float">
            <text:p>145.02</text:p>
          </table:table-cell>
          <table:table-cell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645.52" calcext:value-type="float">
            <text:p>645.52</text:p>
          </table:table-cell>
          <table:table-cell office:value-type="float" office:value="0.8" calcext:value-type="float">
            <text:p>0.8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table:number-columns-repeated="7"/>
          <table:table-cell table:formula="of:=AVERAGE([.H2:.H126])" office:value-type="float" office:value="159.1956" calcext:value-type="float">
            <text:p>159.1956</text:p>
          </table:table-cell>
          <table:table-cell table:number-columns-repeated="3"/>
          <table:table-cell table:formula="of:=AVERAGE([.L2:.L126])" office:value-type="float" office:value="708.77784" calcext:value-type="float">
            <text:p>708.77784</text:p>
          </table:table-cell>
          <table:table-cell table:number-columns-repeated="2"/>
        </table:table-row>
      </table:table>
      <table:table table:name="Sheet7" table:style-name="ta1">
        <table:shapes>
          <draw:frame draw:z-index="0" draw:style-name="gr1" draw:text-style-name="P1" svg:width="4.4402in" svg:height="2.5in" svg:x="0.7594in" svg:y="0in">
            <draw:object draw:notify-on-update-of-ranges="Sheet6.A26:Sheet6.A152 Sheet6.D26:Sheet6.D26 Sheet6.D27:Sheet6.D152 Sheet6.H26:Sheet6.H26 Sheet6.H27:Sheet6.H152 Sheet6.L26:Sheet6.L26 Sheet6.L27:Sheet6.L15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.4402in" svg:height="2.5in" svg:x="5.3335in" svg:y="0.4496in">
            <draw:object draw:notify-on-update-of-ranges="Sheet5.A1:Sheet5.A127 Sheet5.D1:Sheet5.D1 Sheet5.D2:Sheet5.D127 Sheet5.H1:Sheet5.H1 Sheet5.H2:Sheet5.H127 Sheet5.L1:Sheet5.L1 Sheet5.L2:Sheet5.L12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.4402in" svg:height="2.5in" svg:x="0.878in" svg:y="2.2173in">
            <draw:object draw:notify-on-update-of-ranges="LB_ON.A2:LB_ON.A119 LB_ON.B1:LB_ON.B1 LB_ON.B2:LB_ON.B119 LB_ON.C1:LB_ON.C1 LB_ON.C2:LB_ON.C119 LB_ON.D1:LB_ON.D1 LB_ON.D2:LB_ON.D119 LB_ON.E1:LB_ON.E1 LB_ON.E2:LB_ON.E1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4.4402in" svg:height="2.5in" svg:x="5.3228in" svg:y="2.2484in">
            <draw:object draw:notify-on-update-of-ranges="LB_OFF.A2:LB_OFF.A161 LB_OFF.B1:LB_OFF.B1 LB_OFF.B2:LB_OFF.B161 LB_OFF.C1:LB_OFF.C1 LB_OFF.C2:LB_OFF.C161 LB_OFF.D1:LB_OFF.D1 LB_OFF.D2:LB_OFF.D161 LB_OFF.E1:LB_OFF.E1 LB_OFF.E2:LB_OFF.E16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 table:number-rows-repeated="26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$LB_ON.$A$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4">
          <table:table-cell/>
          <table:table-cell table:style-name="ce2" office:value-type="string" calcext:value-type="string">
            <text:p>CONFIG</text:p>
          </table:table-cell>
          <table:table-cell table:style-name="ce4" office:value-type="string" calcext:value-type="string">
            <text:p>AVG 180</text:p>
          </table:table-cell>
          <table:table-cell table:style-name="ce4" office:value-type="string" calcext:value-type="string">
            <text:p>AVG 200</text:p>
          </table:table-cell>
          <table:table-cell table:style-name="ce4" office:value-type="string" calcext:value-type="string">
            <text:p>TIMEOUT</text:p>
          </table:table-cell>
          <table:table-cell table:style-name="ce4" office:value-type="string" calcext:value-type="string">
            <text:p>200 RECEIVED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no congestion control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49784" calcext:value-type="float">
            <text:p>49784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congestion control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8:33:57.187962278</meta:creation-date>
    <dc:date>2018-05-13T09:57:05.744647294</dc:date>
    <meta:editing-duration>P1DT15H21M51S</meta:editing-duration>
    <meta:editing-cycles>5</meta:editing-cycles>
    <meta:generator>LibreOffice/4.2.8.2$Linux_X86_64 LibreOffice_project/420m0$Build-2</meta:generator>
    <meta:document-statistic meta:table-count="7" meta:cell-count="495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703cm" style:legend-expansion="high" chart:style-name="ch2"/>
        <chart:plot-area chart:style-name="ch3" table:cell-range-address="Sheet6.A26:Sheet6.A152 Sheet6.D26:Sheet6.D152 Sheet6.H26:Sheet6.H152 Sheet6.L26:Sheet6.L152" chart:data-source-has-labels="both" svg:x="0.32cm" svg:y="0.18cm" svg:width="12.64cm" svg:height="8.64cm">
          <chartooo:coordinate-region svg:x="1.902cm" svg:y="0.379cm" svg:width="11.058cm" svg:height="6.469cm"/>
          <chart:axis chart:dimension="x" chart:name="primary-x" chart:style-name="ch4" chartooo:axis-type="auto">
            <chartooo:date-scale/>
            <chart:categories table:cell-range-address="Sheet6.A26:Sheet6.A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6.D27:Sheet6.D152" chart:label-cell-address="Sheet6.D26:Sheet6.D26" chart:class="chart:line">
            <chart:data-point chart:repeated="126"/>
          </chart:series>
          <chart:series chart:style-name="ch7" chart:values-cell-range-address="Sheet6.H27:Sheet6.H152" chart:label-cell-address="Sheet6.H26:Sheet6.H26" chart:class="chart:line">
            <chart:data-point chart:repeated="126"/>
          </chart:series>
          <chart:series chart:style-name="ch8" chart:values-cell-range-address="Sheet6.L27:Sheet6.L152" chart:label-cell-address="Sheet6.L26:Sheet6.L26" chart:class="chart:line">
            <chart:data-point chart:repeated="1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-AVG</text:p>
                <draw:g>
                  <svg:desc>Sheet6.D26:Sheet6.D26</svg:desc>
                </draw:g>
              </table:table-cell>
              <table:table-cell office:value-type="string">
                <text:p>180-AVG</text:p>
                <draw:g>
                  <svg:desc>Sheet6.H26:Sheet6.H26</svg:desc>
                </draw:g>
              </table:table-cell>
              <table:table-cell office:value-type="string">
                <text:p>200-AVG</text:p>
                <draw:g>
                  <svg:desc>Sheet6.L26:Sheet6.L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STAMP</text:p>
                <draw:g>
                  <svg:desc>Sheet6.A26:Sheet6.A152</svg:desc>
                </draw:g>
              </table:table-cell>
              <table:table-cell office:value-type="float" office:value="72.45">
                <text:p>72.45</text:p>
                <draw:g>
                  <svg:desc>Sheet6.D27:Sheet6.D152</svg:desc>
                </draw:g>
              </table:table-cell>
              <table:table-cell office:value-type="float" office:value="145.07">
                <text:p>145.07</text:p>
                <draw:g>
                  <svg:desc>Sheet6.H27:Sheet6.H152</svg:desc>
                </draw:g>
              </table:table-cell>
              <table:table-cell office:value-type="float" office:value="645.5">
                <text:p>645.5</text:p>
                <draw:g>
                  <svg:desc>Sheet6.L27:Sheet6.L152</svg:desc>
                </draw:g>
              </table:table-cell>
            </table:table-row>
            <table:table-row>
              <table:table-cell office:value-type="float" office:value="1526077974">
                <text:p>1526077970</text:p>
              </table:table-cell>
              <table:table-cell office:value-type="float" office:value="72.51">
                <text:p>72.51</text:p>
              </table:table-cell>
              <table:table-cell office:value-type="float" office:value="145.11">
                <text:p>145.11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7975">
                <text:p>1526077980</text:p>
              </table:table-cell>
              <table:table-cell office:value-type="float" office:value="72.45">
                <text:p>72.45</text:p>
              </table:table-cell>
              <table:table-cell office:value-type="float" office:value="145.04">
                <text:p>145.04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7976">
                <text:p>1526077980</text:p>
              </table:table-cell>
              <table:table-cell office:value-type="float" office:value="72.45">
                <text:p>72.45</text:p>
              </table:table-cell>
              <table:table-cell office:value-type="float" office:value="145.04">
                <text:p>145.04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7977">
                <text:p>1526077980</text:p>
              </table:table-cell>
              <table:table-cell office:value-type="float" office:value="72.41">
                <text:p>72.41</text:p>
              </table:table-cell>
              <table:table-cell office:value-type="float" office:value="144.99">
                <text:p>144.99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7978">
                <text:p>1526077980</text:p>
              </table:table-cell>
              <table:table-cell office:value-type="float" office:value="72.39">
                <text:p>72.39</text:p>
              </table:table-cell>
              <table:table-cell office:value-type="float" office:value="144.99">
                <text:p>144.99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7979">
                <text:p>1526077980</text:p>
              </table:table-cell>
              <table:table-cell office:value-type="float" office:value="72.39">
                <text:p>72.39</text:p>
              </table:table-cell>
              <table:table-cell office:value-type="float" office:value="144.97">
                <text:p>144.97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7980">
                <text:p>1526077980</text:p>
              </table:table-cell>
              <table:table-cell office:value-type="float" office:value="72.39">
                <text:p>72.39</text:p>
              </table:table-cell>
              <table:table-cell office:value-type="float" office:value="144.99">
                <text:p>144.99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7981">
                <text:p>1526077980</text:p>
              </table:table-cell>
              <table:table-cell office:value-type="float" office:value="72.38">
                <text:p>72.38</text:p>
              </table:table-cell>
              <table:table-cell office:value-type="float" office:value="144.99">
                <text:p>144.99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7982">
                <text:p>1526077980</text:p>
              </table:table-cell>
              <table:table-cell office:value-type="float" office:value="72.46">
                <text:p>72.46</text:p>
              </table:table-cell>
              <table:table-cell office:value-type="float" office:value="145.05">
                <text:p>145.05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7983">
                <text:p>1526077980</text:p>
              </table:table-cell>
              <table:table-cell office:value-type="float" office:value="72.4">
                <text:p>72.4</text:p>
              </table:table-cell>
              <table:table-cell office:value-type="float" office:value="144.99">
                <text:p>144.99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7984">
                <text:p>1526077980</text:p>
              </table:table-cell>
              <table:table-cell office:value-type="float" office:value="72.43">
                <text:p>72.43</text:p>
              </table:table-cell>
              <table:table-cell office:value-type="float" office:value="145.06">
                <text:p>145.06</text:p>
              </table:table-cell>
              <table:table-cell office:value-type="float" office:value="645.55">
                <text:p>645.55</text:p>
              </table:table-cell>
            </table:table-row>
            <table:table-row>
              <table:table-cell office:value-type="float" office:value="1526077985">
                <text:p>1526077990</text:p>
              </table:table-cell>
              <table:table-cell office:value-type="float" office:value="72.44">
                <text:p>72.44</text:p>
              </table:table-cell>
              <table:table-cell office:value-type="float" office:value="145.03">
                <text:p>145.03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7986">
                <text:p>1526077990</text:p>
              </table:table-cell>
              <table:table-cell office:value-type="float" office:value="72.49">
                <text:p>72.49</text:p>
              </table:table-cell>
              <table:table-cell office:value-type="float" office:value="145.14">
                <text:p>145.14</text:p>
              </table:table-cell>
              <table:table-cell office:value-type="float" office:value="645.56">
                <text:p>645.56</text:p>
              </table:table-cell>
            </table:table-row>
            <table:table-row>
              <table:table-cell office:value-type="float" office:value="1526077987">
                <text:p>1526077990</text:p>
              </table:table-cell>
              <table:table-cell office:value-type="float" office:value="72.43">
                <text:p>72.43</text:p>
              </table:table-cell>
              <table:table-cell office:value-type="float" office:value="150.3">
                <text:p>150.3</text:p>
              </table:table-cell>
              <table:table-cell office:value-type="float" office:value="666.69">
                <text:p>666.69</text:p>
              </table:table-cell>
            </table:table-row>
            <table:table-row>
              <table:table-cell office:value-type="float" office:value="1526077988">
                <text:p>1526077990</text:p>
              </table:table-cell>
              <table:table-cell office:value-type="float" office:value="72.44">
                <text:p>72.44</text:p>
              </table:table-cell>
              <table:table-cell office:value-type="float" office:value="160.26">
                <text:p>160.26</text:p>
              </table:table-cell>
              <table:table-cell office:value-type="float" office:value="655.69">
                <text:p>655.69</text:p>
              </table:table-cell>
            </table:table-row>
            <table:table-row>
              <table:table-cell office:value-type="float" office:value="1526077989">
                <text:p>1526077990</text:p>
              </table:table-cell>
              <table:table-cell office:value-type="float" office:value="72.39">
                <text:p>72.39</text:p>
              </table:table-cell>
              <table:table-cell office:value-type="float" office:value="147.55">
                <text:p>147.55</text:p>
              </table:table-cell>
              <table:table-cell office:value-type="float" office:value="683.75">
                <text:p>683.75</text:p>
              </table:table-cell>
            </table:table-row>
            <table:table-row>
              <table:table-cell office:value-type="float" office:value="1526077990">
                <text:p>1526077990</text:p>
              </table:table-cell>
              <table:table-cell office:value-type="float" office:value="72.43">
                <text:p>72.43</text:p>
              </table:table-cell>
              <table:table-cell office:value-type="float" office:value="146.2">
                <text:p>146.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1526077991">
                <text:p>1526077990</text:p>
              </table:table-cell>
              <table:table-cell office:value-type="float" office:value="72.42">
                <text:p>72.42</text:p>
              </table:table-cell>
              <table:table-cell office:value-type="float" office:value="146.15">
                <text:p>146.15</text:p>
              </table:table-cell>
              <table:table-cell office:value-type="float" office:value="646.21">
                <text:p>646.21</text:p>
              </table:table-cell>
            </table:table-row>
            <table:table-row>
              <table:table-cell office:value-type="float" office:value="1526077992">
                <text:p>1526077990</text:p>
              </table:table-cell>
              <table:table-cell office:value-type="float" office:value="72.42">
                <text:p>72.42</text:p>
              </table:table-cell>
              <table:table-cell office:value-type="float" office:value="151.25">
                <text:p>151.25</text:p>
              </table:table-cell>
              <table:table-cell office:value-type="float" office:value="791.65">
                <text:p>791.65</text:p>
              </table:table-cell>
            </table:table-row>
            <table:table-row>
              <table:table-cell office:value-type="float" office:value="1526077993">
                <text:p>1526077990</text:p>
              </table:table-cell>
              <table:table-cell office:value-type="float" office:value="72.47">
                <text:p>72.47</text:p>
              </table:table-cell>
              <table:table-cell office:value-type="float" office:value="165.02">
                <text:p>165.02</text:p>
              </table:table-cell>
              <table:table-cell office:value-type="float" office:value="698.92">
                <text:p>698.92</text:p>
              </table:table-cell>
            </table:table-row>
            <table:table-row>
              <table:table-cell office:value-type="float" office:value="1526077994">
                <text:p>1526077990</text:p>
              </table:table-cell>
              <table:table-cell office:value-type="float" office:value="72.45">
                <text:p>72.45</text:p>
              </table:table-cell>
              <table:table-cell office:value-type="float" office:value="168.14">
                <text:p>168.14</text:p>
              </table:table-cell>
              <table:table-cell office:value-type="float" office:value="789.81">
                <text:p>789.81</text:p>
              </table:table-cell>
            </table:table-row>
            <table:table-row>
              <table:table-cell office:value-type="float" office:value="1526077995">
                <text:p>1526078000</text:p>
              </table:table-cell>
              <table:table-cell office:value-type="float" office:value="72.47">
                <text:p>72.47</text:p>
              </table:table-cell>
              <table:table-cell office:value-type="float" office:value="147.47">
                <text:p>147.47</text:p>
              </table:table-cell>
              <table:table-cell office:value-type="float" office:value="687.5">
                <text:p>687.5</text:p>
              </table:table-cell>
            </table:table-row>
            <table:table-row>
              <table:table-cell office:value-type="float" office:value="1526077996">
                <text:p>1526078000</text:p>
              </table:table-cell>
              <table:table-cell office:value-type="float" office:value="72.44">
                <text:p>72.44</text:p>
              </table:table-cell>
              <table:table-cell office:value-type="float" office:value="153.98">
                <text:p>153.98</text:p>
              </table:table-cell>
              <table:table-cell office:value-type="float" office:value="719.16">
                <text:p>719.16</text:p>
              </table:table-cell>
            </table:table-row>
            <table:table-row>
              <table:table-cell office:value-type="float" office:value="1526077997">
                <text:p>1526078000</text:p>
              </table:table-cell>
              <table:table-cell office:value-type="float" office:value="72.41">
                <text:p>72.41</text:p>
              </table:table-cell>
              <table:table-cell office:value-type="float" office:value="145.03">
                <text:p>145.03</text:p>
              </table:table-cell>
              <table:table-cell office:value-type="float" office:value="649.16">
                <text:p>649.16</text:p>
              </table:table-cell>
            </table:table-row>
            <table:table-row>
              <table:table-cell office:value-type="float" office:value="1526077998">
                <text:p>1526078000</text:p>
              </table:table-cell>
              <table:table-cell office:value-type="float" office:value="72.49">
                <text:p>72.49</text:p>
              </table:table-cell>
              <table:table-cell office:value-type="float" office:value="145.1">
                <text:p>145.1</text:p>
              </table:table-cell>
              <table:table-cell office:value-type="float" office:value="645.59">
                <text:p>645.59</text:p>
              </table:table-cell>
            </table:table-row>
            <table:table-row>
              <table:table-cell office:value-type="float" office:value="1526077999">
                <text:p>1526078000</text:p>
              </table:table-cell>
              <table:table-cell office:value-type="float" office:value="72.36">
                <text:p>72.36</text:p>
              </table:table-cell>
              <table:table-cell office:value-type="float" office:value="144.98">
                <text:p>144.98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000">
                <text:p>1526078000</text:p>
              </table:table-cell>
              <table:table-cell office:value-type="float" office:value="72.4">
                <text:p>72.4</text:p>
              </table:table-cell>
              <table:table-cell office:value-type="float" office:value="145.03">
                <text:p>145.03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8001">
                <text:p>1526078000</text:p>
              </table:table-cell>
              <table:table-cell office:value-type="float" office:value="72.4">
                <text:p>72.4</text:p>
              </table:table-cell>
              <table:table-cell office:value-type="float" office:value="145">
                <text:p>145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8002">
                <text:p>1526078000</text:p>
              </table:table-cell>
              <table:table-cell office:value-type="float" office:value="72.44">
                <text:p>72.44</text:p>
              </table:table-cell>
              <table:table-cell office:value-type="float" office:value="145.04">
                <text:p>145.04</text:p>
              </table:table-cell>
              <table:table-cell office:value-type="float" office:value="645.51">
                <text:p>645.51</text:p>
              </table:table-cell>
            </table:table-row>
            <table:table-row>
              <table:table-cell office:value-type="float" office:value="1526078003">
                <text:p>1526078000</text:p>
              </table:table-cell>
              <table:table-cell office:value-type="float" office:value="72.44">
                <text:p>72.44</text:p>
              </table:table-cell>
              <table:table-cell office:value-type="float" office:value="145.03">
                <text:p>145.03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8004">
                <text:p>1526078000</text:p>
              </table:table-cell>
              <table:table-cell office:value-type="float" office:value="72.42">
                <text:p>72.42</text:p>
              </table:table-cell>
              <table:table-cell office:value-type="float" office:value="145.04">
                <text:p>145.04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8005">
                <text:p>1526078010</text:p>
              </table:table-cell>
              <table:table-cell office:value-type="float" office:value="72.4">
                <text:p>72.4</text:p>
              </table:table-cell>
              <table:table-cell office:value-type="float" office:value="145.08">
                <text:p>145.08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006">
                <text:p>1526078010</text:p>
              </table:table-cell>
              <table:table-cell office:value-type="float" office:value="72.44">
                <text:p>72.44</text:p>
              </table:table-cell>
              <table:table-cell office:value-type="float" office:value="144.98">
                <text:p>144.98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007">
                <text:p>1526078010</text:p>
              </table:table-cell>
              <table:table-cell office:value-type="float" office:value="72.41">
                <text:p>72.41</text:p>
              </table:table-cell>
              <table:table-cell office:value-type="float" office:value="144.93">
                <text:p>144.93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008">
                <text:p>1526078010</text:p>
              </table:table-cell>
              <table:table-cell office:value-type="float" office:value="72.43">
                <text:p>72.43</text:p>
              </table:table-cell>
              <table:table-cell office:value-type="float" office:value="144.95">
                <text:p>144.95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8009">
                <text:p>1526078010</text:p>
              </table:table-cell>
              <table:table-cell office:value-type="float" office:value="72.38">
                <text:p>72.38</text:p>
              </table:table-cell>
              <table:table-cell office:value-type="float" office:value="144.92">
                <text:p>144.92</text:p>
              </table:table-cell>
              <table:table-cell office:value-type="float" office:value="645.31">
                <text:p>645.31</text:p>
              </table:table-cell>
            </table:table-row>
            <table:table-row>
              <table:table-cell office:value-type="float" office:value="1526078010">
                <text:p>1526078010</text:p>
              </table:table-cell>
              <table:table-cell office:value-type="float" office:value="72.42">
                <text:p>72.42</text:p>
              </table:table-cell>
              <table:table-cell office:value-type="float" office:value="144.96">
                <text:p>144.96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8011">
                <text:p>1526078010</text:p>
              </table:table-cell>
              <table:table-cell office:value-type="float" office:value="72.38">
                <text:p>72.38</text:p>
              </table:table-cell>
              <table:table-cell office:value-type="float" office:value="144.89">
                <text:p>144.89</text:p>
              </table:table-cell>
              <table:table-cell office:value-type="float" office:value="645.34">
                <text:p>645.34</text:p>
              </table:table-cell>
            </table:table-row>
            <table:table-row>
              <table:table-cell office:value-type="float" office:value="1526078012">
                <text:p>1526078010</text:p>
              </table:table-cell>
              <table:table-cell office:value-type="float" office:value="72.4">
                <text:p>72.4</text:p>
              </table:table-cell>
              <table:table-cell office:value-type="float" office:value="144.94">
                <text:p>144.94</text:p>
              </table:table-cell>
              <table:table-cell office:value-type="float" office:value="645.35">
                <text:p>645.35</text:p>
              </table:table-cell>
            </table:table-row>
            <table:table-row>
              <table:table-cell office:value-type="float" office:value="1526078013">
                <text:p>1526078010</text:p>
              </table:table-cell>
              <table:table-cell office:value-type="float" office:value="72.45">
                <text:p>72.45</text:p>
              </table:table-cell>
              <table:table-cell office:value-type="float" office:value="144.96">
                <text:p>144.96</text:p>
              </table:table-cell>
              <table:table-cell office:value-type="float" office:value="645.37">
                <text:p>645.37</text:p>
              </table:table-cell>
            </table:table-row>
            <table:table-row>
              <table:table-cell office:value-type="float" office:value="1526078014">
                <text:p>1526078010</text:p>
              </table:table-cell>
              <table:table-cell office:value-type="float" office:value="72.45">
                <text:p>72.45</text:p>
              </table:table-cell>
              <table:table-cell office:value-type="float" office:value="144.95">
                <text:p>144.95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8015">
                <text:p>1526078020</text:p>
              </table:table-cell>
              <table:table-cell office:value-type="float" office:value="72.41">
                <text:p>72.41</text:p>
              </table:table-cell>
              <table:table-cell office:value-type="float" office:value="144.99">
                <text:p>144.99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8016">
                <text:p>1526078020</text:p>
              </table:table-cell>
              <table:table-cell office:value-type="float" office:value="72.44">
                <text:p>72.44</text:p>
              </table:table-cell>
              <table:table-cell office:value-type="float" office:value="144.94">
                <text:p>144.94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8017">
                <text:p>1526078020</text:p>
              </table:table-cell>
              <table:table-cell office:value-type="float" office:value="72.4">
                <text:p>72.4</text:p>
              </table:table-cell>
              <table:table-cell office:value-type="float" office:value="205.33">
                <text:p>205.33</text:p>
              </table:table-cell>
              <table:table-cell office:value-type="float" office:value="700.58">
                <text:p>700.58</text:p>
              </table:table-cell>
            </table:table-row>
            <table:table-row>
              <table:table-cell office:value-type="float" office:value="1526078018">
                <text:p>1526078020</text:p>
              </table:table-cell>
              <table:table-cell office:value-type="float" office:value="72.44">
                <text:p>72.44</text:p>
              </table:table-cell>
              <table:table-cell office:value-type="float" office:value="168.2">
                <text:p>168.2</text:p>
              </table:table-cell>
              <table:table-cell office:value-type="float" office:value="673.13">
                <text:p>673.13</text:p>
              </table:table-cell>
            </table:table-row>
            <table:table-row>
              <table:table-cell office:value-type="float" office:value="1526078019">
                <text:p>1526078020</text:p>
              </table:table-cell>
              <table:table-cell office:value-type="float" office:value="72.49">
                <text:p>72.49</text:p>
              </table:table-cell>
              <table:table-cell office:value-type="float" office:value="159.46">
                <text:p>159.46</text:p>
              </table:table-cell>
              <table:table-cell office:value-type="float" office:value="1003.05">
                <text:p>1003.05</text:p>
              </table:table-cell>
            </table:table-row>
            <table:table-row>
              <table:table-cell office:value-type="float" office:value="1526078020">
                <text:p>1526078020</text:p>
              </table:table-cell>
              <table:table-cell office:value-type="float" office:value="73.65">
                <text:p>73.65</text:p>
              </table:table-cell>
              <table:table-cell office:value-type="float" office:value="149.07">
                <text:p>149.07</text:p>
              </table:table-cell>
              <table:table-cell office:value-type="float" office:value="967.45">
                <text:p>967.45</text:p>
              </table:table-cell>
            </table:table-row>
            <table:table-row>
              <table:table-cell office:value-type="float" office:value="1526078021">
                <text:p>1526078020</text:p>
              </table:table-cell>
              <table:table-cell office:value-type="float" office:value="72.38">
                <text:p>72.38</text:p>
              </table:table-cell>
              <table:table-cell office:value-type="float" office:value="148.28">
                <text:p>148.28</text:p>
              </table:table-cell>
              <table:table-cell office:value-type="float" office:value="843.58">
                <text:p>843.58</text:p>
              </table:table-cell>
            </table:table-row>
            <table:table-row>
              <table:table-cell office:value-type="float" office:value="1526078022">
                <text:p>1526078020</text:p>
              </table:table-cell>
              <table:table-cell office:value-type="float" office:value="73.68">
                <text:p>73.68</text:p>
              </table:table-cell>
              <table:table-cell office:value-type="float" office:value="147.34">
                <text:p>147.34</text:p>
              </table:table-cell>
              <table:table-cell office:value-type="float" office:value="712.86">
                <text:p>712.86</text:p>
              </table:table-cell>
            </table:table-row>
            <table:table-row>
              <table:table-cell office:value-type="float" office:value="1526078023">
                <text:p>1526078020</text:p>
              </table:table-cell>
              <table:table-cell office:value-type="float" office:value="73.69">
                <text:p>73.69</text:p>
              </table:table-cell>
              <table:table-cell office:value-type="float" office:value="157.49">
                <text:p>157.49</text:p>
              </table:table-cell>
              <table:table-cell office:value-type="float" office:value="687.31">
                <text:p>687.31</text:p>
              </table:table-cell>
            </table:table-row>
            <table:table-row>
              <table:table-cell office:value-type="float" office:value="1526078024">
                <text:p>1526078020</text:p>
              </table:table-cell>
              <table:table-cell office:value-type="float" office:value="72.47">
                <text:p>72.47</text:p>
              </table:table-cell>
              <table:table-cell office:value-type="float" office:value="147.41">
                <text:p>147.41</text:p>
              </table:table-cell>
              <table:table-cell office:value-type="float" office:value="714.26">
                <text:p>714.26</text:p>
              </table:table-cell>
            </table:table-row>
            <table:table-row>
              <table:table-cell office:value-type="float" office:value="1526078025">
                <text:p>1526078030</text:p>
              </table:table-cell>
              <table:table-cell office:value-type="float" office:value="72.43">
                <text:p>72.43</text:p>
              </table:table-cell>
              <table:table-cell office:value-type="float" office:value="180.78">
                <text:p>180.78</text:p>
              </table:table-cell>
              <table:table-cell office:value-type="float" office:value="662.23">
                <text:p>662.23</text:p>
              </table:table-cell>
            </table:table-row>
            <table:table-row>
              <table:table-cell office:value-type="float" office:value="1526078026">
                <text:p>1526078030</text:p>
              </table:table-cell>
              <table:table-cell office:value-type="float" office:value="73.71">
                <text:p>73.71</text:p>
              </table:table-cell>
              <table:table-cell office:value-type="float" office:value="234.6">
                <text:p>234.6</text:p>
              </table:table-cell>
              <table:table-cell office:value-type="float" office:value="911.44">
                <text:p>911.44</text:p>
              </table:table-cell>
            </table:table-row>
            <table:table-row>
              <table:table-cell office:value-type="float" office:value="1526078027">
                <text:p>1526078030</text:p>
              </table:table-cell>
              <table:table-cell office:value-type="float" office:value="72.47">
                <text:p>72.47</text:p>
              </table:table-cell>
              <table:table-cell office:value-type="float" office:value="145.01">
                <text:p>145.01</text:p>
              </table:table-cell>
              <table:table-cell office:value-type="float" office:value="706.31">
                <text:p>706.31</text:p>
              </table:table-cell>
            </table:table-row>
            <table:table-row>
              <table:table-cell office:value-type="float" office:value="1526078028">
                <text:p>1526078030</text:p>
              </table:table-cell>
              <table:table-cell office:value-type="float" office:value="73.65">
                <text:p>73.65</text:p>
              </table:table-cell>
              <table:table-cell office:value-type="float" office:value="146.11">
                <text:p>146.11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8029">
                <text:p>1526078030</text:p>
              </table:table-cell>
              <table:table-cell office:value-type="float" office:value="72.33">
                <text:p>72.33</text:p>
              </table:table-cell>
              <table:table-cell office:value-type="float" office:value="144.87">
                <text:p>144.87</text:p>
              </table:table-cell>
              <table:table-cell office:value-type="float" office:value="646.48">
                <text:p>646.48</text:p>
              </table:table-cell>
            </table:table-row>
            <table:table-row>
              <table:table-cell office:value-type="float" office:value="1526078030">
                <text:p>1526078030</text:p>
              </table:table-cell>
              <table:table-cell office:value-type="float" office:value="72.45">
                <text:p>72.45</text:p>
              </table:table-cell>
              <table:table-cell office:value-type="float" office:value="144.98">
                <text:p>144.98</text:p>
              </table:table-cell>
              <table:table-cell office:value-type="float" office:value="645.36">
                <text:p>645.36</text:p>
              </table:table-cell>
            </table:table-row>
            <table:table-row>
              <table:table-cell office:value-type="float" office:value="1526078031">
                <text:p>1526078030</text:p>
              </table:table-cell>
              <table:table-cell office:value-type="float" office:value="72.42">
                <text:p>72.42</text:p>
              </table:table-cell>
              <table:table-cell office:value-type="float" office:value="144.93">
                <text:p>144.93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032">
                <text:p>1526078030</text:p>
              </table:table-cell>
              <table:table-cell office:value-type="float" office:value="72.44">
                <text:p>72.44</text:p>
              </table:table-cell>
              <table:table-cell office:value-type="float" office:value="145.03">
                <text:p>145.03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033">
                <text:p>1526078030</text:p>
              </table:table-cell>
              <table:table-cell office:value-type="float" office:value="72.57">
                <text:p>72.57</text:p>
              </table:table-cell>
              <table:table-cell office:value-type="float" office:value="145.05">
                <text:p>145.05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034">
                <text:p>1526078030</text:p>
              </table:table-cell>
              <table:table-cell office:value-type="float" office:value="72.43">
                <text:p>72.43</text:p>
              </table:table-cell>
              <table:table-cell office:value-type="float" office:value="144.95">
                <text:p>144.95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035">
                <text:p>1526078040</text:p>
              </table:table-cell>
              <table:table-cell office:value-type="float" office:value="72.45">
                <text:p>72.45</text:p>
              </table:table-cell>
              <table:table-cell office:value-type="float" office:value="145.01">
                <text:p>145.01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8036">
                <text:p>1526078040</text:p>
              </table:table-cell>
              <table:table-cell office:value-type="float" office:value="72.47">
                <text:p>72.47</text:p>
              </table:table-cell>
              <table:table-cell office:value-type="float" office:value="145.01">
                <text:p>145.01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8037">
                <text:p>1526078040</text:p>
              </table:table-cell>
              <table:table-cell office:value-type="float" office:value="72.42">
                <text:p>72.42</text:p>
              </table:table-cell>
              <table:table-cell office:value-type="float" office:value="144.97">
                <text:p>144.97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038">
                <text:p>1526078040</text:p>
              </table:table-cell>
              <table:table-cell office:value-type="float" office:value="72.41">
                <text:p>72.41</text:p>
              </table:table-cell>
              <table:table-cell office:value-type="float" office:value="144.97">
                <text:p>144.97</text:p>
              </table:table-cell>
              <table:table-cell office:value-type="float" office:value="645.55">
                <text:p>645.55</text:p>
              </table:table-cell>
            </table:table-row>
            <table:table-row>
              <table:table-cell office:value-type="float" office:value="1526078039">
                <text:p>1526078040</text:p>
              </table:table-cell>
              <table:table-cell office:value-type="float" office:value="72.47">
                <text:p>72.47</text:p>
              </table:table-cell>
              <table:table-cell office:value-type="float" office:value="144.98">
                <text:p>144.98</text:p>
              </table:table-cell>
              <table:table-cell office:value-type="float" office:value="645.53">
                <text:p>645.53</text:p>
              </table:table-cell>
            </table:table-row>
            <table:table-row>
              <table:table-cell office:value-type="float" office:value="1526078040">
                <text:p>1526078040</text:p>
              </table:table-cell>
              <table:table-cell office:value-type="float" office:value="72.43">
                <text:p>72.43</text:p>
              </table:table-cell>
              <table:table-cell office:value-type="float" office:value="144.91">
                <text:p>144.91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041">
                <text:p>1526078040</text:p>
              </table:table-cell>
              <table:table-cell office:value-type="float" office:value="72.43">
                <text:p>72.43</text:p>
              </table:table-cell>
              <table:table-cell office:value-type="float" office:value="144.98">
                <text:p>144.98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042">
                <text:p>1526078040</text:p>
              </table:table-cell>
              <table:table-cell office:value-type="float" office:value="72.45">
                <text:p>72.45</text:p>
              </table:table-cell>
              <table:table-cell office:value-type="float" office:value="144.95">
                <text:p>144.95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8043">
                <text:p>1526078040</text:p>
              </table:table-cell>
              <table:table-cell office:value-type="float" office:value="72.43">
                <text:p>72.43</text:p>
              </table:table-cell>
              <table:table-cell office:value-type="float" office:value="144.98">
                <text:p>144.98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8044">
                <text:p>1526078040</text:p>
              </table:table-cell>
              <table:table-cell office:value-type="float" office:value="72.44">
                <text:p>72.44</text:p>
              </table:table-cell>
              <table:table-cell office:value-type="float" office:value="144.97">
                <text:p>144.97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045">
                <text:p>1526078050</text:p>
              </table:table-cell>
              <table:table-cell office:value-type="float" office:value="72.42">
                <text:p>72.42</text:p>
              </table:table-cell>
              <table:table-cell office:value-type="float" office:value="144.97">
                <text:p>144.97</text:p>
              </table:table-cell>
              <table:table-cell office:value-type="float" office:value="645.37">
                <text:p>645.37</text:p>
              </table:table-cell>
            </table:table-row>
            <table:table-row>
              <table:table-cell office:value-type="float" office:value="1526078046">
                <text:p>1526078050</text:p>
              </table:table-cell>
              <table:table-cell office:value-type="float" office:value="72.42">
                <text:p>72.42</text:p>
              </table:table-cell>
              <table:table-cell office:value-type="float" office:value="144.99">
                <text:p>144.99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047">
                <text:p>1526078050</text:p>
              </table:table-cell>
              <table:table-cell office:value-type="float" office:value="72.41">
                <text:p>72.41</text:p>
              </table:table-cell>
              <table:table-cell office:value-type="float" office:value="144.96">
                <text:p>144.96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8048">
                <text:p>1526078050</text:p>
              </table:table-cell>
              <table:table-cell office:value-type="float" office:value="72.44">
                <text:p>72.44</text:p>
              </table:table-cell>
              <table:table-cell office:value-type="float" office:value="144.93">
                <text:p>144.93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049">
                <text:p>1526078050</text:p>
              </table:table-cell>
              <table:table-cell office:value-type="float" office:value="72.37">
                <text:p>72.37</text:p>
              </table:table-cell>
              <table:table-cell office:value-type="float" office:value="144.91">
                <text:p>144.91</text:p>
              </table:table-cell>
              <table:table-cell office:value-type="float" office:value="645.37">
                <text:p>645.37</text:p>
              </table:table-cell>
            </table:table-row>
            <table:table-row>
              <table:table-cell office:value-type="float" office:value="1526078050">
                <text:p>1526078050</text:p>
              </table:table-cell>
              <table:table-cell office:value-type="float" office:value="72.46">
                <text:p>72.46</text:p>
              </table:table-cell>
              <table:table-cell office:value-type="float" office:value="144.97">
                <text:p>144.97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8051">
                <text:p>1526078050</text:p>
              </table:table-cell>
              <table:table-cell office:value-type="float" office:value="72.37">
                <text:p>72.37</text:p>
              </table:table-cell>
              <table:table-cell office:value-type="float" office:value="144.91">
                <text:p>144.91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052">
                <text:p>1526078050</text:p>
              </table:table-cell>
              <table:table-cell office:value-type="float" office:value="72.4">
                <text:p>72.4</text:p>
              </table:table-cell>
              <table:table-cell office:value-type="float" office:value="144.94">
                <text:p>144.94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8053">
                <text:p>1526078050</text:p>
              </table:table-cell>
              <table:table-cell office:value-type="float" office:value="72.47">
                <text:p>72.47</text:p>
              </table:table-cell>
              <table:table-cell office:value-type="float" office:value="145">
                <text:p>145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8054">
                <text:p>1526078050</text:p>
              </table:table-cell>
              <table:table-cell office:value-type="float" office:value="72.48">
                <text:p>72.48</text:p>
              </table:table-cell>
              <table:table-cell office:value-type="float" office:value="145.04">
                <text:p>145.04</text:p>
              </table:table-cell>
              <table:table-cell office:value-type="float" office:value="645.51">
                <text:p>645.51</text:p>
              </table:table-cell>
            </table:table-row>
            <table:table-row>
              <table:table-cell office:value-type="float" office:value="1526078055">
                <text:p>1526078060</text:p>
              </table:table-cell>
              <table:table-cell office:value-type="float" office:value="72.43">
                <text:p>72.43</text:p>
              </table:table-cell>
              <table:table-cell office:value-type="float" office:value="144.93">
                <text:p>144.93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8056">
                <text:p>1526078060</text:p>
              </table:table-cell>
              <table:table-cell office:value-type="float" office:value="72.41">
                <text:p>72.41</text:p>
              </table:table-cell>
              <table:table-cell office:value-type="float" office:value="144.97">
                <text:p>144.97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8057">
                <text:p>1526078060</text:p>
              </table:table-cell>
              <table:table-cell office:value-type="float" office:value="72.44">
                <text:p>72.44</text:p>
              </table:table-cell>
              <table:table-cell office:value-type="float" office:value="144.95">
                <text:p>144.95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058">
                <text:p>1526078060</text:p>
              </table:table-cell>
              <table:table-cell office:value-type="float" office:value="72.44">
                <text:p>72.44</text:p>
              </table:table-cell>
              <table:table-cell office:value-type="float" office:value="145.02">
                <text:p>145.02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8059">
                <text:p>1526078060</text:p>
              </table:table-cell>
              <table:table-cell office:value-type="float" office:value="72.42">
                <text:p>72.42</text:p>
              </table:table-cell>
              <table:table-cell office:value-type="float" office:value="144.92">
                <text:p>144.92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060">
                <text:p>1526078060</text:p>
              </table:table-cell>
              <table:table-cell office:value-type="float" office:value="72.4">
                <text:p>72.4</text:p>
              </table:table-cell>
              <table:table-cell office:value-type="float" office:value="144.92">
                <text:p>144.92</text:p>
              </table:table-cell>
              <table:table-cell office:value-type="float" office:value="645.37">
                <text:p>645.37</text:p>
              </table:table-cell>
            </table:table-row>
            <table:table-row>
              <table:table-cell office:value-type="float" office:value="1526078061">
                <text:p>1526078060</text:p>
              </table:table-cell>
              <table:table-cell office:value-type="float" office:value="72.4">
                <text:p>72.4</text:p>
              </table:table-cell>
              <table:table-cell office:value-type="float" office:value="144.89">
                <text:p>144.89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8062">
                <text:p>1526078060</text:p>
              </table:table-cell>
              <table:table-cell office:value-type="float" office:value="72.37">
                <text:p>72.37</text:p>
              </table:table-cell>
              <table:table-cell office:value-type="float" office:value="144.94">
                <text:p>144.94</text:p>
              </table:table-cell>
              <table:table-cell office:value-type="float" office:value="645.33">
                <text:p>645.33</text:p>
              </table:table-cell>
            </table:table-row>
            <table:table-row>
              <table:table-cell office:value-type="float" office:value="1526078063">
                <text:p>1526078060</text:p>
              </table:table-cell>
              <table:table-cell office:value-type="float" office:value="72.42">
                <text:p>72.42</text:p>
              </table:table-cell>
              <table:table-cell office:value-type="float" office:value="144.96">
                <text:p>144.96</text:p>
              </table:table-cell>
              <table:table-cell office:value-type="float" office:value="645.37">
                <text:p>645.37</text:p>
              </table:table-cell>
            </table:table-row>
            <table:table-row>
              <table:table-cell office:value-type="float" office:value="1526078064">
                <text:p>1526078060</text:p>
              </table:table-cell>
              <table:table-cell office:value-type="float" office:value="72.42">
                <text:p>72.42</text:p>
              </table:table-cell>
              <table:table-cell office:value-type="float" office:value="144.98">
                <text:p>144.98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8065">
                <text:p>1526078070</text:p>
              </table:table-cell>
              <table:table-cell office:value-type="float" office:value="72.39">
                <text:p>72.39</text:p>
              </table:table-cell>
              <table:table-cell office:value-type="float" office:value="144.93">
                <text:p>144.93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8066">
                <text:p>1526078070</text:p>
              </table:table-cell>
              <table:table-cell office:value-type="float" office:value="72.45">
                <text:p>72.45</text:p>
              </table:table-cell>
              <table:table-cell office:value-type="float" office:value="145.02">
                <text:p>145.02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067">
                <text:p>1526078070</text:p>
              </table:table-cell>
              <table:table-cell office:value-type="float" office:value="72.45">
                <text:p>72.45</text:p>
              </table:table-cell>
              <table:table-cell office:value-type="float" office:value="145.01">
                <text:p>145.01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068">
                <text:p>1526078070</text:p>
              </table:table-cell>
              <table:table-cell office:value-type="float" office:value="72.41">
                <text:p>72.41</text:p>
              </table:table-cell>
              <table:table-cell office:value-type="float" office:value="144.99">
                <text:p>144.99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069">
                <text:p>1526078070</text:p>
              </table:table-cell>
              <table:table-cell office:value-type="float" office:value="72.44">
                <text:p>72.44</text:p>
              </table:table-cell>
              <table:table-cell office:value-type="float" office:value="144.96">
                <text:p>144.96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070">
                <text:p>1526078070</text:p>
              </table:table-cell>
              <table:table-cell office:value-type="float" office:value="72.42">
                <text:p>72.42</text:p>
              </table:table-cell>
              <table:table-cell office:value-type="float" office:value="144.98">
                <text:p>144.98</text:p>
              </table:table-cell>
              <table:table-cell office:value-type="float" office:value="646.76">
                <text:p>646.76</text:p>
              </table:table-cell>
            </table:table-row>
            <table:table-row>
              <table:table-cell office:value-type="float" office:value="1526078071">
                <text:p>1526078070</text:p>
              </table:table-cell>
              <table:table-cell office:value-type="float" office:value="72.39">
                <text:p>72.39</text:p>
              </table:table-cell>
              <table:table-cell office:value-type="float" office:value="144.9">
                <text:p>144.9</text:p>
              </table:table-cell>
              <table:table-cell office:value-type="float" office:value="645.33">
                <text:p>645.33</text:p>
              </table:table-cell>
            </table:table-row>
            <table:table-row>
              <table:table-cell office:value-type="float" office:value="1526078072">
                <text:p>1526078070</text:p>
              </table:table-cell>
              <table:table-cell office:value-type="float" office:value="72.4">
                <text:p>72.4</text:p>
              </table:table-cell>
              <table:table-cell office:value-type="float" office:value="144.85">
                <text:p>144.85</text:p>
              </table:table-cell>
              <table:table-cell office:value-type="float" office:value="645.32">
                <text:p>645.32</text:p>
              </table:table-cell>
            </table:table-row>
            <table:table-row>
              <table:table-cell office:value-type="float" office:value="1526078073">
                <text:p>1526078070</text:p>
              </table:table-cell>
              <table:table-cell office:value-type="float" office:value="72.43">
                <text:p>72.43</text:p>
              </table:table-cell>
              <table:table-cell office:value-type="float" office:value="144.95">
                <text:p>144.95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8074">
                <text:p>1526078070</text:p>
              </table:table-cell>
              <table:table-cell office:value-type="float" office:value="72.42">
                <text:p>72.42</text:p>
              </table:table-cell>
              <table:table-cell office:value-type="float" office:value="144.96">
                <text:p>144.96</text:p>
              </table:table-cell>
              <table:table-cell office:value-type="float" office:value="645.37">
                <text:p>645.37</text:p>
              </table:table-cell>
            </table:table-row>
            <table:table-row>
              <table:table-cell office:value-type="float" office:value="1526078075">
                <text:p>1526078080</text:p>
              </table:table-cell>
              <table:table-cell office:value-type="float" office:value="72.45">
                <text:p>72.45</text:p>
              </table:table-cell>
              <table:table-cell office:value-type="float" office:value="144.98">
                <text:p>144.98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076">
                <text:p>1526078080</text:p>
              </table:table-cell>
              <table:table-cell office:value-type="float" office:value="72.47">
                <text:p>72.47</text:p>
              </table:table-cell>
              <table:table-cell office:value-type="float" office:value="145.02">
                <text:p>145.02</text:p>
              </table:table-cell>
              <table:table-cell office:value-type="float" office:value="645.51">
                <text:p>645.51</text:p>
              </table:table-cell>
            </table:table-row>
            <table:table-row>
              <table:table-cell office:value-type="float" office:value="1526078077">
                <text:p>1526078080</text:p>
              </table:table-cell>
              <table:table-cell office:value-type="float" office:value="72.45">
                <text:p>72.45</text:p>
              </table:table-cell>
              <table:table-cell office:value-type="float" office:value="144.93">
                <text:p>144.93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078">
                <text:p>1526078080</text:p>
              </table:table-cell>
              <table:table-cell office:value-type="float" office:value="72.49">
                <text:p>72.49</text:p>
              </table:table-cell>
              <table:table-cell office:value-type="float" office:value="145.06">
                <text:p>145.06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079">
                <text:p>1526078080</text:p>
              </table:table-cell>
              <table:table-cell office:value-type="float" office:value="72.52">
                <text:p>72.52</text:p>
              </table:table-cell>
              <table:table-cell office:value-type="float" office:value="145.11">
                <text:p>145.11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8080">
                <text:p>1526078080</text:p>
              </table:table-cell>
              <table:table-cell office:value-type="float" office:value="72.43">
                <text:p>72.43</text:p>
              </table:table-cell>
              <table:table-cell office:value-type="float" office:value="144.99">
                <text:p>144.99</text:p>
              </table:table-cell>
              <table:table-cell office:value-type="float" office:value="646.74">
                <text:p>646.74</text:p>
              </table:table-cell>
            </table:table-row>
            <table:table-row>
              <table:table-cell office:value-type="float" office:value="1526078081">
                <text:p>1526078080</text:p>
              </table:table-cell>
              <table:table-cell office:value-type="float" office:value="72.39">
                <text:p>72.39</text:p>
              </table:table-cell>
              <table:table-cell office:value-type="float" office:value="144.94">
                <text:p>144.94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8082">
                <text:p>1526078080</text:p>
              </table:table-cell>
              <table:table-cell office:value-type="float" office:value="72.47">
                <text:p>72.47</text:p>
              </table:table-cell>
              <table:table-cell office:value-type="float" office:value="145.03">
                <text:p>145.03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083">
                <text:p>1526078080</text:p>
              </table:table-cell>
              <table:table-cell office:value-type="float" office:value="72.47">
                <text:p>72.47</text:p>
              </table:table-cell>
              <table:table-cell office:value-type="float" office:value="145.04">
                <text:p>145.04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8084">
                <text:p>1526078080</text:p>
              </table:table-cell>
              <table:table-cell office:value-type="float" office:value="72.54">
                <text:p>72.54</text:p>
              </table:table-cell>
              <table:table-cell office:value-type="float" office:value="145.08">
                <text:p>145.08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8085">
                <text:p>1526078090</text:p>
              </table:table-cell>
              <table:table-cell office:value-type="float" office:value="72.52">
                <text:p>72.52</text:p>
              </table:table-cell>
              <table:table-cell office:value-type="float" office:value="145.1">
                <text:p>145.1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8086">
                <text:p>1526078090</text:p>
              </table:table-cell>
              <table:table-cell office:value-type="float" office:value="72.52">
                <text:p>72.52</text:p>
              </table:table-cell>
              <table:table-cell office:value-type="float" office:value="145.06">
                <text:p>145.06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8087">
                <text:p>1526078090</text:p>
              </table:table-cell>
              <table:table-cell office:value-type="float" office:value="72.4">
                <text:p>72.4</text:p>
              </table:table-cell>
              <table:table-cell office:value-type="float" office:value="144.97">
                <text:p>144.97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088">
                <text:p>1526078090</text:p>
              </table:table-cell>
              <table:table-cell office:value-type="float" office:value="72.47">
                <text:p>72.47</text:p>
              </table:table-cell>
              <table:table-cell office:value-type="float" office:value="144.97">
                <text:p>144.97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089">
                <text:p>1526078090</text:p>
              </table:table-cell>
              <table:table-cell office:value-type="float" office:value="72.46">
                <text:p>72.46</text:p>
              </table:table-cell>
              <table:table-cell office:value-type="float" office:value="145.02">
                <text:p>145.02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090">
                <text:p>1526078090</text:p>
              </table:table-cell>
              <table:table-cell office:value-type="float" office:value="72.49">
                <text:p>72.49</text:p>
              </table:table-cell>
              <table:table-cell office:value-type="float" office:value="145.01">
                <text:p>145.01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8091">
                <text:p>1526078090</text:p>
              </table:table-cell>
              <table:table-cell office:value-type="float" office:value="72.44">
                <text:p>72.44</text:p>
              </table:table-cell>
              <table:table-cell office:value-type="float" office:value="144.98">
                <text:p>144.98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092">
                <text:p>1526078090</text:p>
              </table:table-cell>
              <table:table-cell office:value-type="float" office:value="72.44">
                <text:p>72.44</text:p>
              </table:table-cell>
              <table:table-cell office:value-type="float" office:value="144.96">
                <text:p>144.96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8093">
                <text:p>1526078090</text:p>
              </table:table-cell>
              <table:table-cell office:value-type="float" office:value="72.43">
                <text:p>72.43</text:p>
              </table:table-cell>
              <table:table-cell office:value-type="float" office:value="145.01">
                <text:p>145.01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094">
                <text:p>1526078090</text:p>
              </table:table-cell>
              <table:table-cell office:value-type="float" office:value="72.45">
                <text:p>72.45</text:p>
              </table:table-cell>
              <table:table-cell office:value-type="float" office:value="144.99">
                <text:p>144.99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095">
                <text:p>1526078100</text:p>
              </table:table-cell>
              <table:table-cell office:value-type="float" office:value="72.43">
                <text:p>72.43</text:p>
              </table:table-cell>
              <table:table-cell office:value-type="float" office:value="144.97">
                <text:p>144.97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8096">
                <text:p>1526078100</text:p>
              </table:table-cell>
              <table:table-cell office:value-type="float" office:value="72.47">
                <text:p>72.47</text:p>
              </table:table-cell>
              <table:table-cell office:value-type="float" office:value="145">
                <text:p>145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097">
                <text:p>1526078100</text:p>
              </table:table-cell>
              <table:table-cell office:value-type="float" office:value="72.45">
                <text:p>72.45</text:p>
              </table:table-cell>
              <table:table-cell office:value-type="float" office:value="145">
                <text:p>145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8098">
                <text:p>1526078100</text:p>
              </table:table-cell>
              <table:table-cell office:value-type="float" office:value="NaN">
                <text:p>NaN</text:p>
              </table:table-cell>
              <table:table-cell office:value-type="float" office:value="147.67208">
                <text:p>147.67208</text:p>
              </table:table-cell>
              <table:table-cell office:value-type="float" office:value="662.024080000001">
                <text:p>662.02408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703cm" style:legend-expansion="high" chart:style-name="ch2"/>
        <chart:plot-area chart:style-name="ch3" table:cell-range-address="Sheet5.A1:Sheet5.A127 Sheet5.D1:Sheet5.D127 Sheet5.H1:Sheet5.H127 Sheet5.L1:Sheet5.L127" chart:data-source-has-labels="both" svg:x="0.32cm" svg:y="0.18cm" svg:width="12.64cm" svg:height="8.64cm">
          <chartooo:coordinate-region svg:x="1.902cm" svg:y="0.379cm" svg:width="11.058cm" svg:height="6.469cm"/>
          <chart:axis chart:dimension="x" chart:name="primary-x" chart:style-name="ch4" chartooo:axis-type="auto">
            <chartooo:date-scale/>
            <chart:categories table:cell-range-address="Sheet5.A1:Sheet5.A1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D2:Sheet5.D127" chart:label-cell-address="Sheet5.D1:Sheet5.D1" chart:class="chart:line">
            <chart:data-point chart:repeated="126"/>
          </chart:series>
          <chart:series chart:style-name="ch7" chart:values-cell-range-address="Sheet5.H2:Sheet5.H127" chart:label-cell-address="Sheet5.H1:Sheet5.H1" chart:class="chart:line">
            <chart:data-point chart:repeated="126"/>
          </chart:series>
          <chart:series chart:style-name="ch8" chart:values-cell-range-address="Sheet5.L2:Sheet5.L127" chart:label-cell-address="Sheet5.L1:Sheet5.L1" chart:class="chart:line">
            <chart:data-point chart:repeated="1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-AVG</text:p>
                <draw:g>
                  <svg:desc>Sheet5.D1:Sheet5.D1</svg:desc>
                </draw:g>
              </table:table-cell>
              <table:table-cell office:value-type="string">
                <text:p>180-AVG</text:p>
                <draw:g>
                  <svg:desc>Sheet5.H1:Sheet5.H1</svg:desc>
                </draw:g>
              </table:table-cell>
              <table:table-cell office:value-type="string">
                <text:p>200-AVG</text:p>
                <draw:g>
                  <svg:desc>Sheet5.L1:Sheet5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STAMP</text:p>
                <draw:g>
                  <svg:desc>Sheet5.A1:Sheet5.A127</svg:desc>
                </draw:g>
              </table:table-cell>
              <table:table-cell office:value-type="float" office:value="72.56">
                <text:p>72.56</text:p>
                <draw:g>
                  <svg:desc>Sheet5.D2:Sheet5.D127</svg:desc>
                </draw:g>
              </table:table-cell>
              <table:table-cell office:value-type="float" office:value="145.21">
                <text:p>145.21</text:p>
                <draw:g>
                  <svg:desc>Sheet5.H2:Sheet5.H127</svg:desc>
                </draw:g>
              </table:table-cell>
              <table:table-cell office:value-type="float" office:value="645.71">
                <text:p>645.71</text:p>
                <draw:g>
                  <svg:desc>Sheet5.L2:Sheet5.L127</svg:desc>
                </draw:g>
              </table:table-cell>
            </table:table-row>
            <table:table-row>
              <table:table-cell office:value-type="float" office:value="1526078275">
                <text:p>1526078280</text:p>
              </table:table-cell>
              <table:table-cell office:value-type="float" office:value="72.54">
                <text:p>72.54</text:p>
              </table:table-cell>
              <table:table-cell office:value-type="float" office:value="145.14">
                <text:p>145.14</text:p>
              </table:table-cell>
              <table:table-cell office:value-type="float" office:value="645.63">
                <text:p>645.63</text:p>
              </table:table-cell>
            </table:table-row>
            <table:table-row>
              <table:table-cell office:value-type="float" office:value="1526078276">
                <text:p>1526078280</text:p>
              </table:table-cell>
              <table:table-cell office:value-type="float" office:value="72.55">
                <text:p>72.55</text:p>
              </table:table-cell>
              <table:table-cell office:value-type="float" office:value="145.13">
                <text:p>145.13</text:p>
              </table:table-cell>
              <table:table-cell office:value-type="float" office:value="645.62">
                <text:p>645.62</text:p>
              </table:table-cell>
            </table:table-row>
            <table:table-row>
              <table:table-cell office:value-type="float" office:value="1526078277">
                <text:p>1526078280</text:p>
              </table:table-cell>
              <table:table-cell office:value-type="float" office:value="72.53">
                <text:p>72.53</text:p>
              </table:table-cell>
              <table:table-cell office:value-type="float" office:value="145.17">
                <text:p>145.17</text:p>
              </table:table-cell>
              <table:table-cell office:value-type="float" office:value="645.61">
                <text:p>645.61</text:p>
              </table:table-cell>
            </table:table-row>
            <table:table-row>
              <table:table-cell office:value-type="float" office:value="1526078278">
                <text:p>1526078280</text:p>
              </table:table-cell>
              <table:table-cell office:value-type="float" office:value="72.59">
                <text:p>72.59</text:p>
              </table:table-cell>
              <table:table-cell office:value-type="float" office:value="145.18">
                <text:p>145.18</text:p>
              </table:table-cell>
              <table:table-cell office:value-type="float" office:value="645.62">
                <text:p>645.62</text:p>
              </table:table-cell>
            </table:table-row>
            <table:table-row>
              <table:table-cell office:value-type="float" office:value="1526078279">
                <text:p>1526078280</text:p>
              </table:table-cell>
              <table:table-cell office:value-type="float" office:value="72.51">
                <text:p>72.51</text:p>
              </table:table-cell>
              <table:table-cell office:value-type="float" office:value="145.18">
                <text:p>145.18</text:p>
              </table:table-cell>
              <table:table-cell office:value-type="float" office:value="645.65">
                <text:p>645.65</text:p>
              </table:table-cell>
            </table:table-row>
            <table:table-row>
              <table:table-cell office:value-type="float" office:value="1526078280">
                <text:p>1526078280</text:p>
              </table:table-cell>
              <table:table-cell office:value-type="float" office:value="72.44">
                <text:p>72.44</text:p>
              </table:table-cell>
              <table:table-cell office:value-type="float" office:value="145.07">
                <text:p>145.07</text:p>
              </table:table-cell>
              <table:table-cell office:value-type="float" office:value="645.62">
                <text:p>645.62</text:p>
              </table:table-cell>
            </table:table-row>
            <table:table-row>
              <table:table-cell office:value-type="float" office:value="1526078281">
                <text:p>1526078280</text:p>
              </table:table-cell>
              <table:table-cell office:value-type="float" office:value="72.48">
                <text:p>72.48</text:p>
              </table:table-cell>
              <table:table-cell office:value-type="float" office:value="145.08">
                <text:p>145.08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8282">
                <text:p>1526078280</text:p>
              </table:table-cell>
              <table:table-cell office:value-type="float" office:value="72.44">
                <text:p>72.44</text:p>
              </table:table-cell>
              <table:table-cell office:value-type="float" office:value="145.02">
                <text:p>145.02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8283">
                <text:p>1526078280</text:p>
              </table:table-cell>
              <table:table-cell office:value-type="float" office:value="72.42">
                <text:p>72.42</text:p>
              </table:table-cell>
              <table:table-cell office:value-type="float" office:value="145.04">
                <text:p>145.04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8284">
                <text:p>1526078280</text:p>
              </table:table-cell>
              <table:table-cell office:value-type="float" office:value="72.4">
                <text:p>72.4</text:p>
              </table:table-cell>
              <table:table-cell office:value-type="float" office:value="145.05">
                <text:p>145.05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8285">
                <text:p>1526078290</text:p>
              </table:table-cell>
              <table:table-cell office:value-type="float" office:value="72.47">
                <text:p>72.47</text:p>
              </table:table-cell>
              <table:table-cell office:value-type="float" office:value="145.07">
                <text:p>145.07</text:p>
              </table:table-cell>
              <table:table-cell office:value-type="float" office:value="645.57">
                <text:p>645.57</text:p>
              </table:table-cell>
            </table:table-row>
            <table:table-row>
              <table:table-cell office:value-type="float" office:value="1526078286">
                <text:p>1526078290</text:p>
              </table:table-cell>
              <table:table-cell office:value-type="float" office:value="72.44">
                <text:p>72.44</text:p>
              </table:table-cell>
              <table:table-cell office:value-type="float" office:value="145.07">
                <text:p>145.07</text:p>
              </table:table-cell>
              <table:table-cell office:value-type="float" office:value="645.58">
                <text:p>645.58</text:p>
              </table:table-cell>
            </table:table-row>
            <table:table-row>
              <table:table-cell office:value-type="float" office:value="1526078287">
                <text:p>1526078290</text:p>
              </table:table-cell>
              <table:table-cell office:value-type="float" office:value="72.43">
                <text:p>72.43</text:p>
              </table:table-cell>
              <table:table-cell office:value-type="float" office:value="148.5">
                <text:p>148.5</text:p>
              </table:table-cell>
              <table:table-cell office:value-type="float" office:value="660.3">
                <text:p>660.3</text:p>
              </table:table-cell>
            </table:table-row>
            <table:table-row>
              <table:table-cell office:value-type="float" office:value="1526078288">
                <text:p>1526078290</text:p>
              </table:table-cell>
              <table:table-cell office:value-type="float" office:value="72.44">
                <text:p>72.44</text:p>
              </table:table-cell>
              <table:table-cell office:value-type="float" office:value="145.32">
                <text:p>145.32</text:p>
              </table:table-cell>
              <table:table-cell office:value-type="float" office:value="651.68">
                <text:p>651.68</text:p>
              </table:table-cell>
            </table:table-row>
            <table:table-row>
              <table:table-cell office:value-type="float" office:value="1526078289">
                <text:p>1526078290</text:p>
              </table:table-cell>
              <table:table-cell office:value-type="float" office:value="72.43">
                <text:p>72.43</text:p>
              </table:table-cell>
              <table:table-cell office:value-type="float" office:value="152.15">
                <text:p>152.15</text:p>
              </table:table-cell>
              <table:table-cell office:value-type="float" office:value="663.19">
                <text:p>663.19</text:p>
              </table:table-cell>
            </table:table-row>
            <table:table-row>
              <table:table-cell office:value-type="float" office:value="1526078290">
                <text:p>1526078290</text:p>
              </table:table-cell>
              <table:table-cell office:value-type="float" office:value="72.45">
                <text:p>72.45</text:p>
              </table:table-cell>
              <table:table-cell office:value-type="float" office:value="168.06">
                <text:p>168.06</text:p>
              </table:table-cell>
              <table:table-cell office:value-type="float" office:value="674.42">
                <text:p>674.42</text:p>
              </table:table-cell>
            </table:table-row>
            <table:table-row>
              <table:table-cell office:value-type="float" office:value="1526078291">
                <text:p>1526078290</text:p>
              </table:table-cell>
              <table:table-cell office:value-type="float" office:value="72.43">
                <text:p>72.43</text:p>
              </table:table-cell>
              <table:table-cell office:value-type="float" office:value="145.69">
                <text:p>145.69</text:p>
              </table:table-cell>
              <table:table-cell office:value-type="float" office:value="663.33">
                <text:p>663.33</text:p>
              </table:table-cell>
            </table:table-row>
            <table:table-row>
              <table:table-cell office:value-type="float" office:value="1526078292">
                <text:p>1526078290</text:p>
              </table:table-cell>
              <table:table-cell office:value-type="float" office:value="72.38">
                <text:p>72.38</text:p>
              </table:table-cell>
              <table:table-cell office:value-type="float" office:value="199.31">
                <text:p>199.31</text:p>
              </table:table-cell>
              <table:table-cell office:value-type="float" office:value="677.96">
                <text:p>677.96</text:p>
              </table:table-cell>
            </table:table-row>
            <table:table-row>
              <table:table-cell office:value-type="float" office:value="1526078293">
                <text:p>1526078290</text:p>
              </table:table-cell>
              <table:table-cell office:value-type="float" office:value="72.4">
                <text:p>72.4</text:p>
              </table:table-cell>
              <table:table-cell office:value-type="float" office:value="268.63">
                <text:p>268.63</text:p>
              </table:table-cell>
              <table:table-cell office:value-type="float" office:value="710.39">
                <text:p>710.39</text:p>
              </table:table-cell>
            </table:table-row>
            <table:table-row>
              <table:table-cell office:value-type="float" office:value="1526078294">
                <text:p>1526078290</text:p>
              </table:table-cell>
              <table:table-cell office:value-type="float" office:value="72.42">
                <text:p>72.42</text:p>
              </table:table-cell>
              <table:table-cell office:value-type="float" office:value="205.14">
                <text:p>205.14</text:p>
              </table:table-cell>
              <table:table-cell office:value-type="float" office:value="890.22">
                <text:p>890.22</text:p>
              </table:table-cell>
            </table:table-row>
            <table:table-row>
              <table:table-cell office:value-type="float" office:value="1526078295">
                <text:p>1526078300</text:p>
              </table:table-cell>
              <table:table-cell office:value-type="float" office:value="72.48">
                <text:p>72.48</text:p>
              </table:table-cell>
              <table:table-cell office:value-type="float" office:value="428.42">
                <text:p>428.42</text:p>
              </table:table-cell>
              <table:table-cell office:value-type="float" office:value="761.61">
                <text:p>761.61</text:p>
              </table:table-cell>
            </table:table-row>
            <table:table-row>
              <table:table-cell office:value-type="float" office:value="1526078296">
                <text:p>1526078300</text:p>
              </table:table-cell>
              <table:table-cell office:value-type="float" office:value="72.41">
                <text:p>72.41</text:p>
              </table:table-cell>
              <table:table-cell office:value-type="float" office:value="454.2">
                <text:p>454.2</text:p>
              </table:table-cell>
              <table:table-cell office:value-type="float" office:value="866.66">
                <text:p>866.66</text:p>
              </table:table-cell>
            </table:table-row>
            <table:table-row>
              <table:table-cell office:value-type="float" office:value="1526078297">
                <text:p>1526078300</text:p>
              </table:table-cell>
              <table:table-cell office:value-type="float" office:value="72.52">
                <text:p>72.52</text:p>
              </table:table-cell>
              <table:table-cell office:value-type="float" office:value="253.26">
                <text:p>253.26</text:p>
              </table:table-cell>
              <table:table-cell office:value-type="float" office:value="1503.41">
                <text:p>1503.41</text:p>
              </table:table-cell>
            </table:table-row>
            <table:table-row>
              <table:table-cell office:value-type="float" office:value="1526078298">
                <text:p>1526078300</text:p>
              </table:table-cell>
              <table:table-cell office:value-type="float" office:value="72.5">
                <text:p>72.5</text:p>
              </table:table-cell>
              <table:table-cell office:value-type="float" office:value="145.13">
                <text:p>145.13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8299">
                <text:p>1526078300</text:p>
              </table:table-cell>
              <table:table-cell office:value-type="float" office:value="72.48">
                <text:p>72.48</text:p>
              </table:table-cell>
              <table:table-cell office:value-type="float" office:value="145.09">
                <text:p>145.09</text:p>
              </table:table-cell>
              <table:table-cell office:value-type="float" office:value="645.57">
                <text:p>645.57</text:p>
              </table:table-cell>
            </table:table-row>
            <table:table-row>
              <table:table-cell office:value-type="float" office:value="1526078300">
                <text:p>1526078300</text:p>
              </table:table-cell>
              <table:table-cell office:value-type="float" office:value="72.51">
                <text:p>72.51</text:p>
              </table:table-cell>
              <table:table-cell office:value-type="float" office:value="145.15">
                <text:p>145.15</text:p>
              </table:table-cell>
              <table:table-cell office:value-type="float" office:value="645.54">
                <text:p>645.54</text:p>
              </table:table-cell>
            </table:table-row>
            <table:table-row>
              <table:table-cell office:value-type="float" office:value="1526078301">
                <text:p>1526078300</text:p>
              </table:table-cell>
              <table:table-cell office:value-type="float" office:value="72.57">
                <text:p>72.57</text:p>
              </table:table-cell>
              <table:table-cell office:value-type="float" office:value="145.21">
                <text:p>145.21</text:p>
              </table:table-cell>
              <table:table-cell office:value-type="float" office:value="645.54">
                <text:p>645.54</text:p>
              </table:table-cell>
            </table:table-row>
            <table:table-row>
              <table:table-cell office:value-type="float" office:value="1526078302">
                <text:p>1526078300</text:p>
              </table:table-cell>
              <table:table-cell office:value-type="float" office:value="72.45">
                <text:p>72.45</text:p>
              </table:table-cell>
              <table:table-cell office:value-type="float" office:value="145.07">
                <text:p>145.07</text:p>
              </table:table-cell>
              <table:table-cell office:value-type="float" office:value="645.51">
                <text:p>645.51</text:p>
              </table:table-cell>
            </table:table-row>
            <table:table-row>
              <table:table-cell office:value-type="float" office:value="1526078303">
                <text:p>1526078300</text:p>
              </table:table-cell>
              <table:table-cell office:value-type="float" office:value="72.47">
                <text:p>72.47</text:p>
              </table:table-cell>
              <table:table-cell office:value-type="float" office:value="145.12">
                <text:p>145.12</text:p>
              </table:table-cell>
              <table:table-cell office:value-type="float" office:value="645.57">
                <text:p>645.57</text:p>
              </table:table-cell>
            </table:table-row>
            <table:table-row>
              <table:table-cell office:value-type="float" office:value="1526078304">
                <text:p>1526078300</text:p>
              </table:table-cell>
              <table:table-cell office:value-type="float" office:value="72.49">
                <text:p>72.49</text:p>
              </table:table-cell>
              <table:table-cell office:value-type="float" office:value="145.13">
                <text:p>145.13</text:p>
              </table:table-cell>
              <table:table-cell office:value-type="float" office:value="645.63">
                <text:p>645.63</text:p>
              </table:table-cell>
            </table:table-row>
            <table:table-row>
              <table:table-cell office:value-type="float" office:value="1526078305">
                <text:p>1526078310</text:p>
              </table:table-cell>
              <table:table-cell office:value-type="float" office:value="72.48">
                <text:p>72.48</text:p>
              </table:table-cell>
              <table:table-cell office:value-type="float" office:value="145.08">
                <text:p>145.08</text:p>
              </table:table-cell>
              <table:table-cell office:value-type="float" office:value="645.62">
                <text:p>645.62</text:p>
              </table:table-cell>
            </table:table-row>
            <table:table-row>
              <table:table-cell office:value-type="float" office:value="1526078306">
                <text:p>1526078310</text:p>
              </table:table-cell>
              <table:table-cell office:value-type="float" office:value="72.52">
                <text:p>72.52</text:p>
              </table:table-cell>
              <table:table-cell office:value-type="float" office:value="145.16">
                <text:p>145.16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8307">
                <text:p>1526078310</text:p>
              </table:table-cell>
              <table:table-cell office:value-type="float" office:value="72.46">
                <text:p>72.46</text:p>
              </table:table-cell>
              <table:table-cell office:value-type="float" office:value="145.06">
                <text:p>145.06</text:p>
              </table:table-cell>
              <table:table-cell office:value-type="float" office:value="645.53">
                <text:p>645.53</text:p>
              </table:table-cell>
            </table:table-row>
            <table:table-row>
              <table:table-cell office:value-type="float" office:value="1526078308">
                <text:p>1526078310</text:p>
              </table:table-cell>
              <table:table-cell office:value-type="float" office:value="72.4">
                <text:p>72.4</text:p>
              </table:table-cell>
              <table:table-cell office:value-type="float" office:value="144.98">
                <text:p>144.98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8309">
                <text:p>1526078310</text:p>
              </table:table-cell>
              <table:table-cell office:value-type="float" office:value="72.44">
                <text:p>72.44</text:p>
              </table:table-cell>
              <table:table-cell office:value-type="float" office:value="144.97">
                <text:p>144.97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310">
                <text:p>1526078310</text:p>
              </table:table-cell>
              <table:table-cell office:value-type="float" office:value="72.43">
                <text:p>72.43</text:p>
              </table:table-cell>
              <table:table-cell office:value-type="float" office:value="144.96">
                <text:p>144.96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311">
                <text:p>1526078310</text:p>
              </table:table-cell>
              <table:table-cell office:value-type="float" office:value="72.45">
                <text:p>72.45</text:p>
              </table:table-cell>
              <table:table-cell office:value-type="float" office:value="144.99">
                <text:p>144.99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8312">
                <text:p>1526078310</text:p>
              </table:table-cell>
              <table:table-cell office:value-type="float" office:value="72.39">
                <text:p>72.39</text:p>
              </table:table-cell>
              <table:table-cell office:value-type="float" office:value="144.94">
                <text:p>144.94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8313">
                <text:p>1526078310</text:p>
              </table:table-cell>
              <table:table-cell office:value-type="float" office:value="72.43">
                <text:p>72.43</text:p>
              </table:table-cell>
              <table:table-cell office:value-type="float" office:value="145.02">
                <text:p>145.02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314">
                <text:p>1526078310</text:p>
              </table:table-cell>
              <table:table-cell office:value-type="float" office:value="72.46">
                <text:p>72.46</text:p>
              </table:table-cell>
              <table:table-cell office:value-type="float" office:value="145.01">
                <text:p>145.01</text:p>
              </table:table-cell>
              <table:table-cell office:value-type="float" office:value="645.56">
                <text:p>645.56</text:p>
              </table:table-cell>
            </table:table-row>
            <table:table-row>
              <table:table-cell office:value-type="float" office:value="1526078315">
                <text:p>1526078320</text:p>
              </table:table-cell>
              <table:table-cell office:value-type="float" office:value="72.47">
                <text:p>72.47</text:p>
              </table:table-cell>
              <table:table-cell office:value-type="float" office:value="145.02">
                <text:p>145.02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8316">
                <text:p>1526078320</text:p>
              </table:table-cell>
              <table:table-cell office:value-type="float" office:value="72.46">
                <text:p>72.46</text:p>
              </table:table-cell>
              <table:table-cell office:value-type="float" office:value="145.01">
                <text:p>145.01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317">
                <text:p>1526078320</text:p>
              </table:table-cell>
              <table:table-cell office:value-type="float" office:value="72.41">
                <text:p>72.41</text:p>
              </table:table-cell>
              <table:table-cell office:value-type="float" office:value="202.4">
                <text:p>202.4</text:p>
              </table:table-cell>
              <table:table-cell office:value-type="float" office:value="673.51">
                <text:p>673.51</text:p>
              </table:table-cell>
            </table:table-row>
            <table:table-row>
              <table:table-cell office:value-type="float" office:value="1526078318">
                <text:p>1526078320</text:p>
              </table:table-cell>
              <table:table-cell office:value-type="float" office:value="72.44">
                <text:p>72.44</text:p>
              </table:table-cell>
              <table:table-cell office:value-type="float" office:value="295.44">
                <text:p>295.44</text:p>
              </table:table-cell>
              <table:table-cell office:value-type="float" office:value="665.16">
                <text:p>665.16</text:p>
              </table:table-cell>
            </table:table-row>
            <table:table-row>
              <table:table-cell office:value-type="float" office:value="1526078319">
                <text:p>1526078320</text:p>
              </table:table-cell>
              <table:table-cell office:value-type="float" office:value="72.42">
                <text:p>72.42</text:p>
              </table:table-cell>
              <table:table-cell office:value-type="float" office:value="483.46">
                <text:p>483.46</text:p>
              </table:table-cell>
              <table:table-cell office:value-type="float" office:value="645.83">
                <text:p>645.83</text:p>
              </table:table-cell>
            </table:table-row>
            <table:table-row>
              <table:table-cell office:value-type="float" office:value="1526078320">
                <text:p>1526078320</text:p>
              </table:table-cell>
              <table:table-cell office:value-type="float" office:value="72.46">
                <text:p>72.46</text:p>
              </table:table-cell>
              <table:table-cell office:value-type="float" office:value="325.47">
                <text:p>325.47</text:p>
              </table:table-cell>
              <table:table-cell office:value-type="float" office:value="729.98">
                <text:p>729.98</text:p>
              </table:table-cell>
            </table:table-row>
            <table:table-row>
              <table:table-cell office:value-type="float" office:value="1526078321">
                <text:p>1526078320</text:p>
              </table:table-cell>
              <table:table-cell office:value-type="float" office:value="72.46">
                <text:p>72.46</text:p>
              </table:table-cell>
              <table:table-cell office:value-type="float" office:value="165.47">
                <text:p>165.47</text:p>
              </table:table-cell>
              <table:table-cell office:value-type="float" office:value="1537.83">
                <text:p>1537.83</text:p>
              </table:table-cell>
            </table:table-row>
            <table:table-row>
              <table:table-cell office:value-type="float" office:value="1526078322">
                <text:p>1526078320</text:p>
              </table:table-cell>
              <table:table-cell office:value-type="float" office:value="72.52">
                <text:p>72.52</text:p>
              </table:table-cell>
              <table:table-cell office:value-type="float" office:value="155.41">
                <text:p>155.41</text:p>
              </table:table-cell>
              <table:table-cell office:value-type="float" office:value="1571.79">
                <text:p>1571.79</text:p>
              </table:table-cell>
            </table:table-row>
            <table:table-row>
              <table:table-cell office:value-type="float" office:value="1526078323">
                <text:p>1526078320</text:p>
              </table:table-cell>
              <table:table-cell office:value-type="float" office:value="72.61">
                <text:p>72.61</text:p>
              </table:table-cell>
              <table:table-cell office:value-type="float" office:value="153.17">
                <text:p>153.17</text:p>
              </table:table-cell>
              <table:table-cell office:value-type="float" office:value="1586.3">
                <text:p>1586.3</text:p>
              </table:table-cell>
            </table:table-row>
            <table:table-row>
              <table:table-cell office:value-type="float" office:value="1526078324">
                <text:p>1526078320</text:p>
              </table:table-cell>
              <table:table-cell office:value-type="float" office:value="72.51">
                <text:p>72.51</text:p>
              </table:table-cell>
              <table:table-cell office:value-type="float" office:value="150.4">
                <text:p>150.4</text:p>
              </table:table-cell>
              <table:table-cell office:value-type="float" office:value="1803.8">
                <text:p>1803.8</text:p>
              </table:table-cell>
            </table:table-row>
            <table:table-row>
              <table:table-cell office:value-type="float" office:value="1526078325">
                <text:p>1526078330</text:p>
              </table:table-cell>
              <table:table-cell office:value-type="float" office:value="72.47">
                <text:p>72.47</text:p>
              </table:table-cell>
              <table:table-cell office:value-type="float" office:value="153.66">
                <text:p>153.66</text:p>
              </table:table-cell>
              <table:table-cell office:value-type="float" office:value="1184.08">
                <text:p>1184.08</text:p>
              </table:table-cell>
            </table:table-row>
            <table:table-row>
              <table:table-cell office:value-type="float" office:value="1526078326">
                <text:p>1526078330</text:p>
              </table:table-cell>
              <table:table-cell office:value-type="float" office:value="72.54">
                <text:p>72.54</text:p>
              </table:table-cell>
              <table:table-cell office:value-type="float" office:value="162.34">
                <text:p>162.34</text:p>
              </table:table-cell>
              <table:table-cell office:value-type="float" office:value="1627.7">
                <text:p>1627.7</text:p>
              </table:table-cell>
            </table:table-row>
            <table:table-row>
              <table:table-cell office:value-type="float" office:value="1526078327">
                <text:p>1526078330</text:p>
              </table:table-cell>
              <table:table-cell office:value-type="float" office:value="72.52">
                <text:p>72.52</text:p>
              </table:table-cell>
              <table:table-cell office:value-type="float" office:value="145.04">
                <text:p>145.04</text:p>
              </table:table-cell>
              <table:table-cell office:value-type="float" office:value="1362.69">
                <text:p>1362.69</text:p>
              </table:table-cell>
            </table:table-row>
            <table:table-row>
              <table:table-cell office:value-type="float" office:value="1526078328">
                <text:p>1526078330</text:p>
              </table:table-cell>
              <table:table-cell office:value-type="float" office:value="72.47">
                <text:p>72.47</text:p>
              </table:table-cell>
              <table:table-cell office:value-type="float" office:value="145.03">
                <text:p>145.03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8329">
                <text:p>1526078330</text:p>
              </table:table-cell>
              <table:table-cell office:value-type="float" office:value="72.52">
                <text:p>72.52</text:p>
              </table:table-cell>
              <table:table-cell office:value-type="float" office:value="145.09">
                <text:p>145.09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8330">
                <text:p>1526078330</text:p>
              </table:table-cell>
              <table:table-cell office:value-type="float" office:value="72.44">
                <text:p>72.44</text:p>
              </table:table-cell>
              <table:table-cell office:value-type="float" office:value="145.01">
                <text:p>145.01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331">
                <text:p>1526078330</text:p>
              </table:table-cell>
              <table:table-cell office:value-type="float" office:value="72.48">
                <text:p>72.48</text:p>
              </table:table-cell>
              <table:table-cell office:value-type="float" office:value="144.98">
                <text:p>144.98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332">
                <text:p>1526078330</text:p>
              </table:table-cell>
              <table:table-cell office:value-type="float" office:value="72.43">
                <text:p>72.43</text:p>
              </table:table-cell>
              <table:table-cell office:value-type="float" office:value="144.96">
                <text:p>144.96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8333">
                <text:p>1526078330</text:p>
              </table:table-cell>
              <table:table-cell office:value-type="float" office:value="72.42">
                <text:p>72.42</text:p>
              </table:table-cell>
              <table:table-cell office:value-type="float" office:value="144.98">
                <text:p>144.98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334">
                <text:p>1526078330</text:p>
              </table:table-cell>
              <table:table-cell office:value-type="float" office:value="72.46">
                <text:p>72.46</text:p>
              </table:table-cell>
              <table:table-cell office:value-type="float" office:value="145.05">
                <text:p>145.05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335">
                <text:p>1526078340</text:p>
              </table:table-cell>
              <table:table-cell office:value-type="float" office:value="72.47">
                <text:p>72.47</text:p>
              </table:table-cell>
              <table:table-cell office:value-type="float" office:value="145.02">
                <text:p>145.02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336">
                <text:p>1526078340</text:p>
              </table:table-cell>
              <table:table-cell office:value-type="float" office:value="72.49">
                <text:p>72.49</text:p>
              </table:table-cell>
              <table:table-cell office:value-type="float" office:value="145.01">
                <text:p>145.01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8337">
                <text:p>1526078340</text:p>
              </table:table-cell>
              <table:table-cell office:value-type="float" office:value="72.47">
                <text:p>72.47</text:p>
              </table:table-cell>
              <table:table-cell office:value-type="float" office:value="144.99">
                <text:p>144.99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338">
                <text:p>1526078340</text:p>
              </table:table-cell>
              <table:table-cell office:value-type="float" office:value="72.47">
                <text:p>72.47</text:p>
              </table:table-cell>
              <table:table-cell office:value-type="float" office:value="145.06">
                <text:p>145.06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8339">
                <text:p>1526078340</text:p>
              </table:table-cell>
              <table:table-cell office:value-type="float" office:value="72.46">
                <text:p>72.46</text:p>
              </table:table-cell>
              <table:table-cell office:value-type="float" office:value="145.04">
                <text:p>145.04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340">
                <text:p>1526078340</text:p>
              </table:table-cell>
              <table:table-cell office:value-type="float" office:value="72.45">
                <text:p>72.45</text:p>
              </table:table-cell>
              <table:table-cell office:value-type="float" office:value="145.02">
                <text:p>145.02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8341">
                <text:p>1526078340</text:p>
              </table:table-cell>
              <table:table-cell office:value-type="float" office:value="72.45">
                <text:p>72.45</text:p>
              </table:table-cell>
              <table:table-cell office:value-type="float" office:value="145.01">
                <text:p>145.01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342">
                <text:p>1526078340</text:p>
              </table:table-cell>
              <table:table-cell office:value-type="float" office:value="72.49">
                <text:p>72.49</text:p>
              </table:table-cell>
              <table:table-cell office:value-type="float" office:value="145.01">
                <text:p>145.01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343">
                <text:p>1526078340</text:p>
              </table:table-cell>
              <table:table-cell office:value-type="float" office:value="72.48">
                <text:p>72.48</text:p>
              </table:table-cell>
              <table:table-cell office:value-type="float" office:value="145.04">
                <text:p>145.04</text:p>
              </table:table-cell>
              <table:table-cell office:value-type="float" office:value="645.54">
                <text:p>645.54</text:p>
              </table:table-cell>
            </table:table-row>
            <table:table-row>
              <table:table-cell office:value-type="float" office:value="1526078344">
                <text:p>1526078340</text:p>
              </table:table-cell>
              <table:table-cell office:value-type="float" office:value="72.47">
                <text:p>72.47</text:p>
              </table:table-cell>
              <table:table-cell office:value-type="float" office:value="145.04">
                <text:p>145.04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8345">
                <text:p>1526078350</text:p>
              </table:table-cell>
              <table:table-cell office:value-type="float" office:value="72.55">
                <text:p>72.55</text:p>
              </table:table-cell>
              <table:table-cell office:value-type="float" office:value="145.15">
                <text:p>145.15</text:p>
              </table:table-cell>
              <table:table-cell office:value-type="float" office:value="645.59">
                <text:p>645.59</text:p>
              </table:table-cell>
            </table:table-row>
            <table:table-row>
              <table:table-cell office:value-type="float" office:value="1526078346">
                <text:p>1526078350</text:p>
              </table:table-cell>
              <table:table-cell office:value-type="float" office:value="72.5">
                <text:p>72.5</text:p>
              </table:table-cell>
              <table:table-cell office:value-type="float" office:value="145.05">
                <text:p>145.05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8347">
                <text:p>1526078350</text:p>
              </table:table-cell>
              <table:table-cell office:value-type="float" office:value="72.41">
                <text:p>72.41</text:p>
              </table:table-cell>
              <table:table-cell office:value-type="float" office:value="145">
                <text:p>145</text:p>
              </table:table-cell>
              <table:table-cell office:value-type="float" office:value="645.54">
                <text:p>645.54</text:p>
              </table:table-cell>
            </table:table-row>
            <table:table-row>
              <table:table-cell office:value-type="float" office:value="1526078348">
                <text:p>1526078350</text:p>
              </table:table-cell>
              <table:table-cell office:value-type="float" office:value="72.44">
                <text:p>72.44</text:p>
              </table:table-cell>
              <table:table-cell office:value-type="float" office:value="144.97">
                <text:p>144.97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8349">
                <text:p>1526078350</text:p>
              </table:table-cell>
              <table:table-cell office:value-type="float" office:value="72.41">
                <text:p>72.41</text:p>
              </table:table-cell>
              <table:table-cell office:value-type="float" office:value="144.94">
                <text:p>144.94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8350">
                <text:p>1526078350</text:p>
              </table:table-cell>
              <table:table-cell office:value-type="float" office:value="72.41">
                <text:p>72.41</text:p>
              </table:table-cell>
              <table:table-cell office:value-type="float" office:value="144.97">
                <text:p>144.97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8351">
                <text:p>1526078350</text:p>
              </table:table-cell>
              <table:table-cell office:value-type="float" office:value="72.41">
                <text:p>72.41</text:p>
              </table:table-cell>
              <table:table-cell office:value-type="float" office:value="144.94">
                <text:p>144.94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352">
                <text:p>1526078350</text:p>
              </table:table-cell>
              <table:table-cell office:value-type="float" office:value="72.4">
                <text:p>72.4</text:p>
              </table:table-cell>
              <table:table-cell office:value-type="float" office:value="144.93">
                <text:p>144.93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353">
                <text:p>1526078350</text:p>
              </table:table-cell>
              <table:table-cell office:value-type="float" office:value="72.38">
                <text:p>72.38</text:p>
              </table:table-cell>
              <table:table-cell office:value-type="float" office:value="144.97">
                <text:p>144.97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354">
                <text:p>1526078350</text:p>
              </table:table-cell>
              <table:table-cell office:value-type="float" office:value="72.5">
                <text:p>72.5</text:p>
              </table:table-cell>
              <table:table-cell office:value-type="float" office:value="145.04">
                <text:p>145.04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355">
                <text:p>1526078360</text:p>
              </table:table-cell>
              <table:table-cell office:value-type="float" office:value="72.47">
                <text:p>72.47</text:p>
              </table:table-cell>
              <table:table-cell office:value-type="float" office:value="145.04">
                <text:p>145.04</text:p>
              </table:table-cell>
              <table:table-cell office:value-type="float" office:value="645.59">
                <text:p>645.59</text:p>
              </table:table-cell>
            </table:table-row>
            <table:table-row>
              <table:table-cell office:value-type="float" office:value="1526078356">
                <text:p>1526078360</text:p>
              </table:table-cell>
              <table:table-cell office:value-type="float" office:value="72.41">
                <text:p>72.41</text:p>
              </table:table-cell>
              <table:table-cell office:value-type="float" office:value="144.99">
                <text:p>144.99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357">
                <text:p>1526078360</text:p>
              </table:table-cell>
              <table:table-cell office:value-type="float" office:value="72.43">
                <text:p>72.43</text:p>
              </table:table-cell>
              <table:table-cell office:value-type="float" office:value="144.98">
                <text:p>144.98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358">
                <text:p>1526078360</text:p>
              </table:table-cell>
              <table:table-cell office:value-type="float" office:value="72.45">
                <text:p>72.45</text:p>
              </table:table-cell>
              <table:table-cell office:value-type="float" office:value="144.99">
                <text:p>144.99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8359">
                <text:p>1526078360</text:p>
              </table:table-cell>
              <table:table-cell office:value-type="float" office:value="72.38">
                <text:p>72.38</text:p>
              </table:table-cell>
              <table:table-cell office:value-type="float" office:value="144.94">
                <text:p>144.94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8360">
                <text:p>1526078360</text:p>
              </table:table-cell>
              <table:table-cell office:value-type="float" office:value="72.44">
                <text:p>72.44</text:p>
              </table:table-cell>
              <table:table-cell office:value-type="float" office:value="144.93">
                <text:p>144.93</text:p>
              </table:table-cell>
              <table:table-cell office:value-type="float" office:value="645.37">
                <text:p>645.37</text:p>
              </table:table-cell>
            </table:table-row>
            <table:table-row>
              <table:table-cell office:value-type="float" office:value="1526078361">
                <text:p>1526078360</text:p>
              </table:table-cell>
              <table:table-cell office:value-type="float" office:value="72.44">
                <text:p>72.44</text:p>
              </table:table-cell>
              <table:table-cell office:value-type="float" office:value="144.97">
                <text:p>144.97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8362">
                <text:p>1526078360</text:p>
              </table:table-cell>
              <table:table-cell office:value-type="float" office:value="72.41">
                <text:p>72.41</text:p>
              </table:table-cell>
              <table:table-cell office:value-type="float" office:value="144.94">
                <text:p>144.94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8363">
                <text:p>1526078360</text:p>
              </table:table-cell>
              <table:table-cell office:value-type="float" office:value="72.46">
                <text:p>72.46</text:p>
              </table:table-cell>
              <table:table-cell office:value-type="float" office:value="145.01">
                <text:p>145.01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364">
                <text:p>1526078360</text:p>
              </table:table-cell>
              <table:table-cell office:value-type="float" office:value="72.46">
                <text:p>72.46</text:p>
              </table:table-cell>
              <table:table-cell office:value-type="float" office:value="144.98">
                <text:p>144.98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8365">
                <text:p>1526078370</text:p>
              </table:table-cell>
              <table:table-cell office:value-type="float" office:value="72.45">
                <text:p>72.45</text:p>
              </table:table-cell>
              <table:table-cell office:value-type="float" office:value="145.02">
                <text:p>145.02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366">
                <text:p>1526078370</text:p>
              </table:table-cell>
              <table:table-cell office:value-type="float" office:value="72.44">
                <text:p>72.44</text:p>
              </table:table-cell>
              <table:table-cell office:value-type="float" office:value="144.96">
                <text:p>144.96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367">
                <text:p>1526078370</text:p>
              </table:table-cell>
              <table:table-cell office:value-type="float" office:value="72.45">
                <text:p>72.45</text:p>
              </table:table-cell>
              <table:table-cell office:value-type="float" office:value="145">
                <text:p>145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8368">
                <text:p>1526078370</text:p>
              </table:table-cell>
              <table:table-cell office:value-type="float" office:value="72.46">
                <text:p>72.46</text:p>
              </table:table-cell>
              <table:table-cell office:value-type="float" office:value="144.96">
                <text:p>144.96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369">
                <text:p>1526078370</text:p>
              </table:table-cell>
              <table:table-cell office:value-type="float" office:value="72.41">
                <text:p>72.41</text:p>
              </table:table-cell>
              <table:table-cell office:value-type="float" office:value="144.92">
                <text:p>144.92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8370">
                <text:p>1526078370</text:p>
              </table:table-cell>
              <table:table-cell office:value-type="float" office:value="72.43">
                <text:p>72.43</text:p>
              </table:table-cell>
              <table:table-cell office:value-type="float" office:value="145.04">
                <text:p>145.04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371">
                <text:p>1526078370</text:p>
              </table:table-cell>
              <table:table-cell office:value-type="float" office:value="72.44">
                <text:p>72.44</text:p>
              </table:table-cell>
              <table:table-cell office:value-type="float" office:value="144.97">
                <text:p>144.97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8372">
                <text:p>1526078370</text:p>
              </table:table-cell>
              <table:table-cell office:value-type="float" office:value="72.54">
                <text:p>72.54</text:p>
              </table:table-cell>
              <table:table-cell office:value-type="float" office:value="145.05">
                <text:p>145.05</text:p>
              </table:table-cell>
              <table:table-cell office:value-type="float" office:value="645.58">
                <text:p>645.58</text:p>
              </table:table-cell>
            </table:table-row>
            <table:table-row>
              <table:table-cell office:value-type="float" office:value="1526078373">
                <text:p>1526078370</text:p>
              </table:table-cell>
              <table:table-cell office:value-type="float" office:value="72.45">
                <text:p>72.45</text:p>
              </table:table-cell>
              <table:table-cell office:value-type="float" office:value="145">
                <text:p>145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8374">
                <text:p>1526078370</text:p>
              </table:table-cell>
              <table:table-cell office:value-type="float" office:value="72.41">
                <text:p>72.41</text:p>
              </table:table-cell>
              <table:table-cell office:value-type="float" office:value="144.92">
                <text:p>144.92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8375">
                <text:p>1526078380</text:p>
              </table:table-cell>
              <table:table-cell office:value-type="float" office:value="72.43">
                <text:p>72.43</text:p>
              </table:table-cell>
              <table:table-cell office:value-type="float" office:value="145.02">
                <text:p>145.02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8376">
                <text:p>1526078380</text:p>
              </table:table-cell>
              <table:table-cell office:value-type="float" office:value="72.46">
                <text:p>72.46</text:p>
              </table:table-cell>
              <table:table-cell office:value-type="float" office:value="145.04">
                <text:p>145.04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377">
                <text:p>1526078380</text:p>
              </table:table-cell>
              <table:table-cell office:value-type="float" office:value="72.44">
                <text:p>72.44</text:p>
              </table:table-cell>
              <table:table-cell office:value-type="float" office:value="145.01">
                <text:p>145.01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8378">
                <text:p>1526078380</text:p>
              </table:table-cell>
              <table:table-cell office:value-type="float" office:value="72.43">
                <text:p>72.43</text:p>
              </table:table-cell>
              <table:table-cell office:value-type="float" office:value="144.97">
                <text:p>144.97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379">
                <text:p>1526078380</text:p>
              </table:table-cell>
              <table:table-cell office:value-type="float" office:value="72.44">
                <text:p>72.44</text:p>
              </table:table-cell>
              <table:table-cell office:value-type="float" office:value="144.98">
                <text:p>144.98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380">
                <text:p>1526078380</text:p>
              </table:table-cell>
              <table:table-cell office:value-type="float" office:value="72.43">
                <text:p>72.43</text:p>
              </table:table-cell>
              <table:table-cell office:value-type="float" office:value="144.96">
                <text:p>144.96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8381">
                <text:p>1526078380</text:p>
              </table:table-cell>
              <table:table-cell office:value-type="float" office:value="72.42">
                <text:p>72.42</text:p>
              </table:table-cell>
              <table:table-cell office:value-type="float" office:value="144.99">
                <text:p>144.99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382">
                <text:p>1526078380</text:p>
              </table:table-cell>
              <table:table-cell office:value-type="float" office:value="72.42">
                <text:p>72.42</text:p>
              </table:table-cell>
              <table:table-cell office:value-type="float" office:value="144.97">
                <text:p>144.97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8383">
                <text:p>1526078380</text:p>
              </table:table-cell>
              <table:table-cell office:value-type="float" office:value="72.45">
                <text:p>72.45</text:p>
              </table:table-cell>
              <table:table-cell office:value-type="float" office:value="145.04">
                <text:p>145.04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384">
                <text:p>1526078380</text:p>
              </table:table-cell>
              <table:table-cell office:value-type="float" office:value="72.48">
                <text:p>72.48</text:p>
              </table:table-cell>
              <table:table-cell office:value-type="float" office:value="144.98">
                <text:p>144.98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8385">
                <text:p>1526078390</text:p>
              </table:table-cell>
              <table:table-cell office:value-type="float" office:value="72.51">
                <text:p>72.51</text:p>
              </table:table-cell>
              <table:table-cell office:value-type="float" office:value="145.06">
                <text:p>145.06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8386">
                <text:p>1526078390</text:p>
              </table:table-cell>
              <table:table-cell office:value-type="float" office:value="72.42">
                <text:p>72.42</text:p>
              </table:table-cell>
              <table:table-cell office:value-type="float" office:value="145">
                <text:p>145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8387">
                <text:p>1526078390</text:p>
              </table:table-cell>
              <table:table-cell office:value-type="float" office:value="72.47">
                <text:p>72.47</text:p>
              </table:table-cell>
              <table:table-cell office:value-type="float" office:value="145.03">
                <text:p>145.03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8388">
                <text:p>1526078390</text:p>
              </table:table-cell>
              <table:table-cell office:value-type="float" office:value="72.43">
                <text:p>72.43</text:p>
              </table:table-cell>
              <table:table-cell office:value-type="float" office:value="144.98">
                <text:p>144.98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389">
                <text:p>1526078390</text:p>
              </table:table-cell>
              <table:table-cell office:value-type="float" office:value="72.44">
                <text:p>72.44</text:p>
              </table:table-cell>
              <table:table-cell office:value-type="float" office:value="144.99">
                <text:p>144.99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390">
                <text:p>1526078390</text:p>
              </table:table-cell>
              <table:table-cell office:value-type="float" office:value="72.45">
                <text:p>72.45</text:p>
              </table:table-cell>
              <table:table-cell office:value-type="float" office:value="144.96">
                <text:p>144.96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8391">
                <text:p>1526078390</text:p>
              </table:table-cell>
              <table:table-cell office:value-type="float" office:value="72.46">
                <text:p>72.46</text:p>
              </table:table-cell>
              <table:table-cell office:value-type="float" office:value="145.02">
                <text:p>145.02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8392">
                <text:p>1526078390</text:p>
              </table:table-cell>
              <table:table-cell office:value-type="float" office:value="72.44">
                <text:p>72.44</text:p>
              </table:table-cell>
              <table:table-cell office:value-type="float" office:value="146.14">
                <text:p>146.14</text:p>
              </table:table-cell>
              <table:table-cell office:value-type="float" office:value="646.59">
                <text:p>646.59</text:p>
              </table:table-cell>
            </table:table-row>
            <table:table-row>
              <table:table-cell office:value-type="float" office:value="1526078393">
                <text:p>1526078390</text:p>
              </table:table-cell>
              <table:table-cell office:value-type="float" office:value="72.47">
                <text:p>72.47</text:p>
              </table:table-cell>
              <table:table-cell office:value-type="float" office:value="145.02">
                <text:p>145.02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8394">
                <text:p>1526078390</text:p>
              </table:table-cell>
              <table:table-cell office:value-type="float" office:value="72.47">
                <text:p>72.47</text:p>
              </table:table-cell>
              <table:table-cell office:value-type="float" office:value="144.98">
                <text:p>144.98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8395">
                <text:p>1526078400</text:p>
              </table:table-cell>
              <table:table-cell office:value-type="float" office:value="72.42">
                <text:p>72.42</text:p>
              </table:table-cell>
              <table:table-cell office:value-type="float" office:value="145.01">
                <text:p>145.01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396">
                <text:p>1526078400</text:p>
              </table:table-cell>
              <table:table-cell office:value-type="float" office:value="72.45">
                <text:p>72.45</text:p>
              </table:table-cell>
              <table:table-cell office:value-type="float" office:value="144.95">
                <text:p>144.95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8397">
                <text:p>1526078400</text:p>
              </table:table-cell>
              <table:table-cell office:value-type="float" office:value="72.45">
                <text:p>72.45</text:p>
              </table:table-cell>
              <table:table-cell office:value-type="float" office:value="144.97">
                <text:p>144.97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398">
                <text:p>1526078400</text:p>
              </table:table-cell>
              <table:table-cell office:value-type="float" office:value="72.46">
                <text:p>72.46</text:p>
              </table:table-cell>
              <table:table-cell office:value-type="float" office:value="145.02">
                <text:p>145.02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8399">
                <text:p>1526078400</text:p>
              </table:table-cell>
              <table:table-cell office:value-type="float" office:value="NaN">
                <text:p>NaN</text:p>
              </table:table-cell>
              <table:table-cell office:value-type="float" office:value="159.1956">
                <text:p>159.1956</text:p>
              </table:table-cell>
              <table:table-cell office:value-type="float" office:value="708.77784">
                <text:p>708.777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79cm" svg:height="6.351cm" xlink:href=".." xlink:type="simple" chart:class="chart:line" chart:style-name="ch1">
        <chart:legend chart:legend-position="end" svg:x="8.559cm" svg:y="2.378cm" style:legend-expansion="high" chart:style-name="ch2"/>
        <chart:plot-area chart:style-name="ch3" table:cell-range-address="Sheet6.A26:Sheet6.A152 Sheet6.D26:Sheet6.D152 Sheet6.H26:Sheet6.H152 Sheet6.L26:Sheet6.L152" chart:data-source-has-labels="both" svg:x="0.225cm" svg:y="0.127cm" svg:width="8.109cm" svg:height="6.097cm">
          <chartooo:coordinate-region svg:x="1.807cm" svg:y="0.326cm" svg:width="6.527cm" svg:height="3.926cm"/>
          <chart:axis chart:dimension="x" chart:name="primary-x" chart:style-name="ch4" chartooo:axis-type="auto">
            <chartooo:date-scale/>
            <chart:categories table:cell-range-address="Sheet6.A26:Sheet6.A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6.D27:Sheet6.D152" chart:label-cell-address="Sheet6.D26:Sheet6.D26" chart:class="chart:line">
            <chart:data-point chart:repeated="126"/>
          </chart:series>
          <chart:series chart:style-name="ch7" chart:values-cell-range-address="Sheet6.H27:Sheet6.H152" chart:label-cell-address="Sheet6.H26:Sheet6.H26" chart:class="chart:line">
            <chart:data-point chart:repeated="126"/>
          </chart:series>
          <chart:series chart:style-name="ch8" chart:values-cell-range-address="Sheet6.L27:Sheet6.L152" chart:label-cell-address="Sheet6.L26:Sheet6.L26" chart:class="chart:line">
            <chart:data-point chart:repeated="1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-AVG</text:p>
                <draw:g>
                  <svg:desc>Sheet6.D26:Sheet6.D26</svg:desc>
                </draw:g>
              </table:table-cell>
              <table:table-cell office:value-type="string">
                <text:p>180-AVG</text:p>
                <draw:g>
                  <svg:desc>Sheet6.H26:Sheet6.H26</svg:desc>
                </draw:g>
              </table:table-cell>
              <table:table-cell office:value-type="string">
                <text:p>200-AVG</text:p>
                <draw:g>
                  <svg:desc>Sheet6.L26:Sheet6.L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STAMP</text:p>
                <draw:g>
                  <svg:desc>Sheet6.A26:Sheet6.A152</svg:desc>
                </draw:g>
              </table:table-cell>
              <table:table-cell office:value-type="float" office:value="72.45">
                <text:p>72.45</text:p>
                <draw:g>
                  <svg:desc>Sheet6.D27:Sheet6.D152</svg:desc>
                </draw:g>
              </table:table-cell>
              <table:table-cell office:value-type="float" office:value="145.07">
                <text:p>145.07</text:p>
                <draw:g>
                  <svg:desc>Sheet6.H27:Sheet6.H152</svg:desc>
                </draw:g>
              </table:table-cell>
              <table:table-cell office:value-type="float" office:value="645.5">
                <text:p>645.5</text:p>
                <draw:g>
                  <svg:desc>Sheet6.L27:Sheet6.L152</svg:desc>
                </draw:g>
              </table:table-cell>
            </table:table-row>
            <table:table-row>
              <table:table-cell office:value-type="float" office:value="1526077974">
                <text:p>1526077970</text:p>
              </table:table-cell>
              <table:table-cell office:value-type="float" office:value="72.51">
                <text:p>72.51</text:p>
              </table:table-cell>
              <table:table-cell office:value-type="float" office:value="145.11">
                <text:p>145.11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7975">
                <text:p>1526077980</text:p>
              </table:table-cell>
              <table:table-cell office:value-type="float" office:value="72.45">
                <text:p>72.45</text:p>
              </table:table-cell>
              <table:table-cell office:value-type="float" office:value="145.04">
                <text:p>145.04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7976">
                <text:p>1526077980</text:p>
              </table:table-cell>
              <table:table-cell office:value-type="float" office:value="72.45">
                <text:p>72.45</text:p>
              </table:table-cell>
              <table:table-cell office:value-type="float" office:value="145.04">
                <text:p>145.04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7977">
                <text:p>1526077980</text:p>
              </table:table-cell>
              <table:table-cell office:value-type="float" office:value="72.41">
                <text:p>72.41</text:p>
              </table:table-cell>
              <table:table-cell office:value-type="float" office:value="144.99">
                <text:p>144.99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7978">
                <text:p>1526077980</text:p>
              </table:table-cell>
              <table:table-cell office:value-type="float" office:value="72.39">
                <text:p>72.39</text:p>
              </table:table-cell>
              <table:table-cell office:value-type="float" office:value="144.99">
                <text:p>144.99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7979">
                <text:p>1526077980</text:p>
              </table:table-cell>
              <table:table-cell office:value-type="float" office:value="72.39">
                <text:p>72.39</text:p>
              </table:table-cell>
              <table:table-cell office:value-type="float" office:value="144.97">
                <text:p>144.97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7980">
                <text:p>1526077980</text:p>
              </table:table-cell>
              <table:table-cell office:value-type="float" office:value="72.39">
                <text:p>72.39</text:p>
              </table:table-cell>
              <table:table-cell office:value-type="float" office:value="144.99">
                <text:p>144.99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7981">
                <text:p>1526077980</text:p>
              </table:table-cell>
              <table:table-cell office:value-type="float" office:value="72.38">
                <text:p>72.38</text:p>
              </table:table-cell>
              <table:table-cell office:value-type="float" office:value="144.99">
                <text:p>144.99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7982">
                <text:p>1526077980</text:p>
              </table:table-cell>
              <table:table-cell office:value-type="float" office:value="72.46">
                <text:p>72.46</text:p>
              </table:table-cell>
              <table:table-cell office:value-type="float" office:value="145.05">
                <text:p>145.05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7983">
                <text:p>1526077980</text:p>
              </table:table-cell>
              <table:table-cell office:value-type="float" office:value="72.4">
                <text:p>72.4</text:p>
              </table:table-cell>
              <table:table-cell office:value-type="float" office:value="144.99">
                <text:p>144.99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7984">
                <text:p>1526077980</text:p>
              </table:table-cell>
              <table:table-cell office:value-type="float" office:value="72.43">
                <text:p>72.43</text:p>
              </table:table-cell>
              <table:table-cell office:value-type="float" office:value="145.06">
                <text:p>145.06</text:p>
              </table:table-cell>
              <table:table-cell office:value-type="float" office:value="645.55">
                <text:p>645.55</text:p>
              </table:table-cell>
            </table:table-row>
            <table:table-row>
              <table:table-cell office:value-type="float" office:value="1526077985">
                <text:p>1526077990</text:p>
              </table:table-cell>
              <table:table-cell office:value-type="float" office:value="72.44">
                <text:p>72.44</text:p>
              </table:table-cell>
              <table:table-cell office:value-type="float" office:value="145.03">
                <text:p>145.03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7986">
                <text:p>1526077990</text:p>
              </table:table-cell>
              <table:table-cell office:value-type="float" office:value="72.49">
                <text:p>72.49</text:p>
              </table:table-cell>
              <table:table-cell office:value-type="float" office:value="145.14">
                <text:p>145.14</text:p>
              </table:table-cell>
              <table:table-cell office:value-type="float" office:value="645.56">
                <text:p>645.56</text:p>
              </table:table-cell>
            </table:table-row>
            <table:table-row>
              <table:table-cell office:value-type="float" office:value="1526077987">
                <text:p>1526077990</text:p>
              </table:table-cell>
              <table:table-cell office:value-type="float" office:value="72.43">
                <text:p>72.43</text:p>
              </table:table-cell>
              <table:table-cell office:value-type="float" office:value="150.3">
                <text:p>150.3</text:p>
              </table:table-cell>
              <table:table-cell office:value-type="float" office:value="666.69">
                <text:p>666.69</text:p>
              </table:table-cell>
            </table:table-row>
            <table:table-row>
              <table:table-cell office:value-type="float" office:value="1526077988">
                <text:p>1526077990</text:p>
              </table:table-cell>
              <table:table-cell office:value-type="float" office:value="72.44">
                <text:p>72.44</text:p>
              </table:table-cell>
              <table:table-cell office:value-type="float" office:value="160.26">
                <text:p>160.26</text:p>
              </table:table-cell>
              <table:table-cell office:value-type="float" office:value="655.69">
                <text:p>655.69</text:p>
              </table:table-cell>
            </table:table-row>
            <table:table-row>
              <table:table-cell office:value-type="float" office:value="1526077989">
                <text:p>1526077990</text:p>
              </table:table-cell>
              <table:table-cell office:value-type="float" office:value="72.39">
                <text:p>72.39</text:p>
              </table:table-cell>
              <table:table-cell office:value-type="float" office:value="147.55">
                <text:p>147.55</text:p>
              </table:table-cell>
              <table:table-cell office:value-type="float" office:value="683.75">
                <text:p>683.75</text:p>
              </table:table-cell>
            </table:table-row>
            <table:table-row>
              <table:table-cell office:value-type="float" office:value="1526077990">
                <text:p>1526077990</text:p>
              </table:table-cell>
              <table:table-cell office:value-type="float" office:value="72.43">
                <text:p>72.43</text:p>
              </table:table-cell>
              <table:table-cell office:value-type="float" office:value="146.2">
                <text:p>146.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1526077991">
                <text:p>1526077990</text:p>
              </table:table-cell>
              <table:table-cell office:value-type="float" office:value="72.42">
                <text:p>72.42</text:p>
              </table:table-cell>
              <table:table-cell office:value-type="float" office:value="146.15">
                <text:p>146.15</text:p>
              </table:table-cell>
              <table:table-cell office:value-type="float" office:value="646.21">
                <text:p>646.21</text:p>
              </table:table-cell>
            </table:table-row>
            <table:table-row>
              <table:table-cell office:value-type="float" office:value="1526077992">
                <text:p>1526077990</text:p>
              </table:table-cell>
              <table:table-cell office:value-type="float" office:value="72.42">
                <text:p>72.42</text:p>
              </table:table-cell>
              <table:table-cell office:value-type="float" office:value="151.25">
                <text:p>151.25</text:p>
              </table:table-cell>
              <table:table-cell office:value-type="float" office:value="791.65">
                <text:p>791.65</text:p>
              </table:table-cell>
            </table:table-row>
            <table:table-row>
              <table:table-cell office:value-type="float" office:value="1526077993">
                <text:p>1526077990</text:p>
              </table:table-cell>
              <table:table-cell office:value-type="float" office:value="72.47">
                <text:p>72.47</text:p>
              </table:table-cell>
              <table:table-cell office:value-type="float" office:value="165.02">
                <text:p>165.02</text:p>
              </table:table-cell>
              <table:table-cell office:value-type="float" office:value="698.92">
                <text:p>698.92</text:p>
              </table:table-cell>
            </table:table-row>
            <table:table-row>
              <table:table-cell office:value-type="float" office:value="1526077994">
                <text:p>1526077990</text:p>
              </table:table-cell>
              <table:table-cell office:value-type="float" office:value="72.45">
                <text:p>72.45</text:p>
              </table:table-cell>
              <table:table-cell office:value-type="float" office:value="168.14">
                <text:p>168.14</text:p>
              </table:table-cell>
              <table:table-cell office:value-type="float" office:value="789.81">
                <text:p>789.81</text:p>
              </table:table-cell>
            </table:table-row>
            <table:table-row>
              <table:table-cell office:value-type="float" office:value="1526077995">
                <text:p>1526078000</text:p>
              </table:table-cell>
              <table:table-cell office:value-type="float" office:value="72.47">
                <text:p>72.47</text:p>
              </table:table-cell>
              <table:table-cell office:value-type="float" office:value="147.47">
                <text:p>147.47</text:p>
              </table:table-cell>
              <table:table-cell office:value-type="float" office:value="687.5">
                <text:p>687.5</text:p>
              </table:table-cell>
            </table:table-row>
            <table:table-row>
              <table:table-cell office:value-type="float" office:value="1526077996">
                <text:p>1526078000</text:p>
              </table:table-cell>
              <table:table-cell office:value-type="float" office:value="72.44">
                <text:p>72.44</text:p>
              </table:table-cell>
              <table:table-cell office:value-type="float" office:value="153.98">
                <text:p>153.98</text:p>
              </table:table-cell>
              <table:table-cell office:value-type="float" office:value="719.16">
                <text:p>719.16</text:p>
              </table:table-cell>
            </table:table-row>
            <table:table-row>
              <table:table-cell office:value-type="float" office:value="1526077997">
                <text:p>1526078000</text:p>
              </table:table-cell>
              <table:table-cell office:value-type="float" office:value="72.41">
                <text:p>72.41</text:p>
              </table:table-cell>
              <table:table-cell office:value-type="float" office:value="145.03">
                <text:p>145.03</text:p>
              </table:table-cell>
              <table:table-cell office:value-type="float" office:value="649.16">
                <text:p>649.16</text:p>
              </table:table-cell>
            </table:table-row>
            <table:table-row>
              <table:table-cell office:value-type="float" office:value="1526077998">
                <text:p>1526078000</text:p>
              </table:table-cell>
              <table:table-cell office:value-type="float" office:value="72.49">
                <text:p>72.49</text:p>
              </table:table-cell>
              <table:table-cell office:value-type="float" office:value="145.1">
                <text:p>145.1</text:p>
              </table:table-cell>
              <table:table-cell office:value-type="float" office:value="645.59">
                <text:p>645.59</text:p>
              </table:table-cell>
            </table:table-row>
            <table:table-row>
              <table:table-cell office:value-type="float" office:value="1526077999">
                <text:p>1526078000</text:p>
              </table:table-cell>
              <table:table-cell office:value-type="float" office:value="72.36">
                <text:p>72.36</text:p>
              </table:table-cell>
              <table:table-cell office:value-type="float" office:value="144.98">
                <text:p>144.98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000">
                <text:p>1526078000</text:p>
              </table:table-cell>
              <table:table-cell office:value-type="float" office:value="72.4">
                <text:p>72.4</text:p>
              </table:table-cell>
              <table:table-cell office:value-type="float" office:value="145.03">
                <text:p>145.03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8001">
                <text:p>1526078000</text:p>
              </table:table-cell>
              <table:table-cell office:value-type="float" office:value="72.4">
                <text:p>72.4</text:p>
              </table:table-cell>
              <table:table-cell office:value-type="float" office:value="145">
                <text:p>145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8002">
                <text:p>1526078000</text:p>
              </table:table-cell>
              <table:table-cell office:value-type="float" office:value="72.44">
                <text:p>72.44</text:p>
              </table:table-cell>
              <table:table-cell office:value-type="float" office:value="145.04">
                <text:p>145.04</text:p>
              </table:table-cell>
              <table:table-cell office:value-type="float" office:value="645.51">
                <text:p>645.51</text:p>
              </table:table-cell>
            </table:table-row>
            <table:table-row>
              <table:table-cell office:value-type="float" office:value="1526078003">
                <text:p>1526078000</text:p>
              </table:table-cell>
              <table:table-cell office:value-type="float" office:value="72.44">
                <text:p>72.44</text:p>
              </table:table-cell>
              <table:table-cell office:value-type="float" office:value="145.03">
                <text:p>145.03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8004">
                <text:p>1526078000</text:p>
              </table:table-cell>
              <table:table-cell office:value-type="float" office:value="72.42">
                <text:p>72.42</text:p>
              </table:table-cell>
              <table:table-cell office:value-type="float" office:value="145.04">
                <text:p>145.04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8005">
                <text:p>1526078010</text:p>
              </table:table-cell>
              <table:table-cell office:value-type="float" office:value="72.4">
                <text:p>72.4</text:p>
              </table:table-cell>
              <table:table-cell office:value-type="float" office:value="145.08">
                <text:p>145.08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006">
                <text:p>1526078010</text:p>
              </table:table-cell>
              <table:table-cell office:value-type="float" office:value="72.44">
                <text:p>72.44</text:p>
              </table:table-cell>
              <table:table-cell office:value-type="float" office:value="144.98">
                <text:p>144.98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007">
                <text:p>1526078010</text:p>
              </table:table-cell>
              <table:table-cell office:value-type="float" office:value="72.41">
                <text:p>72.41</text:p>
              </table:table-cell>
              <table:table-cell office:value-type="float" office:value="144.93">
                <text:p>144.93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008">
                <text:p>1526078010</text:p>
              </table:table-cell>
              <table:table-cell office:value-type="float" office:value="72.43">
                <text:p>72.43</text:p>
              </table:table-cell>
              <table:table-cell office:value-type="float" office:value="144.95">
                <text:p>144.95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8009">
                <text:p>1526078010</text:p>
              </table:table-cell>
              <table:table-cell office:value-type="float" office:value="72.38">
                <text:p>72.38</text:p>
              </table:table-cell>
              <table:table-cell office:value-type="float" office:value="144.92">
                <text:p>144.92</text:p>
              </table:table-cell>
              <table:table-cell office:value-type="float" office:value="645.31">
                <text:p>645.31</text:p>
              </table:table-cell>
            </table:table-row>
            <table:table-row>
              <table:table-cell office:value-type="float" office:value="1526078010">
                <text:p>1526078010</text:p>
              </table:table-cell>
              <table:table-cell office:value-type="float" office:value="72.42">
                <text:p>72.42</text:p>
              </table:table-cell>
              <table:table-cell office:value-type="float" office:value="144.96">
                <text:p>144.96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8011">
                <text:p>1526078010</text:p>
              </table:table-cell>
              <table:table-cell office:value-type="float" office:value="72.38">
                <text:p>72.38</text:p>
              </table:table-cell>
              <table:table-cell office:value-type="float" office:value="144.89">
                <text:p>144.89</text:p>
              </table:table-cell>
              <table:table-cell office:value-type="float" office:value="645.34">
                <text:p>645.34</text:p>
              </table:table-cell>
            </table:table-row>
            <table:table-row>
              <table:table-cell office:value-type="float" office:value="1526078012">
                <text:p>1526078010</text:p>
              </table:table-cell>
              <table:table-cell office:value-type="float" office:value="72.4">
                <text:p>72.4</text:p>
              </table:table-cell>
              <table:table-cell office:value-type="float" office:value="144.94">
                <text:p>144.94</text:p>
              </table:table-cell>
              <table:table-cell office:value-type="float" office:value="645.35">
                <text:p>645.35</text:p>
              </table:table-cell>
            </table:table-row>
            <table:table-row>
              <table:table-cell office:value-type="float" office:value="1526078013">
                <text:p>1526078010</text:p>
              </table:table-cell>
              <table:table-cell office:value-type="float" office:value="72.45">
                <text:p>72.45</text:p>
              </table:table-cell>
              <table:table-cell office:value-type="float" office:value="144.96">
                <text:p>144.96</text:p>
              </table:table-cell>
              <table:table-cell office:value-type="float" office:value="645.37">
                <text:p>645.37</text:p>
              </table:table-cell>
            </table:table-row>
            <table:table-row>
              <table:table-cell office:value-type="float" office:value="1526078014">
                <text:p>1526078010</text:p>
              </table:table-cell>
              <table:table-cell office:value-type="float" office:value="72.45">
                <text:p>72.45</text:p>
              </table:table-cell>
              <table:table-cell office:value-type="float" office:value="144.95">
                <text:p>144.95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8015">
                <text:p>1526078020</text:p>
              </table:table-cell>
              <table:table-cell office:value-type="float" office:value="72.41">
                <text:p>72.41</text:p>
              </table:table-cell>
              <table:table-cell office:value-type="float" office:value="144.99">
                <text:p>144.99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8016">
                <text:p>1526078020</text:p>
              </table:table-cell>
              <table:table-cell office:value-type="float" office:value="72.44">
                <text:p>72.44</text:p>
              </table:table-cell>
              <table:table-cell office:value-type="float" office:value="144.94">
                <text:p>144.94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8017">
                <text:p>1526078020</text:p>
              </table:table-cell>
              <table:table-cell office:value-type="float" office:value="72.4">
                <text:p>72.4</text:p>
              </table:table-cell>
              <table:table-cell office:value-type="float" office:value="205.33">
                <text:p>205.33</text:p>
              </table:table-cell>
              <table:table-cell office:value-type="float" office:value="700.58">
                <text:p>700.58</text:p>
              </table:table-cell>
            </table:table-row>
            <table:table-row>
              <table:table-cell office:value-type="float" office:value="1526078018">
                <text:p>1526078020</text:p>
              </table:table-cell>
              <table:table-cell office:value-type="float" office:value="72.44">
                <text:p>72.44</text:p>
              </table:table-cell>
              <table:table-cell office:value-type="float" office:value="168.2">
                <text:p>168.2</text:p>
              </table:table-cell>
              <table:table-cell office:value-type="float" office:value="673.13">
                <text:p>673.13</text:p>
              </table:table-cell>
            </table:table-row>
            <table:table-row>
              <table:table-cell office:value-type="float" office:value="1526078019">
                <text:p>1526078020</text:p>
              </table:table-cell>
              <table:table-cell office:value-type="float" office:value="72.49">
                <text:p>72.49</text:p>
              </table:table-cell>
              <table:table-cell office:value-type="float" office:value="159.46">
                <text:p>159.46</text:p>
              </table:table-cell>
              <table:table-cell office:value-type="float" office:value="1003.05">
                <text:p>1003.05</text:p>
              </table:table-cell>
            </table:table-row>
            <table:table-row>
              <table:table-cell office:value-type="float" office:value="1526078020">
                <text:p>1526078020</text:p>
              </table:table-cell>
              <table:table-cell office:value-type="float" office:value="73.65">
                <text:p>73.65</text:p>
              </table:table-cell>
              <table:table-cell office:value-type="float" office:value="149.07">
                <text:p>149.07</text:p>
              </table:table-cell>
              <table:table-cell office:value-type="float" office:value="967.45">
                <text:p>967.45</text:p>
              </table:table-cell>
            </table:table-row>
            <table:table-row>
              <table:table-cell office:value-type="float" office:value="1526078021">
                <text:p>1526078020</text:p>
              </table:table-cell>
              <table:table-cell office:value-type="float" office:value="72.38">
                <text:p>72.38</text:p>
              </table:table-cell>
              <table:table-cell office:value-type="float" office:value="148.28">
                <text:p>148.28</text:p>
              </table:table-cell>
              <table:table-cell office:value-type="float" office:value="843.58">
                <text:p>843.58</text:p>
              </table:table-cell>
            </table:table-row>
            <table:table-row>
              <table:table-cell office:value-type="float" office:value="1526078022">
                <text:p>1526078020</text:p>
              </table:table-cell>
              <table:table-cell office:value-type="float" office:value="73.68">
                <text:p>73.68</text:p>
              </table:table-cell>
              <table:table-cell office:value-type="float" office:value="147.34">
                <text:p>147.34</text:p>
              </table:table-cell>
              <table:table-cell office:value-type="float" office:value="712.86">
                <text:p>712.86</text:p>
              </table:table-cell>
            </table:table-row>
            <table:table-row>
              <table:table-cell office:value-type="float" office:value="1526078023">
                <text:p>1526078020</text:p>
              </table:table-cell>
              <table:table-cell office:value-type="float" office:value="73.69">
                <text:p>73.69</text:p>
              </table:table-cell>
              <table:table-cell office:value-type="float" office:value="157.49">
                <text:p>157.49</text:p>
              </table:table-cell>
              <table:table-cell office:value-type="float" office:value="687.31">
                <text:p>687.31</text:p>
              </table:table-cell>
            </table:table-row>
            <table:table-row>
              <table:table-cell office:value-type="float" office:value="1526078024">
                <text:p>1526078020</text:p>
              </table:table-cell>
              <table:table-cell office:value-type="float" office:value="72.47">
                <text:p>72.47</text:p>
              </table:table-cell>
              <table:table-cell office:value-type="float" office:value="147.41">
                <text:p>147.41</text:p>
              </table:table-cell>
              <table:table-cell office:value-type="float" office:value="714.26">
                <text:p>714.26</text:p>
              </table:table-cell>
            </table:table-row>
            <table:table-row>
              <table:table-cell office:value-type="float" office:value="1526078025">
                <text:p>1526078030</text:p>
              </table:table-cell>
              <table:table-cell office:value-type="float" office:value="72.43">
                <text:p>72.43</text:p>
              </table:table-cell>
              <table:table-cell office:value-type="float" office:value="180.78">
                <text:p>180.78</text:p>
              </table:table-cell>
              <table:table-cell office:value-type="float" office:value="662.23">
                <text:p>662.23</text:p>
              </table:table-cell>
            </table:table-row>
            <table:table-row>
              <table:table-cell office:value-type="float" office:value="1526078026">
                <text:p>1526078030</text:p>
              </table:table-cell>
              <table:table-cell office:value-type="float" office:value="73.71">
                <text:p>73.71</text:p>
              </table:table-cell>
              <table:table-cell office:value-type="float" office:value="234.6">
                <text:p>234.6</text:p>
              </table:table-cell>
              <table:table-cell office:value-type="float" office:value="911.44">
                <text:p>911.44</text:p>
              </table:table-cell>
            </table:table-row>
            <table:table-row>
              <table:table-cell office:value-type="float" office:value="1526078027">
                <text:p>1526078030</text:p>
              </table:table-cell>
              <table:table-cell office:value-type="float" office:value="72.47">
                <text:p>72.47</text:p>
              </table:table-cell>
              <table:table-cell office:value-type="float" office:value="145.01">
                <text:p>145.01</text:p>
              </table:table-cell>
              <table:table-cell office:value-type="float" office:value="706.31">
                <text:p>706.31</text:p>
              </table:table-cell>
            </table:table-row>
            <table:table-row>
              <table:table-cell office:value-type="float" office:value="1526078028">
                <text:p>1526078030</text:p>
              </table:table-cell>
              <table:table-cell office:value-type="float" office:value="73.65">
                <text:p>73.65</text:p>
              </table:table-cell>
              <table:table-cell office:value-type="float" office:value="146.11">
                <text:p>146.11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8029">
                <text:p>1526078030</text:p>
              </table:table-cell>
              <table:table-cell office:value-type="float" office:value="72.33">
                <text:p>72.33</text:p>
              </table:table-cell>
              <table:table-cell office:value-type="float" office:value="144.87">
                <text:p>144.87</text:p>
              </table:table-cell>
              <table:table-cell office:value-type="float" office:value="646.48">
                <text:p>646.48</text:p>
              </table:table-cell>
            </table:table-row>
            <table:table-row>
              <table:table-cell office:value-type="float" office:value="1526078030">
                <text:p>1526078030</text:p>
              </table:table-cell>
              <table:table-cell office:value-type="float" office:value="72.45">
                <text:p>72.45</text:p>
              </table:table-cell>
              <table:table-cell office:value-type="float" office:value="144.98">
                <text:p>144.98</text:p>
              </table:table-cell>
              <table:table-cell office:value-type="float" office:value="645.36">
                <text:p>645.36</text:p>
              </table:table-cell>
            </table:table-row>
            <table:table-row>
              <table:table-cell office:value-type="float" office:value="1526078031">
                <text:p>1526078030</text:p>
              </table:table-cell>
              <table:table-cell office:value-type="float" office:value="72.42">
                <text:p>72.42</text:p>
              </table:table-cell>
              <table:table-cell office:value-type="float" office:value="144.93">
                <text:p>144.93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032">
                <text:p>1526078030</text:p>
              </table:table-cell>
              <table:table-cell office:value-type="float" office:value="72.44">
                <text:p>72.44</text:p>
              </table:table-cell>
              <table:table-cell office:value-type="float" office:value="145.03">
                <text:p>145.03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033">
                <text:p>1526078030</text:p>
              </table:table-cell>
              <table:table-cell office:value-type="float" office:value="72.57">
                <text:p>72.57</text:p>
              </table:table-cell>
              <table:table-cell office:value-type="float" office:value="145.05">
                <text:p>145.05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034">
                <text:p>1526078030</text:p>
              </table:table-cell>
              <table:table-cell office:value-type="float" office:value="72.43">
                <text:p>72.43</text:p>
              </table:table-cell>
              <table:table-cell office:value-type="float" office:value="144.95">
                <text:p>144.95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035">
                <text:p>1526078040</text:p>
              </table:table-cell>
              <table:table-cell office:value-type="float" office:value="72.45">
                <text:p>72.45</text:p>
              </table:table-cell>
              <table:table-cell office:value-type="float" office:value="145.01">
                <text:p>145.01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8036">
                <text:p>1526078040</text:p>
              </table:table-cell>
              <table:table-cell office:value-type="float" office:value="72.47">
                <text:p>72.47</text:p>
              </table:table-cell>
              <table:table-cell office:value-type="float" office:value="145.01">
                <text:p>145.01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8037">
                <text:p>1526078040</text:p>
              </table:table-cell>
              <table:table-cell office:value-type="float" office:value="72.42">
                <text:p>72.42</text:p>
              </table:table-cell>
              <table:table-cell office:value-type="float" office:value="144.97">
                <text:p>144.97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038">
                <text:p>1526078040</text:p>
              </table:table-cell>
              <table:table-cell office:value-type="float" office:value="72.41">
                <text:p>72.41</text:p>
              </table:table-cell>
              <table:table-cell office:value-type="float" office:value="144.97">
                <text:p>144.97</text:p>
              </table:table-cell>
              <table:table-cell office:value-type="float" office:value="645.55">
                <text:p>645.55</text:p>
              </table:table-cell>
            </table:table-row>
            <table:table-row>
              <table:table-cell office:value-type="float" office:value="1526078039">
                <text:p>1526078040</text:p>
              </table:table-cell>
              <table:table-cell office:value-type="float" office:value="72.47">
                <text:p>72.47</text:p>
              </table:table-cell>
              <table:table-cell office:value-type="float" office:value="144.98">
                <text:p>144.98</text:p>
              </table:table-cell>
              <table:table-cell office:value-type="float" office:value="645.53">
                <text:p>645.53</text:p>
              </table:table-cell>
            </table:table-row>
            <table:table-row>
              <table:table-cell office:value-type="float" office:value="1526078040">
                <text:p>1526078040</text:p>
              </table:table-cell>
              <table:table-cell office:value-type="float" office:value="72.43">
                <text:p>72.43</text:p>
              </table:table-cell>
              <table:table-cell office:value-type="float" office:value="144.91">
                <text:p>144.91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041">
                <text:p>1526078040</text:p>
              </table:table-cell>
              <table:table-cell office:value-type="float" office:value="72.43">
                <text:p>72.43</text:p>
              </table:table-cell>
              <table:table-cell office:value-type="float" office:value="144.98">
                <text:p>144.98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042">
                <text:p>1526078040</text:p>
              </table:table-cell>
              <table:table-cell office:value-type="float" office:value="72.45">
                <text:p>72.45</text:p>
              </table:table-cell>
              <table:table-cell office:value-type="float" office:value="144.95">
                <text:p>144.95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8043">
                <text:p>1526078040</text:p>
              </table:table-cell>
              <table:table-cell office:value-type="float" office:value="72.43">
                <text:p>72.43</text:p>
              </table:table-cell>
              <table:table-cell office:value-type="float" office:value="144.98">
                <text:p>144.98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8044">
                <text:p>1526078040</text:p>
              </table:table-cell>
              <table:table-cell office:value-type="float" office:value="72.44">
                <text:p>72.44</text:p>
              </table:table-cell>
              <table:table-cell office:value-type="float" office:value="144.97">
                <text:p>144.97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045">
                <text:p>1526078050</text:p>
              </table:table-cell>
              <table:table-cell office:value-type="float" office:value="72.42">
                <text:p>72.42</text:p>
              </table:table-cell>
              <table:table-cell office:value-type="float" office:value="144.97">
                <text:p>144.97</text:p>
              </table:table-cell>
              <table:table-cell office:value-type="float" office:value="645.37">
                <text:p>645.37</text:p>
              </table:table-cell>
            </table:table-row>
            <table:table-row>
              <table:table-cell office:value-type="float" office:value="1526078046">
                <text:p>1526078050</text:p>
              </table:table-cell>
              <table:table-cell office:value-type="float" office:value="72.42">
                <text:p>72.42</text:p>
              </table:table-cell>
              <table:table-cell office:value-type="float" office:value="144.99">
                <text:p>144.99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047">
                <text:p>1526078050</text:p>
              </table:table-cell>
              <table:table-cell office:value-type="float" office:value="72.41">
                <text:p>72.41</text:p>
              </table:table-cell>
              <table:table-cell office:value-type="float" office:value="144.96">
                <text:p>144.96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8048">
                <text:p>1526078050</text:p>
              </table:table-cell>
              <table:table-cell office:value-type="float" office:value="72.44">
                <text:p>72.44</text:p>
              </table:table-cell>
              <table:table-cell office:value-type="float" office:value="144.93">
                <text:p>144.93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049">
                <text:p>1526078050</text:p>
              </table:table-cell>
              <table:table-cell office:value-type="float" office:value="72.37">
                <text:p>72.37</text:p>
              </table:table-cell>
              <table:table-cell office:value-type="float" office:value="144.91">
                <text:p>144.91</text:p>
              </table:table-cell>
              <table:table-cell office:value-type="float" office:value="645.37">
                <text:p>645.37</text:p>
              </table:table-cell>
            </table:table-row>
            <table:table-row>
              <table:table-cell office:value-type="float" office:value="1526078050">
                <text:p>1526078050</text:p>
              </table:table-cell>
              <table:table-cell office:value-type="float" office:value="72.46">
                <text:p>72.46</text:p>
              </table:table-cell>
              <table:table-cell office:value-type="float" office:value="144.97">
                <text:p>144.97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8051">
                <text:p>1526078050</text:p>
              </table:table-cell>
              <table:table-cell office:value-type="float" office:value="72.37">
                <text:p>72.37</text:p>
              </table:table-cell>
              <table:table-cell office:value-type="float" office:value="144.91">
                <text:p>144.91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052">
                <text:p>1526078050</text:p>
              </table:table-cell>
              <table:table-cell office:value-type="float" office:value="72.4">
                <text:p>72.4</text:p>
              </table:table-cell>
              <table:table-cell office:value-type="float" office:value="144.94">
                <text:p>144.94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8053">
                <text:p>1526078050</text:p>
              </table:table-cell>
              <table:table-cell office:value-type="float" office:value="72.47">
                <text:p>72.47</text:p>
              </table:table-cell>
              <table:table-cell office:value-type="float" office:value="145">
                <text:p>145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8054">
                <text:p>1526078050</text:p>
              </table:table-cell>
              <table:table-cell office:value-type="float" office:value="72.48">
                <text:p>72.48</text:p>
              </table:table-cell>
              <table:table-cell office:value-type="float" office:value="145.04">
                <text:p>145.04</text:p>
              </table:table-cell>
              <table:table-cell office:value-type="float" office:value="645.51">
                <text:p>645.51</text:p>
              </table:table-cell>
            </table:table-row>
            <table:table-row>
              <table:table-cell office:value-type="float" office:value="1526078055">
                <text:p>1526078060</text:p>
              </table:table-cell>
              <table:table-cell office:value-type="float" office:value="72.43">
                <text:p>72.43</text:p>
              </table:table-cell>
              <table:table-cell office:value-type="float" office:value="144.93">
                <text:p>144.93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8056">
                <text:p>1526078060</text:p>
              </table:table-cell>
              <table:table-cell office:value-type="float" office:value="72.41">
                <text:p>72.41</text:p>
              </table:table-cell>
              <table:table-cell office:value-type="float" office:value="144.97">
                <text:p>144.97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8057">
                <text:p>1526078060</text:p>
              </table:table-cell>
              <table:table-cell office:value-type="float" office:value="72.44">
                <text:p>72.44</text:p>
              </table:table-cell>
              <table:table-cell office:value-type="float" office:value="144.95">
                <text:p>144.95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058">
                <text:p>1526078060</text:p>
              </table:table-cell>
              <table:table-cell office:value-type="float" office:value="72.44">
                <text:p>72.44</text:p>
              </table:table-cell>
              <table:table-cell office:value-type="float" office:value="145.02">
                <text:p>145.02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8059">
                <text:p>1526078060</text:p>
              </table:table-cell>
              <table:table-cell office:value-type="float" office:value="72.42">
                <text:p>72.42</text:p>
              </table:table-cell>
              <table:table-cell office:value-type="float" office:value="144.92">
                <text:p>144.92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060">
                <text:p>1526078060</text:p>
              </table:table-cell>
              <table:table-cell office:value-type="float" office:value="72.4">
                <text:p>72.4</text:p>
              </table:table-cell>
              <table:table-cell office:value-type="float" office:value="144.92">
                <text:p>144.92</text:p>
              </table:table-cell>
              <table:table-cell office:value-type="float" office:value="645.37">
                <text:p>645.37</text:p>
              </table:table-cell>
            </table:table-row>
            <table:table-row>
              <table:table-cell office:value-type="float" office:value="1526078061">
                <text:p>1526078060</text:p>
              </table:table-cell>
              <table:table-cell office:value-type="float" office:value="72.4">
                <text:p>72.4</text:p>
              </table:table-cell>
              <table:table-cell office:value-type="float" office:value="144.89">
                <text:p>144.89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8062">
                <text:p>1526078060</text:p>
              </table:table-cell>
              <table:table-cell office:value-type="float" office:value="72.37">
                <text:p>72.37</text:p>
              </table:table-cell>
              <table:table-cell office:value-type="float" office:value="144.94">
                <text:p>144.94</text:p>
              </table:table-cell>
              <table:table-cell office:value-type="float" office:value="645.33">
                <text:p>645.33</text:p>
              </table:table-cell>
            </table:table-row>
            <table:table-row>
              <table:table-cell office:value-type="float" office:value="1526078063">
                <text:p>1526078060</text:p>
              </table:table-cell>
              <table:table-cell office:value-type="float" office:value="72.42">
                <text:p>72.42</text:p>
              </table:table-cell>
              <table:table-cell office:value-type="float" office:value="144.96">
                <text:p>144.96</text:p>
              </table:table-cell>
              <table:table-cell office:value-type="float" office:value="645.37">
                <text:p>645.37</text:p>
              </table:table-cell>
            </table:table-row>
            <table:table-row>
              <table:table-cell office:value-type="float" office:value="1526078064">
                <text:p>1526078060</text:p>
              </table:table-cell>
              <table:table-cell office:value-type="float" office:value="72.42">
                <text:p>72.42</text:p>
              </table:table-cell>
              <table:table-cell office:value-type="float" office:value="144.98">
                <text:p>144.98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8065">
                <text:p>1526078070</text:p>
              </table:table-cell>
              <table:table-cell office:value-type="float" office:value="72.39">
                <text:p>72.39</text:p>
              </table:table-cell>
              <table:table-cell office:value-type="float" office:value="144.93">
                <text:p>144.93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8066">
                <text:p>1526078070</text:p>
              </table:table-cell>
              <table:table-cell office:value-type="float" office:value="72.45">
                <text:p>72.45</text:p>
              </table:table-cell>
              <table:table-cell office:value-type="float" office:value="145.02">
                <text:p>145.02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067">
                <text:p>1526078070</text:p>
              </table:table-cell>
              <table:table-cell office:value-type="float" office:value="72.45">
                <text:p>72.45</text:p>
              </table:table-cell>
              <table:table-cell office:value-type="float" office:value="145.01">
                <text:p>145.01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068">
                <text:p>1526078070</text:p>
              </table:table-cell>
              <table:table-cell office:value-type="float" office:value="72.41">
                <text:p>72.41</text:p>
              </table:table-cell>
              <table:table-cell office:value-type="float" office:value="144.99">
                <text:p>144.99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069">
                <text:p>1526078070</text:p>
              </table:table-cell>
              <table:table-cell office:value-type="float" office:value="72.44">
                <text:p>72.44</text:p>
              </table:table-cell>
              <table:table-cell office:value-type="float" office:value="144.96">
                <text:p>144.96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070">
                <text:p>1526078070</text:p>
              </table:table-cell>
              <table:table-cell office:value-type="float" office:value="72.42">
                <text:p>72.42</text:p>
              </table:table-cell>
              <table:table-cell office:value-type="float" office:value="144.98">
                <text:p>144.98</text:p>
              </table:table-cell>
              <table:table-cell office:value-type="float" office:value="646.76">
                <text:p>646.76</text:p>
              </table:table-cell>
            </table:table-row>
            <table:table-row>
              <table:table-cell office:value-type="float" office:value="1526078071">
                <text:p>1526078070</text:p>
              </table:table-cell>
              <table:table-cell office:value-type="float" office:value="72.39">
                <text:p>72.39</text:p>
              </table:table-cell>
              <table:table-cell office:value-type="float" office:value="144.9">
                <text:p>144.9</text:p>
              </table:table-cell>
              <table:table-cell office:value-type="float" office:value="645.33">
                <text:p>645.33</text:p>
              </table:table-cell>
            </table:table-row>
            <table:table-row>
              <table:table-cell office:value-type="float" office:value="1526078072">
                <text:p>1526078070</text:p>
              </table:table-cell>
              <table:table-cell office:value-type="float" office:value="72.4">
                <text:p>72.4</text:p>
              </table:table-cell>
              <table:table-cell office:value-type="float" office:value="144.85">
                <text:p>144.85</text:p>
              </table:table-cell>
              <table:table-cell office:value-type="float" office:value="645.32">
                <text:p>645.32</text:p>
              </table:table-cell>
            </table:table-row>
            <table:table-row>
              <table:table-cell office:value-type="float" office:value="1526078073">
                <text:p>1526078070</text:p>
              </table:table-cell>
              <table:table-cell office:value-type="float" office:value="72.43">
                <text:p>72.43</text:p>
              </table:table-cell>
              <table:table-cell office:value-type="float" office:value="144.95">
                <text:p>144.95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8074">
                <text:p>1526078070</text:p>
              </table:table-cell>
              <table:table-cell office:value-type="float" office:value="72.42">
                <text:p>72.42</text:p>
              </table:table-cell>
              <table:table-cell office:value-type="float" office:value="144.96">
                <text:p>144.96</text:p>
              </table:table-cell>
              <table:table-cell office:value-type="float" office:value="645.37">
                <text:p>645.37</text:p>
              </table:table-cell>
            </table:table-row>
            <table:table-row>
              <table:table-cell office:value-type="float" office:value="1526078075">
                <text:p>1526078080</text:p>
              </table:table-cell>
              <table:table-cell office:value-type="float" office:value="72.45">
                <text:p>72.45</text:p>
              </table:table-cell>
              <table:table-cell office:value-type="float" office:value="144.98">
                <text:p>144.98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076">
                <text:p>1526078080</text:p>
              </table:table-cell>
              <table:table-cell office:value-type="float" office:value="72.47">
                <text:p>72.47</text:p>
              </table:table-cell>
              <table:table-cell office:value-type="float" office:value="145.02">
                <text:p>145.02</text:p>
              </table:table-cell>
              <table:table-cell office:value-type="float" office:value="645.51">
                <text:p>645.51</text:p>
              </table:table-cell>
            </table:table-row>
            <table:table-row>
              <table:table-cell office:value-type="float" office:value="1526078077">
                <text:p>1526078080</text:p>
              </table:table-cell>
              <table:table-cell office:value-type="float" office:value="72.45">
                <text:p>72.45</text:p>
              </table:table-cell>
              <table:table-cell office:value-type="float" office:value="144.93">
                <text:p>144.93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078">
                <text:p>1526078080</text:p>
              </table:table-cell>
              <table:table-cell office:value-type="float" office:value="72.49">
                <text:p>72.49</text:p>
              </table:table-cell>
              <table:table-cell office:value-type="float" office:value="145.06">
                <text:p>145.06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079">
                <text:p>1526078080</text:p>
              </table:table-cell>
              <table:table-cell office:value-type="float" office:value="72.52">
                <text:p>72.52</text:p>
              </table:table-cell>
              <table:table-cell office:value-type="float" office:value="145.11">
                <text:p>145.11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8080">
                <text:p>1526078080</text:p>
              </table:table-cell>
              <table:table-cell office:value-type="float" office:value="72.43">
                <text:p>72.43</text:p>
              </table:table-cell>
              <table:table-cell office:value-type="float" office:value="144.99">
                <text:p>144.99</text:p>
              </table:table-cell>
              <table:table-cell office:value-type="float" office:value="646.74">
                <text:p>646.74</text:p>
              </table:table-cell>
            </table:table-row>
            <table:table-row>
              <table:table-cell office:value-type="float" office:value="1526078081">
                <text:p>1526078080</text:p>
              </table:table-cell>
              <table:table-cell office:value-type="float" office:value="72.39">
                <text:p>72.39</text:p>
              </table:table-cell>
              <table:table-cell office:value-type="float" office:value="144.94">
                <text:p>144.94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8082">
                <text:p>1526078080</text:p>
              </table:table-cell>
              <table:table-cell office:value-type="float" office:value="72.47">
                <text:p>72.47</text:p>
              </table:table-cell>
              <table:table-cell office:value-type="float" office:value="145.03">
                <text:p>145.03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083">
                <text:p>1526078080</text:p>
              </table:table-cell>
              <table:table-cell office:value-type="float" office:value="72.47">
                <text:p>72.47</text:p>
              </table:table-cell>
              <table:table-cell office:value-type="float" office:value="145.04">
                <text:p>145.04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8084">
                <text:p>1526078080</text:p>
              </table:table-cell>
              <table:table-cell office:value-type="float" office:value="72.54">
                <text:p>72.54</text:p>
              </table:table-cell>
              <table:table-cell office:value-type="float" office:value="145.08">
                <text:p>145.08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8085">
                <text:p>1526078090</text:p>
              </table:table-cell>
              <table:table-cell office:value-type="float" office:value="72.52">
                <text:p>72.52</text:p>
              </table:table-cell>
              <table:table-cell office:value-type="float" office:value="145.1">
                <text:p>145.1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8086">
                <text:p>1526078090</text:p>
              </table:table-cell>
              <table:table-cell office:value-type="float" office:value="72.52">
                <text:p>72.52</text:p>
              </table:table-cell>
              <table:table-cell office:value-type="float" office:value="145.06">
                <text:p>145.06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8087">
                <text:p>1526078090</text:p>
              </table:table-cell>
              <table:table-cell office:value-type="float" office:value="72.4">
                <text:p>72.4</text:p>
              </table:table-cell>
              <table:table-cell office:value-type="float" office:value="144.97">
                <text:p>144.97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088">
                <text:p>1526078090</text:p>
              </table:table-cell>
              <table:table-cell office:value-type="float" office:value="72.47">
                <text:p>72.47</text:p>
              </table:table-cell>
              <table:table-cell office:value-type="float" office:value="144.97">
                <text:p>144.97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089">
                <text:p>1526078090</text:p>
              </table:table-cell>
              <table:table-cell office:value-type="float" office:value="72.46">
                <text:p>72.46</text:p>
              </table:table-cell>
              <table:table-cell office:value-type="float" office:value="145.02">
                <text:p>145.02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090">
                <text:p>1526078090</text:p>
              </table:table-cell>
              <table:table-cell office:value-type="float" office:value="72.49">
                <text:p>72.49</text:p>
              </table:table-cell>
              <table:table-cell office:value-type="float" office:value="145.01">
                <text:p>145.01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8091">
                <text:p>1526078090</text:p>
              </table:table-cell>
              <table:table-cell office:value-type="float" office:value="72.44">
                <text:p>72.44</text:p>
              </table:table-cell>
              <table:table-cell office:value-type="float" office:value="144.98">
                <text:p>144.98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092">
                <text:p>1526078090</text:p>
              </table:table-cell>
              <table:table-cell office:value-type="float" office:value="72.44">
                <text:p>72.44</text:p>
              </table:table-cell>
              <table:table-cell office:value-type="float" office:value="144.96">
                <text:p>144.96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8093">
                <text:p>1526078090</text:p>
              </table:table-cell>
              <table:table-cell office:value-type="float" office:value="72.43">
                <text:p>72.43</text:p>
              </table:table-cell>
              <table:table-cell office:value-type="float" office:value="145.01">
                <text:p>145.01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094">
                <text:p>1526078090</text:p>
              </table:table-cell>
              <table:table-cell office:value-type="float" office:value="72.45">
                <text:p>72.45</text:p>
              </table:table-cell>
              <table:table-cell office:value-type="float" office:value="144.99">
                <text:p>144.99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095">
                <text:p>1526078100</text:p>
              </table:table-cell>
              <table:table-cell office:value-type="float" office:value="72.43">
                <text:p>72.43</text:p>
              </table:table-cell>
              <table:table-cell office:value-type="float" office:value="144.97">
                <text:p>144.97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8096">
                <text:p>1526078100</text:p>
              </table:table-cell>
              <table:table-cell office:value-type="float" office:value="72.47">
                <text:p>72.47</text:p>
              </table:table-cell>
              <table:table-cell office:value-type="float" office:value="145">
                <text:p>145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097">
                <text:p>1526078100</text:p>
              </table:table-cell>
              <table:table-cell office:value-type="float" office:value="72.45">
                <text:p>72.45</text:p>
              </table:table-cell>
              <table:table-cell office:value-type="float" office:value="145">
                <text:p>145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8098">
                <text:p>1526078100</text:p>
              </table:table-cell>
              <table:table-cell office:value-type="float" office:value="NaN">
                <text:p>NaN</text:p>
              </table:table-cell>
              <table:table-cell office:value-type="float" office:value="147.67208">
                <text:p>147.67208</text:p>
              </table:table-cell>
              <table:table-cell office:value-type="float" office:value="662.024080000001">
                <text:p>662.02408000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79cm" svg:height="6.351cm" xlink:href=".." xlink:type="simple" chart:class="chart:line" chart:style-name="ch1">
        <chart:legend chart:legend-position="end" svg:x="8.559cm" svg:y="2.378cm" style:legend-expansion="high" chart:style-name="ch2"/>
        <chart:plot-area chart:style-name="ch3" table:cell-range-address="Sheet5.A1:Sheet5.A127 Sheet5.D1:Sheet5.D127 Sheet5.H1:Sheet5.H127 Sheet5.L1:Sheet5.L127" chart:data-source-has-labels="both" svg:x="0.225cm" svg:y="0.127cm" svg:width="8.109cm" svg:height="6.097cm">
          <chartooo:coordinate-region svg:x="1.807cm" svg:y="0.326cm" svg:width="6.527cm" svg:height="3.927cm"/>
          <chart:axis chart:dimension="x" chart:name="primary-x" chart:style-name="ch4" chartooo:axis-type="auto">
            <chartooo:date-scale/>
            <chart:categories table:cell-range-address="Sheet5.A1:Sheet5.A1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D2:Sheet5.D127" chart:label-cell-address="Sheet5.D1:Sheet5.D1" chart:class="chart:line">
            <chart:data-point chart:repeated="126"/>
          </chart:series>
          <chart:series chart:style-name="ch7" chart:values-cell-range-address="Sheet5.H2:Sheet5.H127" chart:label-cell-address="Sheet5.H1:Sheet5.H1" chart:class="chart:line">
            <chart:data-point chart:repeated="126"/>
          </chart:series>
          <chart:series chart:style-name="ch8" chart:values-cell-range-address="Sheet5.L2:Sheet5.L127" chart:label-cell-address="Sheet5.L1:Sheet5.L1" chart:class="chart:line">
            <chart:data-point chart:repeated="1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-AVG</text:p>
                <draw:g>
                  <svg:desc>Sheet5.D1:Sheet5.D1</svg:desc>
                </draw:g>
              </table:table-cell>
              <table:table-cell office:value-type="string">
                <text:p>180-AVG</text:p>
                <draw:g>
                  <svg:desc>Sheet5.H1:Sheet5.H1</svg:desc>
                </draw:g>
              </table:table-cell>
              <table:table-cell office:value-type="string">
                <text:p>200-AVG</text:p>
                <draw:g>
                  <svg:desc>Sheet5.L1:Sheet5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STAMP</text:p>
                <draw:g>
                  <svg:desc>Sheet5.A1:Sheet5.A127</svg:desc>
                </draw:g>
              </table:table-cell>
              <table:table-cell office:value-type="float" office:value="72.56">
                <text:p>72.56</text:p>
                <draw:g>
                  <svg:desc>Sheet5.D2:Sheet5.D127</svg:desc>
                </draw:g>
              </table:table-cell>
              <table:table-cell office:value-type="float" office:value="145.21">
                <text:p>145.21</text:p>
                <draw:g>
                  <svg:desc>Sheet5.H2:Sheet5.H127</svg:desc>
                </draw:g>
              </table:table-cell>
              <table:table-cell office:value-type="float" office:value="645.71">
                <text:p>645.71</text:p>
                <draw:g>
                  <svg:desc>Sheet5.L2:Sheet5.L127</svg:desc>
                </draw:g>
              </table:table-cell>
            </table:table-row>
            <table:table-row>
              <table:table-cell office:value-type="float" office:value="1526078275">
                <text:p>1526078280</text:p>
              </table:table-cell>
              <table:table-cell office:value-type="float" office:value="72.54">
                <text:p>72.54</text:p>
              </table:table-cell>
              <table:table-cell office:value-type="float" office:value="145.14">
                <text:p>145.14</text:p>
              </table:table-cell>
              <table:table-cell office:value-type="float" office:value="645.63">
                <text:p>645.63</text:p>
              </table:table-cell>
            </table:table-row>
            <table:table-row>
              <table:table-cell office:value-type="float" office:value="1526078276">
                <text:p>1526078280</text:p>
              </table:table-cell>
              <table:table-cell office:value-type="float" office:value="72.55">
                <text:p>72.55</text:p>
              </table:table-cell>
              <table:table-cell office:value-type="float" office:value="145.13">
                <text:p>145.13</text:p>
              </table:table-cell>
              <table:table-cell office:value-type="float" office:value="645.62">
                <text:p>645.62</text:p>
              </table:table-cell>
            </table:table-row>
            <table:table-row>
              <table:table-cell office:value-type="float" office:value="1526078277">
                <text:p>1526078280</text:p>
              </table:table-cell>
              <table:table-cell office:value-type="float" office:value="72.53">
                <text:p>72.53</text:p>
              </table:table-cell>
              <table:table-cell office:value-type="float" office:value="145.17">
                <text:p>145.17</text:p>
              </table:table-cell>
              <table:table-cell office:value-type="float" office:value="645.61">
                <text:p>645.61</text:p>
              </table:table-cell>
            </table:table-row>
            <table:table-row>
              <table:table-cell office:value-type="float" office:value="1526078278">
                <text:p>1526078280</text:p>
              </table:table-cell>
              <table:table-cell office:value-type="float" office:value="72.59">
                <text:p>72.59</text:p>
              </table:table-cell>
              <table:table-cell office:value-type="float" office:value="145.18">
                <text:p>145.18</text:p>
              </table:table-cell>
              <table:table-cell office:value-type="float" office:value="645.62">
                <text:p>645.62</text:p>
              </table:table-cell>
            </table:table-row>
            <table:table-row>
              <table:table-cell office:value-type="float" office:value="1526078279">
                <text:p>1526078280</text:p>
              </table:table-cell>
              <table:table-cell office:value-type="float" office:value="72.51">
                <text:p>72.51</text:p>
              </table:table-cell>
              <table:table-cell office:value-type="float" office:value="145.18">
                <text:p>145.18</text:p>
              </table:table-cell>
              <table:table-cell office:value-type="float" office:value="645.65">
                <text:p>645.65</text:p>
              </table:table-cell>
            </table:table-row>
            <table:table-row>
              <table:table-cell office:value-type="float" office:value="1526078280">
                <text:p>1526078280</text:p>
              </table:table-cell>
              <table:table-cell office:value-type="float" office:value="72.44">
                <text:p>72.44</text:p>
              </table:table-cell>
              <table:table-cell office:value-type="float" office:value="145.07">
                <text:p>145.07</text:p>
              </table:table-cell>
              <table:table-cell office:value-type="float" office:value="645.62">
                <text:p>645.62</text:p>
              </table:table-cell>
            </table:table-row>
            <table:table-row>
              <table:table-cell office:value-type="float" office:value="1526078281">
                <text:p>1526078280</text:p>
              </table:table-cell>
              <table:table-cell office:value-type="float" office:value="72.48">
                <text:p>72.48</text:p>
              </table:table-cell>
              <table:table-cell office:value-type="float" office:value="145.08">
                <text:p>145.08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8282">
                <text:p>1526078280</text:p>
              </table:table-cell>
              <table:table-cell office:value-type="float" office:value="72.44">
                <text:p>72.44</text:p>
              </table:table-cell>
              <table:table-cell office:value-type="float" office:value="145.02">
                <text:p>145.02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8283">
                <text:p>1526078280</text:p>
              </table:table-cell>
              <table:table-cell office:value-type="float" office:value="72.42">
                <text:p>72.42</text:p>
              </table:table-cell>
              <table:table-cell office:value-type="float" office:value="145.04">
                <text:p>145.04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8284">
                <text:p>1526078280</text:p>
              </table:table-cell>
              <table:table-cell office:value-type="float" office:value="72.4">
                <text:p>72.4</text:p>
              </table:table-cell>
              <table:table-cell office:value-type="float" office:value="145.05">
                <text:p>145.05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8285">
                <text:p>1526078290</text:p>
              </table:table-cell>
              <table:table-cell office:value-type="float" office:value="72.47">
                <text:p>72.47</text:p>
              </table:table-cell>
              <table:table-cell office:value-type="float" office:value="145.07">
                <text:p>145.07</text:p>
              </table:table-cell>
              <table:table-cell office:value-type="float" office:value="645.57">
                <text:p>645.57</text:p>
              </table:table-cell>
            </table:table-row>
            <table:table-row>
              <table:table-cell office:value-type="float" office:value="1526078286">
                <text:p>1526078290</text:p>
              </table:table-cell>
              <table:table-cell office:value-type="float" office:value="72.44">
                <text:p>72.44</text:p>
              </table:table-cell>
              <table:table-cell office:value-type="float" office:value="145.07">
                <text:p>145.07</text:p>
              </table:table-cell>
              <table:table-cell office:value-type="float" office:value="645.58">
                <text:p>645.58</text:p>
              </table:table-cell>
            </table:table-row>
            <table:table-row>
              <table:table-cell office:value-type="float" office:value="1526078287">
                <text:p>1526078290</text:p>
              </table:table-cell>
              <table:table-cell office:value-type="float" office:value="72.43">
                <text:p>72.43</text:p>
              </table:table-cell>
              <table:table-cell office:value-type="float" office:value="148.5">
                <text:p>148.5</text:p>
              </table:table-cell>
              <table:table-cell office:value-type="float" office:value="660.3">
                <text:p>660.3</text:p>
              </table:table-cell>
            </table:table-row>
            <table:table-row>
              <table:table-cell office:value-type="float" office:value="1526078288">
                <text:p>1526078290</text:p>
              </table:table-cell>
              <table:table-cell office:value-type="float" office:value="72.44">
                <text:p>72.44</text:p>
              </table:table-cell>
              <table:table-cell office:value-type="float" office:value="145.32">
                <text:p>145.32</text:p>
              </table:table-cell>
              <table:table-cell office:value-type="float" office:value="651.68">
                <text:p>651.68</text:p>
              </table:table-cell>
            </table:table-row>
            <table:table-row>
              <table:table-cell office:value-type="float" office:value="1526078289">
                <text:p>1526078290</text:p>
              </table:table-cell>
              <table:table-cell office:value-type="float" office:value="72.43">
                <text:p>72.43</text:p>
              </table:table-cell>
              <table:table-cell office:value-type="float" office:value="152.15">
                <text:p>152.15</text:p>
              </table:table-cell>
              <table:table-cell office:value-type="float" office:value="663.19">
                <text:p>663.19</text:p>
              </table:table-cell>
            </table:table-row>
            <table:table-row>
              <table:table-cell office:value-type="float" office:value="1526078290">
                <text:p>1526078290</text:p>
              </table:table-cell>
              <table:table-cell office:value-type="float" office:value="72.45">
                <text:p>72.45</text:p>
              </table:table-cell>
              <table:table-cell office:value-type="float" office:value="168.06">
                <text:p>168.06</text:p>
              </table:table-cell>
              <table:table-cell office:value-type="float" office:value="674.42">
                <text:p>674.42</text:p>
              </table:table-cell>
            </table:table-row>
            <table:table-row>
              <table:table-cell office:value-type="float" office:value="1526078291">
                <text:p>1526078290</text:p>
              </table:table-cell>
              <table:table-cell office:value-type="float" office:value="72.43">
                <text:p>72.43</text:p>
              </table:table-cell>
              <table:table-cell office:value-type="float" office:value="145.69">
                <text:p>145.69</text:p>
              </table:table-cell>
              <table:table-cell office:value-type="float" office:value="663.33">
                <text:p>663.33</text:p>
              </table:table-cell>
            </table:table-row>
            <table:table-row>
              <table:table-cell office:value-type="float" office:value="1526078292">
                <text:p>1526078290</text:p>
              </table:table-cell>
              <table:table-cell office:value-type="float" office:value="72.38">
                <text:p>72.38</text:p>
              </table:table-cell>
              <table:table-cell office:value-type="float" office:value="199.31">
                <text:p>199.31</text:p>
              </table:table-cell>
              <table:table-cell office:value-type="float" office:value="677.96">
                <text:p>677.96</text:p>
              </table:table-cell>
            </table:table-row>
            <table:table-row>
              <table:table-cell office:value-type="float" office:value="1526078293">
                <text:p>1526078290</text:p>
              </table:table-cell>
              <table:table-cell office:value-type="float" office:value="72.4">
                <text:p>72.4</text:p>
              </table:table-cell>
              <table:table-cell office:value-type="float" office:value="268.63">
                <text:p>268.63</text:p>
              </table:table-cell>
              <table:table-cell office:value-type="float" office:value="710.39">
                <text:p>710.39</text:p>
              </table:table-cell>
            </table:table-row>
            <table:table-row>
              <table:table-cell office:value-type="float" office:value="1526078294">
                <text:p>1526078290</text:p>
              </table:table-cell>
              <table:table-cell office:value-type="float" office:value="72.42">
                <text:p>72.42</text:p>
              </table:table-cell>
              <table:table-cell office:value-type="float" office:value="205.14">
                <text:p>205.14</text:p>
              </table:table-cell>
              <table:table-cell office:value-type="float" office:value="890.22">
                <text:p>890.22</text:p>
              </table:table-cell>
            </table:table-row>
            <table:table-row>
              <table:table-cell office:value-type="float" office:value="1526078295">
                <text:p>1526078300</text:p>
              </table:table-cell>
              <table:table-cell office:value-type="float" office:value="72.48">
                <text:p>72.48</text:p>
              </table:table-cell>
              <table:table-cell office:value-type="float" office:value="428.42">
                <text:p>428.42</text:p>
              </table:table-cell>
              <table:table-cell office:value-type="float" office:value="761.61">
                <text:p>761.61</text:p>
              </table:table-cell>
            </table:table-row>
            <table:table-row>
              <table:table-cell office:value-type="float" office:value="1526078296">
                <text:p>1526078300</text:p>
              </table:table-cell>
              <table:table-cell office:value-type="float" office:value="72.41">
                <text:p>72.41</text:p>
              </table:table-cell>
              <table:table-cell office:value-type="float" office:value="454.2">
                <text:p>454.2</text:p>
              </table:table-cell>
              <table:table-cell office:value-type="float" office:value="866.66">
                <text:p>866.66</text:p>
              </table:table-cell>
            </table:table-row>
            <table:table-row>
              <table:table-cell office:value-type="float" office:value="1526078297">
                <text:p>1526078300</text:p>
              </table:table-cell>
              <table:table-cell office:value-type="float" office:value="72.52">
                <text:p>72.52</text:p>
              </table:table-cell>
              <table:table-cell office:value-type="float" office:value="253.26">
                <text:p>253.26</text:p>
              </table:table-cell>
              <table:table-cell office:value-type="float" office:value="1503.41">
                <text:p>1503.41</text:p>
              </table:table-cell>
            </table:table-row>
            <table:table-row>
              <table:table-cell office:value-type="float" office:value="1526078298">
                <text:p>1526078300</text:p>
              </table:table-cell>
              <table:table-cell office:value-type="float" office:value="72.5">
                <text:p>72.5</text:p>
              </table:table-cell>
              <table:table-cell office:value-type="float" office:value="145.13">
                <text:p>145.13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8299">
                <text:p>1526078300</text:p>
              </table:table-cell>
              <table:table-cell office:value-type="float" office:value="72.48">
                <text:p>72.48</text:p>
              </table:table-cell>
              <table:table-cell office:value-type="float" office:value="145.09">
                <text:p>145.09</text:p>
              </table:table-cell>
              <table:table-cell office:value-type="float" office:value="645.57">
                <text:p>645.57</text:p>
              </table:table-cell>
            </table:table-row>
            <table:table-row>
              <table:table-cell office:value-type="float" office:value="1526078300">
                <text:p>1526078300</text:p>
              </table:table-cell>
              <table:table-cell office:value-type="float" office:value="72.51">
                <text:p>72.51</text:p>
              </table:table-cell>
              <table:table-cell office:value-type="float" office:value="145.15">
                <text:p>145.15</text:p>
              </table:table-cell>
              <table:table-cell office:value-type="float" office:value="645.54">
                <text:p>645.54</text:p>
              </table:table-cell>
            </table:table-row>
            <table:table-row>
              <table:table-cell office:value-type="float" office:value="1526078301">
                <text:p>1526078300</text:p>
              </table:table-cell>
              <table:table-cell office:value-type="float" office:value="72.57">
                <text:p>72.57</text:p>
              </table:table-cell>
              <table:table-cell office:value-type="float" office:value="145.21">
                <text:p>145.21</text:p>
              </table:table-cell>
              <table:table-cell office:value-type="float" office:value="645.54">
                <text:p>645.54</text:p>
              </table:table-cell>
            </table:table-row>
            <table:table-row>
              <table:table-cell office:value-type="float" office:value="1526078302">
                <text:p>1526078300</text:p>
              </table:table-cell>
              <table:table-cell office:value-type="float" office:value="72.45">
                <text:p>72.45</text:p>
              </table:table-cell>
              <table:table-cell office:value-type="float" office:value="145.07">
                <text:p>145.07</text:p>
              </table:table-cell>
              <table:table-cell office:value-type="float" office:value="645.51">
                <text:p>645.51</text:p>
              </table:table-cell>
            </table:table-row>
            <table:table-row>
              <table:table-cell office:value-type="float" office:value="1526078303">
                <text:p>1526078300</text:p>
              </table:table-cell>
              <table:table-cell office:value-type="float" office:value="72.47">
                <text:p>72.47</text:p>
              </table:table-cell>
              <table:table-cell office:value-type="float" office:value="145.12">
                <text:p>145.12</text:p>
              </table:table-cell>
              <table:table-cell office:value-type="float" office:value="645.57">
                <text:p>645.57</text:p>
              </table:table-cell>
            </table:table-row>
            <table:table-row>
              <table:table-cell office:value-type="float" office:value="1526078304">
                <text:p>1526078300</text:p>
              </table:table-cell>
              <table:table-cell office:value-type="float" office:value="72.49">
                <text:p>72.49</text:p>
              </table:table-cell>
              <table:table-cell office:value-type="float" office:value="145.13">
                <text:p>145.13</text:p>
              </table:table-cell>
              <table:table-cell office:value-type="float" office:value="645.63">
                <text:p>645.63</text:p>
              </table:table-cell>
            </table:table-row>
            <table:table-row>
              <table:table-cell office:value-type="float" office:value="1526078305">
                <text:p>1526078310</text:p>
              </table:table-cell>
              <table:table-cell office:value-type="float" office:value="72.48">
                <text:p>72.48</text:p>
              </table:table-cell>
              <table:table-cell office:value-type="float" office:value="145.08">
                <text:p>145.08</text:p>
              </table:table-cell>
              <table:table-cell office:value-type="float" office:value="645.62">
                <text:p>645.62</text:p>
              </table:table-cell>
            </table:table-row>
            <table:table-row>
              <table:table-cell office:value-type="float" office:value="1526078306">
                <text:p>1526078310</text:p>
              </table:table-cell>
              <table:table-cell office:value-type="float" office:value="72.52">
                <text:p>72.52</text:p>
              </table:table-cell>
              <table:table-cell office:value-type="float" office:value="145.16">
                <text:p>145.16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8307">
                <text:p>1526078310</text:p>
              </table:table-cell>
              <table:table-cell office:value-type="float" office:value="72.46">
                <text:p>72.46</text:p>
              </table:table-cell>
              <table:table-cell office:value-type="float" office:value="145.06">
                <text:p>145.06</text:p>
              </table:table-cell>
              <table:table-cell office:value-type="float" office:value="645.53">
                <text:p>645.53</text:p>
              </table:table-cell>
            </table:table-row>
            <table:table-row>
              <table:table-cell office:value-type="float" office:value="1526078308">
                <text:p>1526078310</text:p>
              </table:table-cell>
              <table:table-cell office:value-type="float" office:value="72.4">
                <text:p>72.4</text:p>
              </table:table-cell>
              <table:table-cell office:value-type="float" office:value="144.98">
                <text:p>144.98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8309">
                <text:p>1526078310</text:p>
              </table:table-cell>
              <table:table-cell office:value-type="float" office:value="72.44">
                <text:p>72.44</text:p>
              </table:table-cell>
              <table:table-cell office:value-type="float" office:value="144.97">
                <text:p>144.97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310">
                <text:p>1526078310</text:p>
              </table:table-cell>
              <table:table-cell office:value-type="float" office:value="72.43">
                <text:p>72.43</text:p>
              </table:table-cell>
              <table:table-cell office:value-type="float" office:value="144.96">
                <text:p>144.96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311">
                <text:p>1526078310</text:p>
              </table:table-cell>
              <table:table-cell office:value-type="float" office:value="72.45">
                <text:p>72.45</text:p>
              </table:table-cell>
              <table:table-cell office:value-type="float" office:value="144.99">
                <text:p>144.99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8312">
                <text:p>1526078310</text:p>
              </table:table-cell>
              <table:table-cell office:value-type="float" office:value="72.39">
                <text:p>72.39</text:p>
              </table:table-cell>
              <table:table-cell office:value-type="float" office:value="144.94">
                <text:p>144.94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8313">
                <text:p>1526078310</text:p>
              </table:table-cell>
              <table:table-cell office:value-type="float" office:value="72.43">
                <text:p>72.43</text:p>
              </table:table-cell>
              <table:table-cell office:value-type="float" office:value="145.02">
                <text:p>145.02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314">
                <text:p>1526078310</text:p>
              </table:table-cell>
              <table:table-cell office:value-type="float" office:value="72.46">
                <text:p>72.46</text:p>
              </table:table-cell>
              <table:table-cell office:value-type="float" office:value="145.01">
                <text:p>145.01</text:p>
              </table:table-cell>
              <table:table-cell office:value-type="float" office:value="645.56">
                <text:p>645.56</text:p>
              </table:table-cell>
            </table:table-row>
            <table:table-row>
              <table:table-cell office:value-type="float" office:value="1526078315">
                <text:p>1526078320</text:p>
              </table:table-cell>
              <table:table-cell office:value-type="float" office:value="72.47">
                <text:p>72.47</text:p>
              </table:table-cell>
              <table:table-cell office:value-type="float" office:value="145.02">
                <text:p>145.02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8316">
                <text:p>1526078320</text:p>
              </table:table-cell>
              <table:table-cell office:value-type="float" office:value="72.46">
                <text:p>72.46</text:p>
              </table:table-cell>
              <table:table-cell office:value-type="float" office:value="145.01">
                <text:p>145.01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317">
                <text:p>1526078320</text:p>
              </table:table-cell>
              <table:table-cell office:value-type="float" office:value="72.41">
                <text:p>72.41</text:p>
              </table:table-cell>
              <table:table-cell office:value-type="float" office:value="202.4">
                <text:p>202.4</text:p>
              </table:table-cell>
              <table:table-cell office:value-type="float" office:value="673.51">
                <text:p>673.51</text:p>
              </table:table-cell>
            </table:table-row>
            <table:table-row>
              <table:table-cell office:value-type="float" office:value="1526078318">
                <text:p>1526078320</text:p>
              </table:table-cell>
              <table:table-cell office:value-type="float" office:value="72.44">
                <text:p>72.44</text:p>
              </table:table-cell>
              <table:table-cell office:value-type="float" office:value="295.44">
                <text:p>295.44</text:p>
              </table:table-cell>
              <table:table-cell office:value-type="float" office:value="665.16">
                <text:p>665.16</text:p>
              </table:table-cell>
            </table:table-row>
            <table:table-row>
              <table:table-cell office:value-type="float" office:value="1526078319">
                <text:p>1526078320</text:p>
              </table:table-cell>
              <table:table-cell office:value-type="float" office:value="72.42">
                <text:p>72.42</text:p>
              </table:table-cell>
              <table:table-cell office:value-type="float" office:value="483.46">
                <text:p>483.46</text:p>
              </table:table-cell>
              <table:table-cell office:value-type="float" office:value="645.83">
                <text:p>645.83</text:p>
              </table:table-cell>
            </table:table-row>
            <table:table-row>
              <table:table-cell office:value-type="float" office:value="1526078320">
                <text:p>1526078320</text:p>
              </table:table-cell>
              <table:table-cell office:value-type="float" office:value="72.46">
                <text:p>72.46</text:p>
              </table:table-cell>
              <table:table-cell office:value-type="float" office:value="325.47">
                <text:p>325.47</text:p>
              </table:table-cell>
              <table:table-cell office:value-type="float" office:value="729.98">
                <text:p>729.98</text:p>
              </table:table-cell>
            </table:table-row>
            <table:table-row>
              <table:table-cell office:value-type="float" office:value="1526078321">
                <text:p>1526078320</text:p>
              </table:table-cell>
              <table:table-cell office:value-type="float" office:value="72.46">
                <text:p>72.46</text:p>
              </table:table-cell>
              <table:table-cell office:value-type="float" office:value="165.47">
                <text:p>165.47</text:p>
              </table:table-cell>
              <table:table-cell office:value-type="float" office:value="1537.83">
                <text:p>1537.83</text:p>
              </table:table-cell>
            </table:table-row>
            <table:table-row>
              <table:table-cell office:value-type="float" office:value="1526078322">
                <text:p>1526078320</text:p>
              </table:table-cell>
              <table:table-cell office:value-type="float" office:value="72.52">
                <text:p>72.52</text:p>
              </table:table-cell>
              <table:table-cell office:value-type="float" office:value="155.41">
                <text:p>155.41</text:p>
              </table:table-cell>
              <table:table-cell office:value-type="float" office:value="1571.79">
                <text:p>1571.79</text:p>
              </table:table-cell>
            </table:table-row>
            <table:table-row>
              <table:table-cell office:value-type="float" office:value="1526078323">
                <text:p>1526078320</text:p>
              </table:table-cell>
              <table:table-cell office:value-type="float" office:value="72.61">
                <text:p>72.61</text:p>
              </table:table-cell>
              <table:table-cell office:value-type="float" office:value="153.17">
                <text:p>153.17</text:p>
              </table:table-cell>
              <table:table-cell office:value-type="float" office:value="1586.3">
                <text:p>1586.3</text:p>
              </table:table-cell>
            </table:table-row>
            <table:table-row>
              <table:table-cell office:value-type="float" office:value="1526078324">
                <text:p>1526078320</text:p>
              </table:table-cell>
              <table:table-cell office:value-type="float" office:value="72.51">
                <text:p>72.51</text:p>
              </table:table-cell>
              <table:table-cell office:value-type="float" office:value="150.4">
                <text:p>150.4</text:p>
              </table:table-cell>
              <table:table-cell office:value-type="float" office:value="1803.8">
                <text:p>1803.8</text:p>
              </table:table-cell>
            </table:table-row>
            <table:table-row>
              <table:table-cell office:value-type="float" office:value="1526078325">
                <text:p>1526078330</text:p>
              </table:table-cell>
              <table:table-cell office:value-type="float" office:value="72.47">
                <text:p>72.47</text:p>
              </table:table-cell>
              <table:table-cell office:value-type="float" office:value="153.66">
                <text:p>153.66</text:p>
              </table:table-cell>
              <table:table-cell office:value-type="float" office:value="1184.08">
                <text:p>1184.08</text:p>
              </table:table-cell>
            </table:table-row>
            <table:table-row>
              <table:table-cell office:value-type="float" office:value="1526078326">
                <text:p>1526078330</text:p>
              </table:table-cell>
              <table:table-cell office:value-type="float" office:value="72.54">
                <text:p>72.54</text:p>
              </table:table-cell>
              <table:table-cell office:value-type="float" office:value="162.34">
                <text:p>162.34</text:p>
              </table:table-cell>
              <table:table-cell office:value-type="float" office:value="1627.7">
                <text:p>1627.7</text:p>
              </table:table-cell>
            </table:table-row>
            <table:table-row>
              <table:table-cell office:value-type="float" office:value="1526078327">
                <text:p>1526078330</text:p>
              </table:table-cell>
              <table:table-cell office:value-type="float" office:value="72.52">
                <text:p>72.52</text:p>
              </table:table-cell>
              <table:table-cell office:value-type="float" office:value="145.04">
                <text:p>145.04</text:p>
              </table:table-cell>
              <table:table-cell office:value-type="float" office:value="1362.69">
                <text:p>1362.69</text:p>
              </table:table-cell>
            </table:table-row>
            <table:table-row>
              <table:table-cell office:value-type="float" office:value="1526078328">
                <text:p>1526078330</text:p>
              </table:table-cell>
              <table:table-cell office:value-type="float" office:value="72.47">
                <text:p>72.47</text:p>
              </table:table-cell>
              <table:table-cell office:value-type="float" office:value="145.03">
                <text:p>145.03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8329">
                <text:p>1526078330</text:p>
              </table:table-cell>
              <table:table-cell office:value-type="float" office:value="72.52">
                <text:p>72.52</text:p>
              </table:table-cell>
              <table:table-cell office:value-type="float" office:value="145.09">
                <text:p>145.09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8330">
                <text:p>1526078330</text:p>
              </table:table-cell>
              <table:table-cell office:value-type="float" office:value="72.44">
                <text:p>72.44</text:p>
              </table:table-cell>
              <table:table-cell office:value-type="float" office:value="145.01">
                <text:p>145.01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331">
                <text:p>1526078330</text:p>
              </table:table-cell>
              <table:table-cell office:value-type="float" office:value="72.48">
                <text:p>72.48</text:p>
              </table:table-cell>
              <table:table-cell office:value-type="float" office:value="144.98">
                <text:p>144.98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332">
                <text:p>1526078330</text:p>
              </table:table-cell>
              <table:table-cell office:value-type="float" office:value="72.43">
                <text:p>72.43</text:p>
              </table:table-cell>
              <table:table-cell office:value-type="float" office:value="144.96">
                <text:p>144.96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8333">
                <text:p>1526078330</text:p>
              </table:table-cell>
              <table:table-cell office:value-type="float" office:value="72.42">
                <text:p>72.42</text:p>
              </table:table-cell>
              <table:table-cell office:value-type="float" office:value="144.98">
                <text:p>144.98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334">
                <text:p>1526078330</text:p>
              </table:table-cell>
              <table:table-cell office:value-type="float" office:value="72.46">
                <text:p>72.46</text:p>
              </table:table-cell>
              <table:table-cell office:value-type="float" office:value="145.05">
                <text:p>145.05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335">
                <text:p>1526078340</text:p>
              </table:table-cell>
              <table:table-cell office:value-type="float" office:value="72.47">
                <text:p>72.47</text:p>
              </table:table-cell>
              <table:table-cell office:value-type="float" office:value="145.02">
                <text:p>145.02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336">
                <text:p>1526078340</text:p>
              </table:table-cell>
              <table:table-cell office:value-type="float" office:value="72.49">
                <text:p>72.49</text:p>
              </table:table-cell>
              <table:table-cell office:value-type="float" office:value="145.01">
                <text:p>145.01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8337">
                <text:p>1526078340</text:p>
              </table:table-cell>
              <table:table-cell office:value-type="float" office:value="72.47">
                <text:p>72.47</text:p>
              </table:table-cell>
              <table:table-cell office:value-type="float" office:value="144.99">
                <text:p>144.99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338">
                <text:p>1526078340</text:p>
              </table:table-cell>
              <table:table-cell office:value-type="float" office:value="72.47">
                <text:p>72.47</text:p>
              </table:table-cell>
              <table:table-cell office:value-type="float" office:value="145.06">
                <text:p>145.06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8339">
                <text:p>1526078340</text:p>
              </table:table-cell>
              <table:table-cell office:value-type="float" office:value="72.46">
                <text:p>72.46</text:p>
              </table:table-cell>
              <table:table-cell office:value-type="float" office:value="145.04">
                <text:p>145.04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340">
                <text:p>1526078340</text:p>
              </table:table-cell>
              <table:table-cell office:value-type="float" office:value="72.45">
                <text:p>72.45</text:p>
              </table:table-cell>
              <table:table-cell office:value-type="float" office:value="145.02">
                <text:p>145.02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8341">
                <text:p>1526078340</text:p>
              </table:table-cell>
              <table:table-cell office:value-type="float" office:value="72.45">
                <text:p>72.45</text:p>
              </table:table-cell>
              <table:table-cell office:value-type="float" office:value="145.01">
                <text:p>145.01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342">
                <text:p>1526078340</text:p>
              </table:table-cell>
              <table:table-cell office:value-type="float" office:value="72.49">
                <text:p>72.49</text:p>
              </table:table-cell>
              <table:table-cell office:value-type="float" office:value="145.01">
                <text:p>145.01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343">
                <text:p>1526078340</text:p>
              </table:table-cell>
              <table:table-cell office:value-type="float" office:value="72.48">
                <text:p>72.48</text:p>
              </table:table-cell>
              <table:table-cell office:value-type="float" office:value="145.04">
                <text:p>145.04</text:p>
              </table:table-cell>
              <table:table-cell office:value-type="float" office:value="645.54">
                <text:p>645.54</text:p>
              </table:table-cell>
            </table:table-row>
            <table:table-row>
              <table:table-cell office:value-type="float" office:value="1526078344">
                <text:p>1526078340</text:p>
              </table:table-cell>
              <table:table-cell office:value-type="float" office:value="72.47">
                <text:p>72.47</text:p>
              </table:table-cell>
              <table:table-cell office:value-type="float" office:value="145.04">
                <text:p>145.04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8345">
                <text:p>1526078350</text:p>
              </table:table-cell>
              <table:table-cell office:value-type="float" office:value="72.55">
                <text:p>72.55</text:p>
              </table:table-cell>
              <table:table-cell office:value-type="float" office:value="145.15">
                <text:p>145.15</text:p>
              </table:table-cell>
              <table:table-cell office:value-type="float" office:value="645.59">
                <text:p>645.59</text:p>
              </table:table-cell>
            </table:table-row>
            <table:table-row>
              <table:table-cell office:value-type="float" office:value="1526078346">
                <text:p>1526078350</text:p>
              </table:table-cell>
              <table:table-cell office:value-type="float" office:value="72.5">
                <text:p>72.5</text:p>
              </table:table-cell>
              <table:table-cell office:value-type="float" office:value="145.05">
                <text:p>145.05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8347">
                <text:p>1526078350</text:p>
              </table:table-cell>
              <table:table-cell office:value-type="float" office:value="72.41">
                <text:p>72.41</text:p>
              </table:table-cell>
              <table:table-cell office:value-type="float" office:value="145">
                <text:p>145</text:p>
              </table:table-cell>
              <table:table-cell office:value-type="float" office:value="645.54">
                <text:p>645.54</text:p>
              </table:table-cell>
            </table:table-row>
            <table:table-row>
              <table:table-cell office:value-type="float" office:value="1526078348">
                <text:p>1526078350</text:p>
              </table:table-cell>
              <table:table-cell office:value-type="float" office:value="72.44">
                <text:p>72.44</text:p>
              </table:table-cell>
              <table:table-cell office:value-type="float" office:value="144.97">
                <text:p>144.97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8349">
                <text:p>1526078350</text:p>
              </table:table-cell>
              <table:table-cell office:value-type="float" office:value="72.41">
                <text:p>72.41</text:p>
              </table:table-cell>
              <table:table-cell office:value-type="float" office:value="144.94">
                <text:p>144.94</text:p>
              </table:table-cell>
              <table:table-cell office:value-type="float" office:value="645.38">
                <text:p>645.38</text:p>
              </table:table-cell>
            </table:table-row>
            <table:table-row>
              <table:table-cell office:value-type="float" office:value="1526078350">
                <text:p>1526078350</text:p>
              </table:table-cell>
              <table:table-cell office:value-type="float" office:value="72.41">
                <text:p>72.41</text:p>
              </table:table-cell>
              <table:table-cell office:value-type="float" office:value="144.97">
                <text:p>144.97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8351">
                <text:p>1526078350</text:p>
              </table:table-cell>
              <table:table-cell office:value-type="float" office:value="72.41">
                <text:p>72.41</text:p>
              </table:table-cell>
              <table:table-cell office:value-type="float" office:value="144.94">
                <text:p>144.94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352">
                <text:p>1526078350</text:p>
              </table:table-cell>
              <table:table-cell office:value-type="float" office:value="72.4">
                <text:p>72.4</text:p>
              </table:table-cell>
              <table:table-cell office:value-type="float" office:value="144.93">
                <text:p>144.93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353">
                <text:p>1526078350</text:p>
              </table:table-cell>
              <table:table-cell office:value-type="float" office:value="72.38">
                <text:p>72.38</text:p>
              </table:table-cell>
              <table:table-cell office:value-type="float" office:value="144.97">
                <text:p>144.97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354">
                <text:p>1526078350</text:p>
              </table:table-cell>
              <table:table-cell office:value-type="float" office:value="72.5">
                <text:p>72.5</text:p>
              </table:table-cell>
              <table:table-cell office:value-type="float" office:value="145.04">
                <text:p>145.04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355">
                <text:p>1526078360</text:p>
              </table:table-cell>
              <table:table-cell office:value-type="float" office:value="72.47">
                <text:p>72.47</text:p>
              </table:table-cell>
              <table:table-cell office:value-type="float" office:value="145.04">
                <text:p>145.04</text:p>
              </table:table-cell>
              <table:table-cell office:value-type="float" office:value="645.59">
                <text:p>645.59</text:p>
              </table:table-cell>
            </table:table-row>
            <table:table-row>
              <table:table-cell office:value-type="float" office:value="1526078356">
                <text:p>1526078360</text:p>
              </table:table-cell>
              <table:table-cell office:value-type="float" office:value="72.41">
                <text:p>72.41</text:p>
              </table:table-cell>
              <table:table-cell office:value-type="float" office:value="144.99">
                <text:p>144.99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357">
                <text:p>1526078360</text:p>
              </table:table-cell>
              <table:table-cell office:value-type="float" office:value="72.43">
                <text:p>72.43</text:p>
              </table:table-cell>
              <table:table-cell office:value-type="float" office:value="144.98">
                <text:p>144.98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358">
                <text:p>1526078360</text:p>
              </table:table-cell>
              <table:table-cell office:value-type="float" office:value="72.45">
                <text:p>72.45</text:p>
              </table:table-cell>
              <table:table-cell office:value-type="float" office:value="144.99">
                <text:p>144.99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8359">
                <text:p>1526078360</text:p>
              </table:table-cell>
              <table:table-cell office:value-type="float" office:value="72.38">
                <text:p>72.38</text:p>
              </table:table-cell>
              <table:table-cell office:value-type="float" office:value="144.94">
                <text:p>144.94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8360">
                <text:p>1526078360</text:p>
              </table:table-cell>
              <table:table-cell office:value-type="float" office:value="72.44">
                <text:p>72.44</text:p>
              </table:table-cell>
              <table:table-cell office:value-type="float" office:value="144.93">
                <text:p>144.93</text:p>
              </table:table-cell>
              <table:table-cell office:value-type="float" office:value="645.37">
                <text:p>645.37</text:p>
              </table:table-cell>
            </table:table-row>
            <table:table-row>
              <table:table-cell office:value-type="float" office:value="1526078361">
                <text:p>1526078360</text:p>
              </table:table-cell>
              <table:table-cell office:value-type="float" office:value="72.44">
                <text:p>72.44</text:p>
              </table:table-cell>
              <table:table-cell office:value-type="float" office:value="144.97">
                <text:p>144.97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8362">
                <text:p>1526078360</text:p>
              </table:table-cell>
              <table:table-cell office:value-type="float" office:value="72.41">
                <text:p>72.41</text:p>
              </table:table-cell>
              <table:table-cell office:value-type="float" office:value="144.94">
                <text:p>144.94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8363">
                <text:p>1526078360</text:p>
              </table:table-cell>
              <table:table-cell office:value-type="float" office:value="72.46">
                <text:p>72.46</text:p>
              </table:table-cell>
              <table:table-cell office:value-type="float" office:value="145.01">
                <text:p>145.01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364">
                <text:p>1526078360</text:p>
              </table:table-cell>
              <table:table-cell office:value-type="float" office:value="72.46">
                <text:p>72.46</text:p>
              </table:table-cell>
              <table:table-cell office:value-type="float" office:value="144.98">
                <text:p>144.98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8365">
                <text:p>1526078370</text:p>
              </table:table-cell>
              <table:table-cell office:value-type="float" office:value="72.45">
                <text:p>72.45</text:p>
              </table:table-cell>
              <table:table-cell office:value-type="float" office:value="145.02">
                <text:p>145.02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366">
                <text:p>1526078370</text:p>
              </table:table-cell>
              <table:table-cell office:value-type="float" office:value="72.44">
                <text:p>72.44</text:p>
              </table:table-cell>
              <table:table-cell office:value-type="float" office:value="144.96">
                <text:p>144.96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367">
                <text:p>1526078370</text:p>
              </table:table-cell>
              <table:table-cell office:value-type="float" office:value="72.45">
                <text:p>72.45</text:p>
              </table:table-cell>
              <table:table-cell office:value-type="float" office:value="145">
                <text:p>145</text:p>
              </table:table-cell>
              <table:table-cell office:value-type="float" office:value="645.39">
                <text:p>645.39</text:p>
              </table:table-cell>
            </table:table-row>
            <table:table-row>
              <table:table-cell office:value-type="float" office:value="1526078368">
                <text:p>1526078370</text:p>
              </table:table-cell>
              <table:table-cell office:value-type="float" office:value="72.46">
                <text:p>72.46</text:p>
              </table:table-cell>
              <table:table-cell office:value-type="float" office:value="144.96">
                <text:p>144.96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369">
                <text:p>1526078370</text:p>
              </table:table-cell>
              <table:table-cell office:value-type="float" office:value="72.41">
                <text:p>72.41</text:p>
              </table:table-cell>
              <table:table-cell office:value-type="float" office:value="144.92">
                <text:p>144.92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8370">
                <text:p>1526078370</text:p>
              </table:table-cell>
              <table:table-cell office:value-type="float" office:value="72.43">
                <text:p>72.43</text:p>
              </table:table-cell>
              <table:table-cell office:value-type="float" office:value="145.04">
                <text:p>145.04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371">
                <text:p>1526078370</text:p>
              </table:table-cell>
              <table:table-cell office:value-type="float" office:value="72.44">
                <text:p>72.44</text:p>
              </table:table-cell>
              <table:table-cell office:value-type="float" office:value="144.97">
                <text:p>144.97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8372">
                <text:p>1526078370</text:p>
              </table:table-cell>
              <table:table-cell office:value-type="float" office:value="72.54">
                <text:p>72.54</text:p>
              </table:table-cell>
              <table:table-cell office:value-type="float" office:value="145.05">
                <text:p>145.05</text:p>
              </table:table-cell>
              <table:table-cell office:value-type="float" office:value="645.58">
                <text:p>645.58</text:p>
              </table:table-cell>
            </table:table-row>
            <table:table-row>
              <table:table-cell office:value-type="float" office:value="1526078373">
                <text:p>1526078370</text:p>
              </table:table-cell>
              <table:table-cell office:value-type="float" office:value="72.45">
                <text:p>72.45</text:p>
              </table:table-cell>
              <table:table-cell office:value-type="float" office:value="145">
                <text:p>145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8374">
                <text:p>1526078370</text:p>
              </table:table-cell>
              <table:table-cell office:value-type="float" office:value="72.41">
                <text:p>72.41</text:p>
              </table:table-cell>
              <table:table-cell office:value-type="float" office:value="144.92">
                <text:p>144.92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8375">
                <text:p>1526078380</text:p>
              </table:table-cell>
              <table:table-cell office:value-type="float" office:value="72.43">
                <text:p>72.43</text:p>
              </table:table-cell>
              <table:table-cell office:value-type="float" office:value="145.02">
                <text:p>145.02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8376">
                <text:p>1526078380</text:p>
              </table:table-cell>
              <table:table-cell office:value-type="float" office:value="72.46">
                <text:p>72.46</text:p>
              </table:table-cell>
              <table:table-cell office:value-type="float" office:value="145.04">
                <text:p>145.04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377">
                <text:p>1526078380</text:p>
              </table:table-cell>
              <table:table-cell office:value-type="float" office:value="72.44">
                <text:p>72.44</text:p>
              </table:table-cell>
              <table:table-cell office:value-type="float" office:value="145.01">
                <text:p>145.01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8378">
                <text:p>1526078380</text:p>
              </table:table-cell>
              <table:table-cell office:value-type="float" office:value="72.43">
                <text:p>72.43</text:p>
              </table:table-cell>
              <table:table-cell office:value-type="float" office:value="144.97">
                <text:p>144.97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379">
                <text:p>1526078380</text:p>
              </table:table-cell>
              <table:table-cell office:value-type="float" office:value="72.44">
                <text:p>72.44</text:p>
              </table:table-cell>
              <table:table-cell office:value-type="float" office:value="144.98">
                <text:p>144.98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380">
                <text:p>1526078380</text:p>
              </table:table-cell>
              <table:table-cell office:value-type="float" office:value="72.43">
                <text:p>72.43</text:p>
              </table:table-cell>
              <table:table-cell office:value-type="float" office:value="144.96">
                <text:p>144.96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8381">
                <text:p>1526078380</text:p>
              </table:table-cell>
              <table:table-cell office:value-type="float" office:value="72.42">
                <text:p>72.42</text:p>
              </table:table-cell>
              <table:table-cell office:value-type="float" office:value="144.99">
                <text:p>144.99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382">
                <text:p>1526078380</text:p>
              </table:table-cell>
              <table:table-cell office:value-type="float" office:value="72.42">
                <text:p>72.42</text:p>
              </table:table-cell>
              <table:table-cell office:value-type="float" office:value="144.97">
                <text:p>144.97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8383">
                <text:p>1526078380</text:p>
              </table:table-cell>
              <table:table-cell office:value-type="float" office:value="72.45">
                <text:p>72.45</text:p>
              </table:table-cell>
              <table:table-cell office:value-type="float" office:value="145.04">
                <text:p>145.04</text:p>
              </table:table-cell>
              <table:table-cell office:value-type="float" office:value="645.41">
                <text:p>645.41</text:p>
              </table:table-cell>
            </table:table-row>
            <table:table-row>
              <table:table-cell office:value-type="float" office:value="1526078384">
                <text:p>1526078380</text:p>
              </table:table-cell>
              <table:table-cell office:value-type="float" office:value="72.48">
                <text:p>72.48</text:p>
              </table:table-cell>
              <table:table-cell office:value-type="float" office:value="144.98">
                <text:p>144.98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8385">
                <text:p>1526078390</text:p>
              </table:table-cell>
              <table:table-cell office:value-type="float" office:value="72.51">
                <text:p>72.51</text:p>
              </table:table-cell>
              <table:table-cell office:value-type="float" office:value="145.06">
                <text:p>145.06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8386">
                <text:p>1526078390</text:p>
              </table:table-cell>
              <table:table-cell office:value-type="float" office:value="72.42">
                <text:p>72.42</text:p>
              </table:table-cell>
              <table:table-cell office:value-type="float" office:value="145">
                <text:p>145</text:p>
              </table:table-cell>
              <table:table-cell office:value-type="float" office:value="645.5">
                <text:p>645.5</text:p>
              </table:table-cell>
            </table:table-row>
            <table:table-row>
              <table:table-cell office:value-type="float" office:value="1526078387">
                <text:p>1526078390</text:p>
              </table:table-cell>
              <table:table-cell office:value-type="float" office:value="72.47">
                <text:p>72.47</text:p>
              </table:table-cell>
              <table:table-cell office:value-type="float" office:value="145.03">
                <text:p>145.03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8388">
                <text:p>1526078390</text:p>
              </table:table-cell>
              <table:table-cell office:value-type="float" office:value="72.43">
                <text:p>72.43</text:p>
              </table:table-cell>
              <table:table-cell office:value-type="float" office:value="144.98">
                <text:p>144.98</text:p>
              </table:table-cell>
              <table:table-cell office:value-type="float" office:value="645.45">
                <text:p>645.45</text:p>
              </table:table-cell>
            </table:table-row>
            <table:table-row>
              <table:table-cell office:value-type="float" office:value="1526078389">
                <text:p>1526078390</text:p>
              </table:table-cell>
              <table:table-cell office:value-type="float" office:value="72.44">
                <text:p>72.44</text:p>
              </table:table-cell>
              <table:table-cell office:value-type="float" office:value="144.99">
                <text:p>144.99</text:p>
              </table:table-cell>
              <table:table-cell office:value-type="float" office:value="645.42">
                <text:p>645.42</text:p>
              </table:table-cell>
            </table:table-row>
            <table:table-row>
              <table:table-cell office:value-type="float" office:value="1526078390">
                <text:p>1526078390</text:p>
              </table:table-cell>
              <table:table-cell office:value-type="float" office:value="72.45">
                <text:p>72.45</text:p>
              </table:table-cell>
              <table:table-cell office:value-type="float" office:value="144.96">
                <text:p>144.96</text:p>
              </table:table-cell>
              <table:table-cell office:value-type="float" office:value="645.4">
                <text:p>645.4</text:p>
              </table:table-cell>
            </table:table-row>
            <table:table-row>
              <table:table-cell office:value-type="float" office:value="1526078391">
                <text:p>1526078390</text:p>
              </table:table-cell>
              <table:table-cell office:value-type="float" office:value="72.46">
                <text:p>72.46</text:p>
              </table:table-cell>
              <table:table-cell office:value-type="float" office:value="145.02">
                <text:p>145.02</text:p>
              </table:table-cell>
              <table:table-cell office:value-type="float" office:value="645.47">
                <text:p>645.47</text:p>
              </table:table-cell>
            </table:table-row>
            <table:table-row>
              <table:table-cell office:value-type="float" office:value="1526078392">
                <text:p>1526078390</text:p>
              </table:table-cell>
              <table:table-cell office:value-type="float" office:value="72.44">
                <text:p>72.44</text:p>
              </table:table-cell>
              <table:table-cell office:value-type="float" office:value="146.14">
                <text:p>146.14</text:p>
              </table:table-cell>
              <table:table-cell office:value-type="float" office:value="646.59">
                <text:p>646.59</text:p>
              </table:table-cell>
            </table:table-row>
            <table:table-row>
              <table:table-cell office:value-type="float" office:value="1526078393">
                <text:p>1526078390</text:p>
              </table:table-cell>
              <table:table-cell office:value-type="float" office:value="72.47">
                <text:p>72.47</text:p>
              </table:table-cell>
              <table:table-cell office:value-type="float" office:value="145.02">
                <text:p>145.02</text:p>
              </table:table-cell>
              <table:table-cell office:value-type="float" office:value="645.49">
                <text:p>645.49</text:p>
              </table:table-cell>
            </table:table-row>
            <table:table-row>
              <table:table-cell office:value-type="float" office:value="1526078394">
                <text:p>1526078390</text:p>
              </table:table-cell>
              <table:table-cell office:value-type="float" office:value="72.47">
                <text:p>72.47</text:p>
              </table:table-cell>
              <table:table-cell office:value-type="float" office:value="144.98">
                <text:p>144.98</text:p>
              </table:table-cell>
              <table:table-cell office:value-type="float" office:value="645.43">
                <text:p>645.43</text:p>
              </table:table-cell>
            </table:table-row>
            <table:table-row>
              <table:table-cell office:value-type="float" office:value="1526078395">
                <text:p>1526078400</text:p>
              </table:table-cell>
              <table:table-cell office:value-type="float" office:value="72.42">
                <text:p>72.42</text:p>
              </table:table-cell>
              <table:table-cell office:value-type="float" office:value="145.01">
                <text:p>145.01</text:p>
              </table:table-cell>
              <table:table-cell office:value-type="float" office:value="645.46">
                <text:p>645.46</text:p>
              </table:table-cell>
            </table:table-row>
            <table:table-row>
              <table:table-cell office:value-type="float" office:value="1526078396">
                <text:p>1526078400</text:p>
              </table:table-cell>
              <table:table-cell office:value-type="float" office:value="72.45">
                <text:p>72.45</text:p>
              </table:table-cell>
              <table:table-cell office:value-type="float" office:value="144.95">
                <text:p>144.95</text:p>
              </table:table-cell>
              <table:table-cell office:value-type="float" office:value="645.48">
                <text:p>645.48</text:p>
              </table:table-cell>
            </table:table-row>
            <table:table-row>
              <table:table-cell office:value-type="float" office:value="1526078397">
                <text:p>1526078400</text:p>
              </table:table-cell>
              <table:table-cell office:value-type="float" office:value="72.45">
                <text:p>72.45</text:p>
              </table:table-cell>
              <table:table-cell office:value-type="float" office:value="144.97">
                <text:p>144.97</text:p>
              </table:table-cell>
              <table:table-cell office:value-type="float" office:value="645.44">
                <text:p>645.44</text:p>
              </table:table-cell>
            </table:table-row>
            <table:table-row>
              <table:table-cell office:value-type="float" office:value="1526078398">
                <text:p>1526078400</text:p>
              </table:table-cell>
              <table:table-cell office:value-type="float" office:value="72.46">
                <text:p>72.46</text:p>
              </table:table-cell>
              <table:table-cell office:value-type="float" office:value="145.02">
                <text:p>145.02</text:p>
              </table:table-cell>
              <table:table-cell office:value-type="float" office:value="645.52">
                <text:p>645.52</text:p>
              </table:table-cell>
            </table:table-row>
            <table:table-row>
              <table:table-cell office:value-type="float" office:value="1526078399">
                <text:p>1526078400</text:p>
              </table:table-cell>
              <table:table-cell office:value-type="float" office:value="NaN">
                <text:p>NaN</text:p>
              </table:table-cell>
              <table:table-cell office:value-type="float" office:value="159.1956">
                <text:p>159.1956</text:p>
              </table:table-cell>
              <table:table-cell office:value-type="float" office:value="708.77784">
                <text:p>708.777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3.454cm" style:legend-expansion="high" chart:style-name="ch2"/>
        <chart:plot-area chart:style-name="ch3" table:cell-range-address="LB_ON.A1:LB_ON.E119" chart:data-source-has-labels="both" svg:x="0.32cm" svg:y="0.18cm" svg:width="13.249cm" svg:height="8.64cm">
          <chartooo:coordinate-region svg:x="1.845cm" svg:y="0.379cm" svg:width="11.724cm" svg:height="6.527cm"/>
          <chart:axis chart:dimension="x" chart:name="primary-x" chart:style-name="ch4" chartooo:axis-type="auto">
            <chartooo:date-scale/>
            <chart:categories table:cell-range-address="LB_ON.A2:LB_ON.A1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B_ON.B2:LB_ON.B119" chart:label-cell-address="LB_ON.B1:LB_ON.B1" chart:class="chart:line">
            <chart:data-point chart:repeated="118"/>
          </chart:series>
          <chart:series chart:style-name="ch8" chart:values-cell-range-address="LB_ON.C2:LB_ON.C119" chart:label-cell-address="LB_ON.C1:LB_ON.C1" chart:class="chart:line">
            <chart:data-point chart:repeated="118"/>
          </chart:series>
          <chart:series chart:style-name="ch9" chart:values-cell-range-address="LB_ON.D2:LB_ON.D119" chart:label-cell-address="LB_ON.D1:LB_ON.D1" chart:class="chart:line">
            <chart:data-point chart:repeated="118"/>
          </chart:series>
          <chart:series chart:style-name="ch10" chart:values-cell-range-address="LB_ON.E2:LB_ON.E119" chart:label-cell-address="LB_ON.E1:LB_ON.E1" chart:class="chart:line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W1</text:p>
                <draw:g>
                  <svg:desc>LB_ON.B1:LB_ON.B1</svg:desc>
                </draw:g>
              </table:table-cell>
              <table:table-cell office:value-type="string">
                <text:p>GW2</text:p>
                <draw:g>
                  <svg:desc>LB_ON.C1:LB_ON.C1</svg:desc>
                </draw:g>
              </table:table-cell>
              <table:table-cell office:value-type="string">
                <text:p>GW3</text:p>
                <draw:g>
                  <svg:desc>LB_ON.D1:LB_ON.D1</svg:desc>
                </draw:g>
              </table:table-cell>
              <table:table-cell office:value-type="string">
                <text:p>GW4</text:p>
                <draw:g>
                  <svg:desc>LB_ON.E1:LB_ON.E1</svg:desc>
                </draw:g>
              </table:table-cell>
            </table:table-row>
          </table:table-header-rows>
          <table:table-rows>
            <table:table-row>
              <table:table-cell office:value-type="float" office:value="0.939224537037037">
                <text:p>0</text:p>
                <draw:g>
                  <svg:desc>LB_ON.A2:LB_ON.A119</svg:desc>
                </draw:g>
              </table:table-cell>
              <table:table-cell office:value-type="float" office:value="25">
                <text:p>25</text:p>
                <draw:g>
                  <svg:desc>LB_ON.B2:LB_ON.B119</svg:desc>
                </draw:g>
              </table:table-cell>
              <table:table-cell office:value-type="float" office:value="25">
                <text:p>25</text:p>
                <draw:g>
                  <svg:desc>LB_ON.C2:LB_ON.C119</svg:desc>
                </draw:g>
              </table:table-cell>
              <table:table-cell office:value-type="float" office:value="25">
                <text:p>25</text:p>
                <draw:g>
                  <svg:desc>LB_ON.D2:LB_ON.D119</svg:desc>
                </draw:g>
              </table:table-cell>
              <table:table-cell office:value-type="float" office:value="25">
                <text:p>25</text:p>
                <draw:g>
                  <svg:desc>LB_ON.E2:LB_ON.E119</svg:desc>
                </draw:g>
              </table:table-cell>
            </table:table-row>
            <table:table-row>
              <table:table-cell office:value-type="float" office:value="0.939236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247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259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270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282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29398148148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30555555555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3171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328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340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351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363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37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386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398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4097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4212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4328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4444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4560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4675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4791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4907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5023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5138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525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537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5486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5601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5717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583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5949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6064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61805555555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62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641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652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664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6759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687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699074074074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397106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7222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7337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74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756944444444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939768518518518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939780092592592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939791666666667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939803240740741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939814814814815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939826388888889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939837962962963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939849537037037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939861111111111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939872685185185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939884259259259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39895833333333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39907407407407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39918981481481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39930555555556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3994212962963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39953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965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976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988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011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023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034722222222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940046296296296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94005787037037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940069444444444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940081018518518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940092592592593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940104166666667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940115740740741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940127314814815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94013888888888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940150462962963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.940162037037037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.940173611111111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0.940185185185185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940196759259259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940208333333333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940219907407407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940231481481482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940243055555555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94025462962963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940266203703704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940277777777778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940289351851852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940300925925926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9403125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940324074074074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40335648148148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40347222222222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40358796296296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4037037037037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40381944444444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393518518519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405092592593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416666666667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428240740741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439814814815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451388888889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462962962963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474537037037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486111111111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497685185185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509259259259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520833333333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532407407407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5439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5555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5671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578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79cm" svg:height="6.351cm" xlink:href=".." xlink:type="simple" chart:class="chart:line" chart:style-name="ch1">
        <chart:legend chart:legend-position="end" svg:x="9.168cm" svg:y="2.129cm" style:legend-expansion="high" chart:style-name="ch2"/>
        <chart:plot-area chart:style-name="ch3" table:cell-range-address="LB_ON.A1:LB_ON.E119" chart:data-source-has-labels="both" svg:x="0.225cm" svg:y="0.127cm" svg:width="8.718cm" svg:height="6.097cm">
          <chartooo:coordinate-region svg:x="1.75cm" svg:y="0.326cm" svg:width="7.193cm" svg:height="3.984cm"/>
          <chart:axis chart:dimension="x" chart:name="primary-x" chart:style-name="ch4" chartooo:axis-type="auto">
            <chartooo:date-scale/>
            <chart:categories table:cell-range-address="LB_ON.A2:LB_ON.A1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B_ON.B2:LB_ON.B119" chart:label-cell-address="LB_ON.B1:LB_ON.B1" chart:class="chart:line">
            <chart:data-point chart:repeated="118"/>
          </chart:series>
          <chart:series chart:style-name="ch8" chart:values-cell-range-address="LB_ON.C2:LB_ON.C119" chart:label-cell-address="LB_ON.C1:LB_ON.C1" chart:class="chart:line">
            <chart:data-point chart:repeated="118"/>
          </chart:series>
          <chart:series chart:style-name="ch9" chart:values-cell-range-address="LB_ON.D2:LB_ON.D119" chart:label-cell-address="LB_ON.D1:LB_ON.D1" chart:class="chart:line">
            <chart:data-point chart:repeated="118"/>
          </chart:series>
          <chart:series chart:style-name="ch10" chart:values-cell-range-address="LB_ON.E2:LB_ON.E119" chart:label-cell-address="LB_ON.E1:LB_ON.E1" chart:class="chart:line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W1</text:p>
                <draw:g>
                  <svg:desc>LB_ON.B1:LB_ON.B1</svg:desc>
                </draw:g>
              </table:table-cell>
              <table:table-cell office:value-type="string">
                <text:p>GW2</text:p>
                <draw:g>
                  <svg:desc>LB_ON.C1:LB_ON.C1</svg:desc>
                </draw:g>
              </table:table-cell>
              <table:table-cell office:value-type="string">
                <text:p>GW3</text:p>
                <draw:g>
                  <svg:desc>LB_ON.D1:LB_ON.D1</svg:desc>
                </draw:g>
              </table:table-cell>
              <table:table-cell office:value-type="string">
                <text:p>GW4</text:p>
                <draw:g>
                  <svg:desc>LB_ON.E1:LB_ON.E1</svg:desc>
                </draw:g>
              </table:table-cell>
            </table:table-row>
          </table:table-header-rows>
          <table:table-rows>
            <table:table-row>
              <table:table-cell office:value-type="float" office:value="0.939224537037037">
                <text:p>0</text:p>
                <draw:g>
                  <svg:desc>LB_ON.A2:LB_ON.A119</svg:desc>
                </draw:g>
              </table:table-cell>
              <table:table-cell office:value-type="float" office:value="25">
                <text:p>25</text:p>
                <draw:g>
                  <svg:desc>LB_ON.B2:LB_ON.B119</svg:desc>
                </draw:g>
              </table:table-cell>
              <table:table-cell office:value-type="float" office:value="25">
                <text:p>25</text:p>
                <draw:g>
                  <svg:desc>LB_ON.C2:LB_ON.C119</svg:desc>
                </draw:g>
              </table:table-cell>
              <table:table-cell office:value-type="float" office:value="25">
                <text:p>25</text:p>
                <draw:g>
                  <svg:desc>LB_ON.D2:LB_ON.D119</svg:desc>
                </draw:g>
              </table:table-cell>
              <table:table-cell office:value-type="float" office:value="25">
                <text:p>25</text:p>
                <draw:g>
                  <svg:desc>LB_ON.E2:LB_ON.E119</svg:desc>
                </draw:g>
              </table:table-cell>
            </table:table-row>
            <table:table-row>
              <table:table-cell office:value-type="float" office:value="0.939236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247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259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270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282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29398148148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30555555555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3171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328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340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351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363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37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386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398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4097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4212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4328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4444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4560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4675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4791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4907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5023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5138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525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537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5486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5601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5717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583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5949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6064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61805555555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62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641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652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664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6759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687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699074074074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397106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7222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7337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74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756944444444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939768518518518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939780092592592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939791666666667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939803240740741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939814814814815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939826388888889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939837962962963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939849537037037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939861111111111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939872685185185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939884259259259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39895833333333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39907407407407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39918981481481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39930555555556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3994212962963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39953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965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976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39988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011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023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034722222222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940046296296296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94005787037037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940069444444444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940081018518518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940092592592593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940104166666667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940115740740741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940127314814815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94013888888888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940150462962963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.940162037037037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.940173611111111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0.940185185185185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940196759259259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940208333333333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940219907407407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940231481481482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940243055555555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94025462962963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940266203703704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940277777777778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940289351851852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940300925925926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9403125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940324074074074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40335648148148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40347222222222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40358796296296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4037037037037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940381944444444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393518518519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405092592593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416666666667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428240740741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439814814815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451388888889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462962962963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474537037037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486111111111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497685185185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509259259259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520833333333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532407407407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5439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5555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5671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0578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3.454cm" style:legend-expansion="high" chart:style-name="ch2"/>
        <chart:plot-area chart:style-name="ch3" table:cell-range-address="LB_OFF.A1:LB_OFF.E161" chart:data-source-has-labels="both" svg:x="0.32cm" svg:y="0.18cm" svg:width="13.249cm" svg:height="8.64cm">
          <chartooo:coordinate-region svg:x="1.845cm" svg:y="0.379cm" svg:width="11.724cm" svg:height="6.527cm"/>
          <chart:axis chart:dimension="x" chart:name="primary-x" chart:style-name="ch4" chartooo:axis-type="auto">
            <chartooo:date-scale/>
            <chart:categories table:cell-range-address="LB_OFF.A2:LB_OFF.A1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B_OFF.B2:LB_OFF.B161" chart:label-cell-address="LB_OFF.B1:LB_OFF.B1" chart:class="chart:line">
            <chart:data-point chart:repeated="160"/>
          </chart:series>
          <chart:series chart:style-name="ch8" chart:values-cell-range-address="LB_OFF.C2:LB_OFF.C161" chart:label-cell-address="LB_OFF.C1:LB_OFF.C1" chart:class="chart:line">
            <chart:data-point chart:repeated="160"/>
          </chart:series>
          <chart:series chart:style-name="ch9" chart:values-cell-range-address="LB_OFF.D2:LB_OFF.D161" chart:label-cell-address="LB_OFF.D1:LB_OFF.D1" chart:class="chart:line">
            <chart:data-point chart:repeated="160"/>
          </chart:series>
          <chart:series chart:style-name="ch10" chart:values-cell-range-address="LB_OFF.E2:LB_OFF.E161" chart:label-cell-address="LB_OFF.E1:LB_OFF.E1" chart:class="chart:line">
            <chart:data-point chart:repeated="1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W1</text:p>
                <draw:g>
                  <svg:desc>LB_OFF.B1:LB_OFF.B1</svg:desc>
                </draw:g>
              </table:table-cell>
              <table:table-cell office:value-type="string">
                <text:p>GW2</text:p>
                <draw:g>
                  <svg:desc>LB_OFF.C1:LB_OFF.C1</svg:desc>
                </draw:g>
              </table:table-cell>
              <table:table-cell office:value-type="string">
                <text:p>GW3</text:p>
                <draw:g>
                  <svg:desc>LB_OFF.D1:LB_OFF.D1</svg:desc>
                </draw:g>
              </table:table-cell>
              <table:table-cell office:value-type="string">
                <text:p>GW4</text:p>
                <draw:g>
                  <svg:desc>LB_OFF.E1:LB_OFF.E1</svg:desc>
                </draw:g>
              </table:table-cell>
            </table:table-row>
          </table:table-header-rows>
          <table:table-rows>
            <table:table-row>
              <table:table-cell office:value-type="float" office:value="0.9428125">
                <text:p>0</text:p>
                <draw:g>
                  <svg:desc>LB_OFF.A2:LB_OFF.A161</svg:desc>
                </draw:g>
              </table:table-cell>
              <table:table-cell office:value-type="float" office:value="25">
                <text:p>25</text:p>
                <draw:g>
                  <svg:desc>LB_OFF.B2:LB_OFF.B161</svg:desc>
                </draw:g>
              </table:table-cell>
              <table:table-cell office:value-type="float" office:value="25">
                <text:p>25</text:p>
                <draw:g>
                  <svg:desc>LB_OFF.C2:LB_OFF.C161</svg:desc>
                </draw:g>
              </table:table-cell>
              <table:table-cell office:value-type="float" office:value="25">
                <text:p>25</text:p>
                <draw:g>
                  <svg:desc>LB_OFF.D2:LB_OFF.D161</svg:desc>
                </draw:g>
              </table:table-cell>
              <table:table-cell office:value-type="float" office:value="25">
                <text:p>25</text:p>
                <draw:g>
                  <svg:desc>LB_OFF.E2:LB_OFF.E161</svg:desc>
                </draw:g>
              </table:table-cell>
            </table:table-row>
            <table:table-row>
              <table:table-cell office:value-type="float" office:value="0.9428240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8356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8472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8587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87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8819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8935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90509259259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9166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9282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9398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951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962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974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986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997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009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020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032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0439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0555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06712962962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078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090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101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113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12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136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148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1597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1712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1828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1944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20601851851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2175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2291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2407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2523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2638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275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287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2986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3101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3217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333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3449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3564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3680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37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391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402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414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4259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437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4490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4606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4722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4837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49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5069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5185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5300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5416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5532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5648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576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587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599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611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622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634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645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657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6689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6805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6921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703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715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726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738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7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761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773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7847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7962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8078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8194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83101851851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8425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8541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8657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8773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8888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900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912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9236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9351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9467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958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9699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98148148148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9930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00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016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027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039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0509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062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0740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0856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0972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1087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12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1319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1435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1550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1666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1782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1898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201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212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224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236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247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259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270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282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2939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30555555555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3171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328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340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351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363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37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386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398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4097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4212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4328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4444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4560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4675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4791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4907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5023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5138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525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537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5486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5601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5717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583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5949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6064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6180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62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641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652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79cm" svg:height="6.351cm" xlink:href=".." xlink:type="simple" chart:class="chart:line" chart:style-name="ch1">
        <chart:legend chart:legend-position="end" svg:x="9.168cm" svg:y="2.129cm" style:legend-expansion="high" chart:style-name="ch2"/>
        <chart:plot-area chart:style-name="ch3" table:cell-range-address="LB_OFF.A1:LB_OFF.E161" chart:data-source-has-labels="both" svg:x="0.225cm" svg:y="0.127cm" svg:width="8.718cm" svg:height="6.097cm">
          <chartooo:coordinate-region svg:x="1.75cm" svg:y="0.326cm" svg:width="7.193cm" svg:height="3.984cm"/>
          <chart:axis chart:dimension="x" chart:name="primary-x" chart:style-name="ch4" chartooo:axis-type="auto">
            <chartooo:date-scale/>
            <chart:categories table:cell-range-address="LB_OFF.A2:LB_OFF.A1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B_OFF.B2:LB_OFF.B161" chart:label-cell-address="LB_OFF.B1:LB_OFF.B1" chart:class="chart:line">
            <chart:data-point chart:repeated="160"/>
          </chart:series>
          <chart:series chart:style-name="ch8" chart:values-cell-range-address="LB_OFF.C2:LB_OFF.C161" chart:label-cell-address="LB_OFF.C1:LB_OFF.C1" chart:class="chart:line">
            <chart:data-point chart:repeated="160"/>
          </chart:series>
          <chart:series chart:style-name="ch9" chart:values-cell-range-address="LB_OFF.D2:LB_OFF.D161" chart:label-cell-address="LB_OFF.D1:LB_OFF.D1" chart:class="chart:line">
            <chart:data-point chart:repeated="160"/>
          </chart:series>
          <chart:series chart:style-name="ch10" chart:values-cell-range-address="LB_OFF.E2:LB_OFF.E161" chart:label-cell-address="LB_OFF.E1:LB_OFF.E1" chart:class="chart:line">
            <chart:data-point chart:repeated="1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W1</text:p>
                <draw:g>
                  <svg:desc>LB_OFF.B1:LB_OFF.B1</svg:desc>
                </draw:g>
              </table:table-cell>
              <table:table-cell office:value-type="string">
                <text:p>GW2</text:p>
                <draw:g>
                  <svg:desc>LB_OFF.C1:LB_OFF.C1</svg:desc>
                </draw:g>
              </table:table-cell>
              <table:table-cell office:value-type="string">
                <text:p>GW3</text:p>
                <draw:g>
                  <svg:desc>LB_OFF.D1:LB_OFF.D1</svg:desc>
                </draw:g>
              </table:table-cell>
              <table:table-cell office:value-type="string">
                <text:p>GW4</text:p>
                <draw:g>
                  <svg:desc>LB_OFF.E1:LB_OFF.E1</svg:desc>
                </draw:g>
              </table:table-cell>
            </table:table-row>
          </table:table-header-rows>
          <table:table-rows>
            <table:table-row>
              <table:table-cell office:value-type="float" office:value="0.9428125">
                <text:p>0</text:p>
                <draw:g>
                  <svg:desc>LB_OFF.A2:LB_OFF.A161</svg:desc>
                </draw:g>
              </table:table-cell>
              <table:table-cell office:value-type="float" office:value="25">
                <text:p>25</text:p>
                <draw:g>
                  <svg:desc>LB_OFF.B2:LB_OFF.B161</svg:desc>
                </draw:g>
              </table:table-cell>
              <table:table-cell office:value-type="float" office:value="25">
                <text:p>25</text:p>
                <draw:g>
                  <svg:desc>LB_OFF.C2:LB_OFF.C161</svg:desc>
                </draw:g>
              </table:table-cell>
              <table:table-cell office:value-type="float" office:value="25">
                <text:p>25</text:p>
                <draw:g>
                  <svg:desc>LB_OFF.D2:LB_OFF.D161</svg:desc>
                </draw:g>
              </table:table-cell>
              <table:table-cell office:value-type="float" office:value="25">
                <text:p>25</text:p>
                <draw:g>
                  <svg:desc>LB_OFF.E2:LB_OFF.E161</svg:desc>
                </draw:g>
              </table:table-cell>
            </table:table-row>
            <table:table-row>
              <table:table-cell office:value-type="float" office:value="0.9428240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8356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8472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8587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87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8819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8935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90509259259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9166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9282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9398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951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962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974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986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2997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009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020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032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0439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0555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06712962962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078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090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101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113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12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136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148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1597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1712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1828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1944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20601851851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2175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2291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2407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2523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2638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275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287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2986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3101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3217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333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3449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3564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3680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37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391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402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414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4259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437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4490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4606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4722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4837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49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5069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5185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5300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5416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5532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5648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576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587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599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611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622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634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645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657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6689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6805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6921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703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715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726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738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7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761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773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7847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7962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8078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8194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83101851851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8425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8541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8657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8773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8888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900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912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9236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9351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9467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958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9699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98148148148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39930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00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016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027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0393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0509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062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0740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0856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0972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1087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12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1319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1435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1550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1666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1782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1898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2013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212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2245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2361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2476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2592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2708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2824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2939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30555555555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3171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3287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3402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35185185185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36342592592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37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38657407407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3981481481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409722222222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42129629629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4328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44444444444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45601851851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46759259259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47916666666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49074074074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50231481481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51388888888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5254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53703703703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54861111111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56018518518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571759259259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58333333333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594907407407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606481481481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618055555556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62962962963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641203703704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94465277777777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